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97" table:style-name="ta1">
        <table:shapes>
          <draw:frame draw:z-index="0" draw:style-name="gr1" draw:text-style-name="P1" svg:width="159.99mm" svg:height="89.99mm" svg:x="300.61mm" svg:y="97.76mm">
            <loext:p draw:notify-on-update-of-ranges="test97.B2:test97.B286 test97.G1:test97.G1 test97.G2:test97.G28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9.68mm" svg:y="0.01mm">
            <loext:p draw:notify-on-update-of-ranges="test97.B2:test97.B286 test97.C1:test97.C1 test97.C2:test97.C286 test97.D1:test97.D1 test97.D2:test97.D286 test97.E1:test97.E1 test97.E2:test97.E286 test97.F1:test97.F1 test97.F2:test97.F286 test97.G1:test97.G1 test97.G2:test97.G28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9.68mm" svg:y="194.18mm">
            <loext:p draw:notify-on-update-of-ranges="test97.B2:test97.B286 test97.C1:test97.C1 test97.C2:test97.C286 test97.D1:test97.D1 test97.D2:test97.D2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29.82mm" svg:y="1mm">
            <loext:p draw:notify-on-update-of-ranges="test97.G1:test97.G1 test97.G2:test97.G218 test97.C1:test97.C1 test97.C2:test97.C218 test97.G1:test97.G1 test97.G2:test97.G218 test97.D1:test97.D1 test97.D2:test97.D2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08</text:p>
          </table:table-cell>
          <table:table-cell office:value-type="float" office:value="0.317168" calcext:value-type="float">
            <text:p>0.317168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" calcext:value-type="float">
            <text:p>0</text:p>
          </table:table-cell>
          <table:table-cell office:value-type="float" office:value="193871" calcext:value-type="float">
            <text:p>1938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09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" calcext:value-type="float">
            <text:p>0</text:p>
          </table:table-cell>
          <table:table-cell office:value-type="float" office:value="28927" calcext:value-type="float">
            <text:p>289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0</text:p>
          </table:table-cell>
          <table:table-cell office:value-type="float" office:value="0.010508" calcext:value-type="float">
            <text:p>0.010508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" calcext:value-type="float">
            <text:p>0</text:p>
          </table:table-cell>
          <table:table-cell office:value-type="float" office:value="35732" calcext:value-type="float">
            <text:p>357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1</text:p>
          </table:table-cell>
          <table:table-cell office:value-type="float" office:value="0.011111" calcext:value-type="float">
            <text:p>0.011111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" calcext:value-type="float">
            <text:p>0</text:p>
          </table:table-cell>
          <table:table-cell office:value-type="float" office:value="29736" calcext:value-type="float">
            <text:p>297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2</text:p>
          </table:table-cell>
          <table:table-cell office:value-type="float" office:value="0.011588" calcext:value-type="float">
            <text:p>0.011588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" calcext:value-type="float">
            <text:p>0</text:p>
          </table:table-cell>
          <table:table-cell office:value-type="float" office:value="31918" calcext:value-type="float">
            <text:p>319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3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" calcext:value-type="float">
            <text:p>0</text:p>
          </table:table-cell>
          <table:table-cell office:value-type="float" office:value="31320" calcext:value-type="float">
            <text:p>313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4</text:p>
          </table:table-cell>
          <table:table-cell office:value-type="float" office:value="0.012827" calcext:value-type="float">
            <text:p>0.012827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" calcext:value-type="float">
            <text:p>0</text:p>
          </table:table-cell>
          <table:table-cell office:value-type="float" office:value="33336" calcext:value-type="float">
            <text:p>333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5</text:p>
          </table:table-cell>
          <table:table-cell office:value-type="float" office:value="0.013064" calcext:value-type="float">
            <text:p>0.01306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" calcext:value-type="float">
            <text:p>0</text:p>
          </table:table-cell>
          <table:table-cell office:value-type="float" office:value="28802" calcext:value-type="float">
            <text:p>2880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6</text:p>
          </table:table-cell>
          <table:table-cell office:value-type="float" office:value="0.012299" calcext:value-type="float">
            <text:p>0.012299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" calcext:value-type="float">
            <text:p>0</text:p>
          </table:table-cell>
          <table:table-cell office:value-type="float" office:value="54321" calcext:value-type="float">
            <text:p>543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7</text:p>
          </table:table-cell>
          <table:table-cell office:value-type="float" office:value="0.011693" calcext:value-type="float">
            <text:p>0.011693</text:p>
          </table:table-cell>
          <table:table-cell office:value-type="float" office:value="0.001691" calcext:value-type="float">
            <text:p>0.001691</text:p>
          </table:table-cell>
          <table:table-cell office:value-type="float" office:value="0" calcext:value-type="float">
            <text:p>0</text:p>
          </table:table-cell>
          <table:table-cell office:value-type="float" office:value="37712" calcext:value-type="float">
            <text:p>377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8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" calcext:value-type="float">
            <text:p>0</text:p>
          </table:table-cell>
          <table:table-cell office:value-type="float" office:value="39126" calcext:value-type="float">
            <text:p>391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19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" calcext:value-type="float">
            <text:p>0</text:p>
          </table:table-cell>
          <table:table-cell office:value-type="float" office:value="28626" calcext:value-type="float">
            <text:p>286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0</text:p>
          </table:table-cell>
          <table:table-cell office:value-type="float" office:value="0.010362" calcext:value-type="float">
            <text:p>0.010362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" calcext:value-type="float">
            <text:p>0</text:p>
          </table:table-cell>
          <table:table-cell office:value-type="float" office:value="28624" calcext:value-type="float">
            <text:p>286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1</text:p>
          </table:table-cell>
          <table:table-cell office:value-type="float" office:value="0.501958" calcext:value-type="float">
            <text:p>0.501958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" calcext:value-type="float">
            <text:p>0</text:p>
          </table:table-cell>
          <table:table-cell office:value-type="float" office:value="30705" calcext:value-type="float">
            <text:p>3070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2</text:p>
          </table:table-cell>
          <table:table-cell office:value-type="float" office:value="0.583356" calcext:value-type="float">
            <text:p>0.583356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3</text:p>
          </table:table-cell>
          <table:table-cell office:value-type="float" office:value="0.358675" calcext:value-type="float">
            <text:p>0.358675</text:p>
          </table:table-cell>
          <table:table-cell office:value-type="float" office:value="0.001407" calcext:value-type="float">
            <text:p>0.001407</text:p>
          </table:table-cell>
          <table:table-cell office:value-type="float" office:value="0" calcext:value-type="float">
            <text:p>0</text:p>
          </table:table-cell>
          <table:table-cell office:value-type="float" office:value="31632" calcext:value-type="float">
            <text:p>316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4</text:p>
          </table:table-cell>
          <table:table-cell office:value-type="float" office:value="0.095788" calcext:value-type="float">
            <text:p>0.095788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" calcext:value-type="float">
            <text:p>0</text:p>
          </table:table-cell>
          <table:table-cell office:value-type="float" office:value="32553" calcext:value-type="float">
            <text:p>325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5</text:p>
          </table:table-cell>
          <table:table-cell office:value-type="float" office:value="0.012103" calcext:value-type="float">
            <text:p>0.012103</text:p>
          </table:table-cell>
          <table:table-cell office:value-type="float" office:value="0.004474" calcext:value-type="float">
            <text:p>0.004474</text:p>
          </table:table-cell>
          <table:table-cell office:value-type="float" office:value="0" calcext:value-type="float">
            <text:p>0</text:p>
          </table:table-cell>
          <table:table-cell office:value-type="float" office:value="88566" calcext:value-type="float">
            <text:p>8856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6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" calcext:value-type="float">
            <text:p>0</text:p>
          </table:table-cell>
          <table:table-cell office:value-type="float" office:value="58286" calcext:value-type="float">
            <text:p>5828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7</text:p>
          </table:table-cell>
          <table:table-cell office:value-type="float" office:value="0.016179" calcext:value-type="float">
            <text:p>0.016179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" calcext:value-type="float">
            <text:p>0</text:p>
          </table:table-cell>
          <table:table-cell office:value-type="float" office:value="40749" calcext:value-type="float">
            <text:p>4074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8</text:p>
          </table:table-cell>
          <table:table-cell office:value-type="float" office:value="0.013523" calcext:value-type="float">
            <text:p>0.013523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" calcext:value-type="float">
            <text:p>0</text:p>
          </table:table-cell>
          <table:table-cell office:value-type="float" office:value="81850" calcext:value-type="float">
            <text:p>818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29</text:p>
          </table:table-cell>
          <table:table-cell office:value-type="float" office:value="0.012877" calcext:value-type="float">
            <text:p>0.012877</text:p>
          </table:table-cell>
          <table:table-cell office:value-type="float" office:value="0.004717" calcext:value-type="float">
            <text:p>0.004717</text:p>
          </table:table-cell>
          <table:table-cell office:value-type="float" office:value="0" calcext:value-type="float">
            <text:p>0</text:p>
          </table:table-cell>
          <table:table-cell office:value-type="float" office:value="89176" calcext:value-type="float">
            <text:p>891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0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" calcext:value-type="float">
            <text:p>0</text:p>
          </table:table-cell>
          <table:table-cell office:value-type="float" office:value="52617" calcext:value-type="float">
            <text:p>526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1</text:p>
          </table:table-cell>
          <table:table-cell office:value-type="float" office:value="0.012034" calcext:value-type="float">
            <text:p>0.012034</text:p>
          </table:table-cell>
          <table:table-cell office:value-type="float" office:value="0.002162" calcext:value-type="float">
            <text:p>0.002162</text:p>
          </table:table-cell>
          <table:table-cell office:value-type="float" office:value="0" calcext:value-type="float">
            <text:p>0</text:p>
          </table:table-cell>
          <table:table-cell office:value-type="float" office:value="43804" calcext:value-type="float">
            <text:p>4380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2</text:p>
          </table:table-cell>
          <table:table-cell office:value-type="float" office:value="0.564549" calcext:value-type="float">
            <text:p>0.564549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" calcext:value-type="float">
            <text:p>0</text:p>
          </table:table-cell>
          <table:table-cell office:value-type="float" office:value="105684" calcext:value-type="float">
            <text:p>10568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3</text:p>
          </table:table-cell>
          <table:table-cell office:value-type="float" office:value="0.569872" calcext:value-type="float">
            <text:p>0.569872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0" calcext:value-type="float">
            <text:p>0</text:p>
          </table:table-cell>
          <table:table-cell office:value-type="float" office:value="179597" calcext:value-type="float">
            <text:p>1795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4</text:p>
          </table:table-cell>
          <table:table-cell office:value-type="float" office:value="0.340566" calcext:value-type="float">
            <text:p>0.340566</text:p>
          </table:table-cell>
          <table:table-cell office:value-type="float" office:value="0.003681" calcext:value-type="float">
            <text:p>0.003681</text:p>
          </table:table-cell>
          <table:table-cell office:value-type="float" office:value="0" calcext:value-type="float">
            <text:p>0</text:p>
          </table:table-cell>
          <table:table-cell office:value-type="float" office:value="74597" calcext:value-type="float">
            <text:p>745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5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0.003799" calcext:value-type="float">
            <text:p>0.003799</text:p>
          </table:table-cell>
          <table:table-cell office:value-type="float" office:value="0" calcext:value-type="float">
            <text:p>0</text:p>
          </table:table-cell>
          <table:table-cell office:value-type="float" office:value="73621" calcext:value-type="float">
            <text:p>736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6</text:p>
          </table:table-cell>
          <table:table-cell office:value-type="float" office:value="0.012695" calcext:value-type="float">
            <text:p>0.012695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" calcext:value-type="float">
            <text:p>0</text:p>
          </table:table-cell>
          <table:table-cell office:value-type="float" office:value="69960" calcext:value-type="float">
            <text:p>6996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7</text:p>
          </table:table-cell>
          <table:table-cell office:value-type="float" office:value="0.012435" calcext:value-type="float">
            <text:p>0.012435</text:p>
          </table:table-cell>
          <table:table-cell office:value-type="float" office:value="0.002523" calcext:value-type="float">
            <text:p>0.002523</text:p>
          </table:table-cell>
          <table:table-cell office:value-type="float" office:value="0" calcext:value-type="float">
            <text:p>0</text:p>
          </table:table-cell>
          <table:table-cell office:value-type="float" office:value="51578" calcext:value-type="float">
            <text:p>515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8</text:p>
          </table:table-cell>
          <table:table-cell office:value-type="float" office:value="0.011805" calcext:value-type="float">
            <text:p>0.011805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0" calcext:value-type="float">
            <text:p>0</text:p>
          </table:table-cell>
          <table:table-cell office:value-type="float" office:value="55201" calcext:value-type="float">
            <text:p>552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39</text:p>
          </table:table-cell>
          <table:table-cell office:value-type="float" office:value="0.012771" calcext:value-type="float">
            <text:p>0.012771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" calcext:value-type="float">
            <text:p>0</text:p>
          </table:table-cell>
          <table:table-cell office:value-type="float" office:value="57222" calcext:value-type="float">
            <text:p>572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0</text:p>
          </table:table-cell>
          <table:table-cell office:value-type="float" office:value="0.010561" calcext:value-type="float">
            <text:p>0.010561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" calcext:value-type="float">
            <text:p>0</text:p>
          </table:table-cell>
          <table:table-cell office:value-type="float" office:value="69262" calcext:value-type="float">
            <text:p>692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1</text:p>
          </table:table-cell>
          <table:table-cell office:value-type="float" office:value="0.010875" calcext:value-type="float">
            <text:p>0.010875</text:p>
          </table:table-cell>
          <table:table-cell office:value-type="float" office:value="0.002552" calcext:value-type="float">
            <text:p>0.002552</text:p>
          </table:table-cell>
          <table:table-cell office:value-type="float" office:value="0" calcext:value-type="float">
            <text:p>0</text:p>
          </table:table-cell>
          <table:table-cell office:value-type="float" office:value="56483" calcext:value-type="float">
            <text:p>564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2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.007078" calcext:value-type="float">
            <text:p>0.007078</text:p>
          </table:table-cell>
          <table:table-cell office:value-type="float" office:value="0" calcext:value-type="float">
            <text:p>0</text:p>
          </table:table-cell>
          <table:table-cell office:value-type="float" office:value="66746" calcext:value-type="float">
            <text:p>667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3</text:p>
          </table:table-cell>
          <table:table-cell office:value-type="float" office:value="0.015025" calcext:value-type="float">
            <text:p>0.015025</text:p>
          </table:table-cell>
          <table:table-cell office:value-type="float" office:value="0.005948" calcext:value-type="float">
            <text:p>0.005948</text:p>
          </table:table-cell>
          <table:table-cell office:value-type="float" office:value="0" calcext:value-type="float">
            <text:p>0</text:p>
          </table:table-cell>
          <table:table-cell office:value-type="float" office:value="120958" calcext:value-type="float">
            <text:p>1209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4</text:p>
          </table:table-cell>
          <table:table-cell office:value-type="float" office:value="0.011621" calcext:value-type="float">
            <text:p>0.011621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" calcext:value-type="float">
            <text:p>0</text:p>
          </table:table-cell>
          <table:table-cell office:value-type="float" office:value="64842" calcext:value-type="float">
            <text:p>648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5</text:p>
          </table:table-cell>
          <table:table-cell office:value-type="float" office:value="0.012973" calcext:value-type="float">
            <text:p>0.012973</text:p>
          </table:table-cell>
          <table:table-cell office:value-type="float" office:value="0.005863" calcext:value-type="float">
            <text:p>0.005863</text:p>
          </table:table-cell>
          <table:table-cell office:value-type="float" office:value="0" calcext:value-type="float">
            <text:p>0</text:p>
          </table:table-cell>
          <table:table-cell office:value-type="float" office:value="119785" calcext:value-type="float">
            <text:p>1197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5025" calcext:value-type="float">
            <text:p>0.005025</text:p>
          </table:table-cell>
          <table:table-cell office:value-type="float" office:value="0" calcext:value-type="float">
            <text:p>0</text:p>
          </table:table-cell>
          <table:table-cell office:value-type="float" office:value="96832" calcext:value-type="float">
            <text:p>968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7</text:p>
          </table:table-cell>
          <table:table-cell office:value-type="float" office:value="0.012486" calcext:value-type="float">
            <text:p>0.012486</text:p>
          </table:table-cell>
          <table:table-cell office:value-type="float" office:value="0.007321" calcext:value-type="float">
            <text:p>0.007321</text:p>
          </table:table-cell>
          <table:table-cell office:value-type="float" office:value="0" calcext:value-type="float">
            <text:p>0</text:p>
          </table:table-cell>
          <table:table-cell office:value-type="float" office:value="102838" calcext:value-type="float">
            <text:p>1028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8</text:p>
          </table:table-cell>
          <table:table-cell office:value-type="float" office:value="0.012421" calcext:value-type="float">
            <text:p>0.012421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" calcext:value-type="float">
            <text:p>0</text:p>
          </table:table-cell>
          <table:table-cell office:value-type="float" office:value="98886" calcext:value-type="float">
            <text:p>9888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49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" calcext:value-type="float">
            <text:p>0</text:p>
          </table:table-cell>
          <table:table-cell office:value-type="float" office:value="100465" calcext:value-type="float">
            <text:p>1004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0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" calcext:value-type="float">
            <text:p>0</text:p>
          </table:table-cell>
          <table:table-cell office:value-type="float" office:value="36094" calcext:value-type="float">
            <text:p>360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1</text:p>
          </table:table-cell>
          <table:table-cell office:value-type="float" office:value="0.011278" calcext:value-type="float">
            <text:p>0.011278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0" calcext:value-type="float">
            <text:p>0</text:p>
          </table:table-cell>
          <table:table-cell office:value-type="float" office:value="88630" calcext:value-type="float">
            <text:p>886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2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02729" calcext:value-type="float">
            <text:p>0.002729</text:p>
          </table:table-cell>
          <table:table-cell office:value-type="float" office:value="0" calcext:value-type="float">
            <text:p>0</text:p>
          </table:table-cell>
          <table:table-cell office:value-type="float" office:value="59546" calcext:value-type="float">
            <text:p>595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3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0" calcext:value-type="float">
            <text:p>0</text:p>
          </table:table-cell>
          <table:table-cell office:value-type="float" office:value="91945" calcext:value-type="float">
            <text:p>91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4</text:p>
          </table:table-cell>
          <table:table-cell office:value-type="float" office:value="0.011508" calcext:value-type="float">
            <text:p>0.011508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" calcext:value-type="float">
            <text:p>0</text:p>
          </table:table-cell>
          <table:table-cell office:value-type="float" office:value="56944" calcext:value-type="float">
            <text:p>569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5</text:p>
          </table:table-cell>
          <table:table-cell office:value-type="float" office:value="0.011411" calcext:value-type="float">
            <text:p>0.011411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" calcext:value-type="float">
            <text:p>0</text:p>
          </table:table-cell>
          <table:table-cell office:value-type="float" office:value="71595" calcext:value-type="float">
            <text:p>715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6</text:p>
          </table:table-cell>
          <table:table-cell office:value-type="float" office:value="0.011525" calcext:value-type="float">
            <text:p>0.011525</text:p>
          </table:table-cell>
          <table:table-cell office:value-type="float" office:value="0.00585" calcext:value-type="float">
            <text:p>0.00585</text:p>
          </table:table-cell>
          <table:table-cell office:value-type="float" office:value="0" calcext:value-type="float">
            <text:p>0</text:p>
          </table:table-cell>
          <table:table-cell office:value-type="float" office:value="82703" calcext:value-type="float">
            <text:p>827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7</text:p>
          </table:table-cell>
          <table:table-cell office:value-type="float" office:value="0.011277" calcext:value-type="float">
            <text:p>0.011277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" calcext:value-type="float">
            <text:p>0</text:p>
          </table:table-cell>
          <table:table-cell office:value-type="float" office:value="59418" calcext:value-type="float">
            <text:p>594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8</text:p>
          </table:table-cell>
          <table:table-cell office:value-type="float" office:value="0.011242" calcext:value-type="float">
            <text:p>0.011242</text:p>
          </table:table-cell>
          <table:table-cell office:value-type="float" office:value="0.002693" calcext:value-type="float">
            <text:p>0.002693</text:p>
          </table:table-cell>
          <table:table-cell office:value-type="float" office:value="0" calcext:value-type="float">
            <text:p>0</text:p>
          </table:table-cell>
          <table:table-cell office:value-type="float" office:value="55535" calcext:value-type="float">
            <text:p>555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0:59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" calcext:value-type="float">
            <text:p>0</text:p>
          </table:table-cell>
          <table:table-cell office:value-type="float" office:value="36434" calcext:value-type="float">
            <text:p>364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0</text:p>
          </table:table-cell>
          <table:table-cell office:value-type="float" office:value="0.010375" calcext:value-type="float">
            <text:p>0.010375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" calcext:value-type="float">
            <text:p>0</text:p>
          </table:table-cell>
          <table:table-cell office:value-type="float" office:value="49632" calcext:value-type="float">
            <text:p>496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1</text:p>
          </table:table-cell>
          <table:table-cell office:value-type="float" office:value="0.010447" calcext:value-type="float">
            <text:p>0.010447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" calcext:value-type="float">
            <text:p>0</text:p>
          </table:table-cell>
          <table:table-cell office:value-type="float" office:value="15634" calcext:value-type="float">
            <text:p>156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2</text:p>
          </table:table-cell>
          <table:table-cell office:value-type="float" office:value="0.010771" calcext:value-type="float">
            <text:p>0.010771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" calcext:value-type="float">
            <text:p>0</text:p>
          </table:table-cell>
          <table:table-cell office:value-type="float" office:value="41655" calcext:value-type="float">
            <text:p>416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3</text:p>
          </table:table-cell>
          <table:table-cell office:value-type="float" office:value="0.011118" calcext:value-type="float">
            <text:p>0.011118</text:p>
          </table:table-cell>
          <table:table-cell office:value-type="float" office:value="0.002564" calcext:value-type="float">
            <text:p>0.002564</text:p>
          </table:table-cell>
          <table:table-cell office:value-type="float" office:value="0" calcext:value-type="float">
            <text:p>0</text:p>
          </table:table-cell>
          <table:table-cell office:value-type="float" office:value="53311" calcext:value-type="float">
            <text:p>533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4</text:p>
          </table:table-cell>
          <table:table-cell office:value-type="float" office:value="0.011138" calcext:value-type="float">
            <text:p>0.011138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" calcext:value-type="float">
            <text:p>0</text:p>
          </table:table-cell>
          <table:table-cell office:value-type="float" office:value="36196" calcext:value-type="float">
            <text:p>361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5</text:p>
          </table:table-cell>
          <table:table-cell office:value-type="float" office:value="0.010944" calcext:value-type="float">
            <text:p>0.010944</text:p>
          </table:table-cell>
          <table:table-cell office:value-type="float" office:value="0.001681" calcext:value-type="float">
            <text:p>0.001681</text:p>
          </table:table-cell>
          <table:table-cell office:value-type="float" office:value="0" calcext:value-type="float">
            <text:p>0</text:p>
          </table:table-cell>
          <table:table-cell office:value-type="float" office:value="35811" calcext:value-type="float">
            <text:p>358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6</text:p>
          </table:table-cell>
          <table:table-cell office:value-type="float" office:value="0.010267" calcext:value-type="float">
            <text:p>0.010267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" calcext:value-type="float">
            <text:p>0</text:p>
          </table:table-cell>
          <table:table-cell office:value-type="float" office:value="22995" calcext:value-type="float">
            <text:p>229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7</text:p>
          </table:table-cell>
          <table:table-cell office:value-type="float" office:value="0.010544" calcext:value-type="float">
            <text:p>0.010544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" calcext:value-type="float">
            <text:p>0</text:p>
          </table:table-cell>
          <table:table-cell office:value-type="float" office:value="37932" calcext:value-type="float">
            <text:p>379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8</text:p>
          </table:table-cell>
          <table:table-cell office:value-type="float" office:value="0.011735" calcext:value-type="float">
            <text:p>0.011735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" calcext:value-type="float">
            <text:p>0</text:p>
          </table:table-cell>
          <table:table-cell office:value-type="float" office:value="63976" calcext:value-type="float">
            <text:p>6397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09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" calcext:value-type="float">
            <text:p>0</text:p>
          </table:table-cell>
          <table:table-cell office:value-type="float" office:value="70400" calcext:value-type="float">
            <text:p>704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0</text:p>
          </table:table-cell>
          <table:table-cell office:value-type="float" office:value="0.009759" calcext:value-type="float">
            <text:p>0.009759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" calcext:value-type="float">
            <text:p>0</text:p>
          </table:table-cell>
          <table:table-cell office:value-type="float" office:value="50638" calcext:value-type="float">
            <text:p>5063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02598" calcext:value-type="float">
            <text:p>0.002598</text:p>
          </table:table-cell>
          <table:table-cell office:value-type="float" office:value="0" calcext:value-type="float">
            <text:p>0</text:p>
          </table:table-cell>
          <table:table-cell office:value-type="float" office:value="60128" calcext:value-type="float">
            <text:p>6012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2</text:p>
          </table:table-cell>
          <table:table-cell office:value-type="float" office:value="0.012566" calcext:value-type="float">
            <text:p>0.012566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" calcext:value-type="float">
            <text:p>0</text:p>
          </table:table-cell>
          <table:table-cell office:value-type="float" office:value="71227" calcext:value-type="float">
            <text:p>7122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1418" calcext:value-type="float">
            <text:p>0.001418</text:p>
          </table:table-cell>
          <table:table-cell office:value-type="float" office:value="0" calcext:value-type="float">
            <text:p>0</text:p>
          </table:table-cell>
          <table:table-cell office:value-type="float" office:value="30137" calcext:value-type="float">
            <text:p>3013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4</text:p>
          </table:table-cell>
          <table:table-cell office:value-type="float" office:value="0.009751" calcext:value-type="float">
            <text:p>0.009751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" calcext:value-type="float">
            <text:p>0</text:p>
          </table:table-cell>
          <table:table-cell office:value-type="float" office:value="24007" calcext:value-type="float">
            <text:p>2400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5</text:p>
          </table:table-cell>
          <table:table-cell office:value-type="float" office:value="0.010739" calcext:value-type="float">
            <text:p>0.010739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" calcext:value-type="float">
            <text:p>0</text:p>
          </table:table-cell>
          <table:table-cell office:value-type="float" office:value="47246" calcext:value-type="float">
            <text:p>4724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6</text:p>
          </table:table-cell>
          <table:table-cell office:value-type="float" office:value="0.010889" calcext:value-type="float">
            <text:p>0.010889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" calcext:value-type="float">
            <text:p>0</text:p>
          </table:table-cell>
          <table:table-cell office:value-type="float" office:value="37325" calcext:value-type="float">
            <text:p>373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7</text:p>
          </table:table-cell>
          <table:table-cell office:value-type="float" office:value="0.012034" calcext:value-type="float">
            <text:p>0.012034</text:p>
          </table:table-cell>
          <table:table-cell office:value-type="float" office:value="0.004582" calcext:value-type="float">
            <text:p>0.004582</text:p>
          </table:table-cell>
          <table:table-cell office:value-type="float" office:value="0" calcext:value-type="float">
            <text:p>0</text:p>
          </table:table-cell>
          <table:table-cell office:value-type="float" office:value="72734" calcext:value-type="float">
            <text:p>7273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8</text:p>
          </table:table-cell>
          <table:table-cell office:value-type="float" office:value="0.012016" calcext:value-type="float">
            <text:p>0.012016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" calcext:value-type="float">
            <text:p>0</text:p>
          </table:table-cell>
          <table:table-cell office:value-type="float" office:value="98403" calcext:value-type="float">
            <text:p>9840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19</text:p>
          </table:table-cell>
          <table:table-cell office:value-type="float" office:value="0.011236" calcext:value-type="float">
            <text:p>0.011236</text:p>
          </table:table-cell>
          <table:table-cell office:value-type="float" office:value="0.001753" calcext:value-type="float">
            <text:p>0.001753</text:p>
          </table:table-cell>
          <table:table-cell office:value-type="float" office:value="0" calcext:value-type="float">
            <text:p>0</text:p>
          </table:table-cell>
          <table:table-cell office:value-type="float" office:value="36988" calcext:value-type="float">
            <text:p>369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0</text:p>
          </table:table-cell>
          <table:table-cell office:value-type="float" office:value="0.009461" calcext:value-type="float">
            <text:p>0.009461</text:p>
          </table:table-cell>
          <table:table-cell office:value-type="float" office:value="0.001334" calcext:value-type="float">
            <text:p>0.001334</text:p>
          </table:table-cell>
          <table:table-cell office:value-type="float" office:value="0" calcext:value-type="float">
            <text:p>0</text:p>
          </table:table-cell>
          <table:table-cell office:value-type="float" office:value="32383" calcext:value-type="float">
            <text:p>3238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1</text:p>
          </table:table-cell>
          <table:table-cell office:value-type="float" office:value="0.009821" calcext:value-type="float">
            <text:p>0.0098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" calcext:value-type="float">
            <text:p>0</text:p>
          </table:table-cell>
          <table:table-cell office:value-type="float" office:value="23049" calcext:value-type="float">
            <text:p>230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2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" calcext:value-type="float">
            <text:p>0</text:p>
          </table:table-cell>
          <table:table-cell office:value-type="float" office:value="69812" calcext:value-type="float">
            <text:p>698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3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0.001803" calcext:value-type="float">
            <text:p>0.001803</text:p>
          </table:table-cell>
          <table:table-cell office:value-type="float" office:value="0" calcext:value-type="float">
            <text:p>0</text:p>
          </table:table-cell>
          <table:table-cell office:value-type="float" office:value="38995" calcext:value-type="float">
            <text:p>3899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4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" calcext:value-type="float">
            <text:p>0</text:p>
          </table:table-cell>
          <table:table-cell office:value-type="float" office:value="69836" calcext:value-type="float">
            <text:p>698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5</text:p>
          </table:table-cell>
          <table:table-cell office:value-type="float" office:value="0.011374" calcext:value-type="float">
            <text:p>0.011374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" calcext:value-type="float">
            <text:p>0</text:p>
          </table:table-cell>
          <table:table-cell office:value-type="float" office:value="61071" calcext:value-type="float">
            <text:p>6107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6</text:p>
          </table:table-cell>
          <table:table-cell office:value-type="float" office:value="0.010448" calcext:value-type="float">
            <text:p>0.010448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" calcext:value-type="float">
            <text:p>0</text:p>
          </table:table-cell>
          <table:table-cell office:value-type="float" office:value="43447" calcext:value-type="float">
            <text:p>434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7</text:p>
          </table:table-cell>
          <table:table-cell office:value-type="float" office:value="0.013654" calcext:value-type="float">
            <text:p>0.013654</text:p>
          </table:table-cell>
          <table:table-cell office:value-type="float" office:value="0.009008" calcext:value-type="float">
            <text:p>0.009008</text:p>
          </table:table-cell>
          <table:table-cell office:value-type="float" office:value="0" calcext:value-type="float">
            <text:p>0</text:p>
          </table:table-cell>
          <table:table-cell office:value-type="float" office:value="108104" calcext:value-type="float">
            <text:p>1081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8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" calcext:value-type="float">
            <text:p>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29</text:p>
          </table:table-cell>
          <table:table-cell office:value-type="float" office:value="0.012089" calcext:value-type="float">
            <text:p>0.012089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0" calcext:value-type="float">
            <text:p>0</text:p>
          </table:table-cell>
          <table:table-cell office:value-type="float" office:value="108482" calcext:value-type="float">
            <text:p>10848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0</text:p>
          </table:table-cell>
          <table:table-cell office:value-type="float" office:value="0.010325" calcext:value-type="float">
            <text:p>0.010325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" calcext:value-type="float">
            <text:p>0</text:p>
          </table:table-cell>
          <table:table-cell office:value-type="float" office:value="62788" calcext:value-type="float">
            <text:p>6278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1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" calcext:value-type="float">
            <text:p>0</text:p>
          </table:table-cell>
          <table:table-cell office:value-type="float" office:value="37356" calcext:value-type="float">
            <text:p>3735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2</text:p>
          </table:table-cell>
          <table:table-cell office:value-type="float" office:value="0.01426" calcext:value-type="float">
            <text:p>0.01426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0" calcext:value-type="float">
            <text:p>0</text:p>
          </table:table-cell>
          <table:table-cell office:value-type="float" office:value="72425" calcext:value-type="float">
            <text:p>7242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3</text:p>
          </table:table-cell>
          <table:table-cell office:value-type="float" office:value="0.011189" calcext:value-type="float">
            <text:p>0.011189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" calcext:value-type="float">
            <text:p>0</text:p>
          </table:table-cell>
          <table:table-cell office:value-type="float" office:value="68881" calcext:value-type="float">
            <text:p>6888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4</text:p>
          </table:table-cell>
          <table:table-cell office:value-type="float" office:value="0.011741" calcext:value-type="float">
            <text:p>0.011741</text:p>
          </table:table-cell>
          <table:table-cell office:value-type="float" office:value="0.004035" calcext:value-type="float">
            <text:p>0.004035</text:p>
          </table:table-cell>
          <table:table-cell office:value-type="float" office:value="0" calcext:value-type="float">
            <text:p>0</text:p>
          </table:table-cell>
          <table:table-cell office:value-type="float" office:value="81678" calcext:value-type="float">
            <text:p>8167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5</text:p>
          </table:table-cell>
          <table:table-cell office:value-type="float" office:value="0.010496" calcext:value-type="float">
            <text:p>0.010496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" calcext:value-type="float">
            <text:p>0</text:p>
          </table:table-cell>
          <table:table-cell office:value-type="float" office:value="47393" calcext:value-type="float">
            <text:p>4739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6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" calcext:value-type="float">
            <text:p>0</text:p>
          </table:table-cell>
          <table:table-cell office:value-type="float" office:value="53804" calcext:value-type="float">
            <text:p>5380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7</text:p>
          </table:table-cell>
          <table:table-cell office:value-type="float" office:value="0.010795" calcext:value-type="float">
            <text:p>0.010795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" calcext:value-type="float">
            <text:p>0</text:p>
          </table:table-cell>
          <table:table-cell office:value-type="float" office:value="56467" calcext:value-type="float">
            <text:p>5646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8</text:p>
          </table:table-cell>
          <table:table-cell office:value-type="float" office:value="0.014416" calcext:value-type="float">
            <text:p>0.014416</text:p>
          </table:table-cell>
          <table:table-cell office:value-type="float" office:value="0.009951" calcext:value-type="float">
            <text:p>0.009951</text:p>
          </table:table-cell>
          <table:table-cell office:value-type="float" office:value="0" calcext:value-type="float">
            <text:p>0</text:p>
          </table:table-cell>
          <table:table-cell office:value-type="float" office:value="106261" calcext:value-type="float">
            <text:p>10626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39</text:p>
          </table:table-cell>
          <table:table-cell office:value-type="float" office:value="0.013058" calcext:value-type="float">
            <text:p>0.013058</text:p>
          </table:table-cell>
          <table:table-cell office:value-type="float" office:value="0.006845" calcext:value-type="float">
            <text:p>0.006845</text:p>
          </table:table-cell>
          <table:table-cell office:value-type="float" office:value="0" calcext:value-type="float">
            <text:p>0</text:p>
          </table:table-cell>
          <table:table-cell office:value-type="float" office:value="114479" calcext:value-type="float">
            <text:p>1144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0</text:p>
          </table:table-cell>
          <table:table-cell office:value-type="float" office:value="0.017291" calcext:value-type="float">
            <text:p>0.017291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" calcext:value-type="float">
            <text:p>0</text:p>
          </table:table-cell>
          <table:table-cell office:value-type="float" office:value="88755" calcext:value-type="float">
            <text:p>887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1</text:p>
          </table:table-cell>
          <table:table-cell office:value-type="float" office:value="0.013296" calcext:value-type="float">
            <text:p>0.013296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" calcext:value-type="float">
            <text:p>0</text:p>
          </table:table-cell>
          <table:table-cell office:value-type="float" office:value="81115" calcext:value-type="float">
            <text:p>811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2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" calcext:value-type="float">
            <text:p>0</text:p>
          </table:table-cell>
          <table:table-cell office:value-type="float" office:value="46367" calcext:value-type="float">
            <text:p>463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3</text:p>
          </table:table-cell>
          <table:table-cell office:value-type="float" office:value="0.010544" calcext:value-type="float">
            <text:p>0.010544</text:p>
          </table:table-cell>
          <table:table-cell office:value-type="float" office:value="0.001997" calcext:value-type="float">
            <text:p>0.001997</text:p>
          </table:table-cell>
          <table:table-cell office:value-type="float" office:value="0" calcext:value-type="float">
            <text:p>0</text:p>
          </table:table-cell>
          <table:table-cell office:value-type="float" office:value="57979" calcext:value-type="float">
            <text:p>579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4</text:p>
          </table:table-cell>
          <table:table-cell office:value-type="float" office:value="0.742516" calcext:value-type="float">
            <text:p>0.742516</text:p>
          </table:table-cell>
          <table:table-cell office:value-type="float" office:value="0.004376" calcext:value-type="float">
            <text:p>0.004376</text:p>
          </table:table-cell>
          <table:table-cell office:value-type="float" office:value="0" calcext:value-type="float">
            <text:p>0</text:p>
          </table:table-cell>
          <table:table-cell office:value-type="float" office:value="72891" calcext:value-type="float">
            <text:p>728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5</text:p>
          </table:table-cell>
          <table:table-cell office:value-type="float" office:value="0.592068" calcext:value-type="float">
            <text:p>0.592068</text:p>
          </table:table-cell>
          <table:table-cell office:value-type="float" office:value="0.003458" calcext:value-type="float">
            <text:p>0.003458</text:p>
          </table:table-cell>
          <table:table-cell office:value-type="float" office:value="0" calcext:value-type="float">
            <text:p>0</text:p>
          </table:table-cell>
          <table:table-cell office:value-type="float" office:value="47435" calcext:value-type="float">
            <text:p>4743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6</text:p>
          </table:table-cell>
          <table:table-cell office:value-type="float" office:value="0.339998" calcext:value-type="float">
            <text:p>0.339998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" calcext:value-type="float">
            <text:p>0</text:p>
          </table:table-cell>
          <table:table-cell office:value-type="float" office:value="61641" calcext:value-type="float">
            <text:p>616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7</text:p>
          </table:table-cell>
          <table:table-cell office:value-type="float" office:value="0.10106" calcext:value-type="float">
            <text:p>0.10106</text:p>
          </table:table-cell>
          <table:table-cell office:value-type="float" office:value="0.017068" calcext:value-type="float">
            <text:p>0.017068</text:p>
          </table:table-cell>
          <table:table-cell office:value-type="float" office:value="0" calcext:value-type="float">
            <text:p>0</text:p>
          </table:table-cell>
          <table:table-cell office:value-type="float" office:value="134361" calcext:value-type="float">
            <text:p>1343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8</text:p>
          </table:table-cell>
          <table:table-cell office:value-type="float" office:value="0.030979" calcext:value-type="float">
            <text:p>0.030979</text:p>
          </table:table-cell>
          <table:table-cell office:value-type="float" office:value="0.008996" calcext:value-type="float">
            <text:p>0.008996</text:p>
          </table:table-cell>
          <table:table-cell office:value-type="float" office:value="0" calcext:value-type="float">
            <text:p>0</text:p>
          </table:table-cell>
          <table:table-cell office:value-type="float" office:value="127761" calcext:value-type="float">
            <text:p>1277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49</text:p>
          </table:table-cell>
          <table:table-cell office:value-type="float" office:value="0.009903" calcext:value-type="float">
            <text:p>0.009903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" calcext:value-type="float">
            <text:p>0</text:p>
          </table:table-cell>
          <table:table-cell office:value-type="float" office:value="38542" calcext:value-type="float">
            <text:p>385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0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0.000895" calcext:value-type="float">
            <text:p>0.000895</text:p>
          </table:table-cell>
          <table:table-cell office:value-type="float" office:value="0" calcext:value-type="float">
            <text:p>0</text:p>
          </table:table-cell>
          <table:table-cell office:value-type="float" office:value="24184" calcext:value-type="float">
            <text:p>241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1</text:p>
          </table:table-cell>
          <table:table-cell office:value-type="float" office:value="0.011301" calcext:value-type="float">
            <text:p>0.011301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" calcext:value-type="float">
            <text:p>0</text:p>
          </table:table-cell>
          <table:table-cell office:value-type="float" office:value="71818" calcext:value-type="float">
            <text:p>7181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2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0" calcext:value-type="float">
            <text:p>0</text:p>
          </table:table-cell>
          <table:table-cell office:value-type="float" office:value="89258" calcext:value-type="float">
            <text:p>8925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3</text:p>
          </table:table-cell>
          <table:table-cell office:value-type="float" office:value="0.010699" calcext:value-type="float">
            <text:p>0.010699</text:p>
          </table:table-cell>
          <table:table-cell office:value-type="float" office:value="0.00247" calcext:value-type="float">
            <text:p>0.00247</text:p>
          </table:table-cell>
          <table:table-cell office:value-type="float" office:value="0" calcext:value-type="float">
            <text:p>0</text:p>
          </table:table-cell>
          <table:table-cell office:value-type="float" office:value="55008" calcext:value-type="float">
            <text:p>550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4</text:p>
          </table:table-cell>
          <table:table-cell office:value-type="float" office:value="0.013491" calcext:value-type="float">
            <text:p>0.013491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0" calcext:value-type="float">
            <text:p>0</text:p>
          </table:table-cell>
          <table:table-cell office:value-type="float" office:value="85307" calcext:value-type="float">
            <text:p>853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5</text:p>
          </table:table-cell>
          <table:table-cell office:value-type="float" office:value="0.012206" calcext:value-type="float">
            <text:p>0.012206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" calcext:value-type="float">
            <text:p>0</text:p>
          </table:table-cell>
          <table:table-cell office:value-type="float" office:value="73823" calcext:value-type="float">
            <text:p>738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6</text:p>
          </table:table-cell>
          <table:table-cell office:value-type="float" office:value="0.014346" calcext:value-type="float">
            <text:p>0.014346</text:p>
          </table:table-cell>
          <table:table-cell office:value-type="float" office:value="0.007588" calcext:value-type="float">
            <text:p>0.007588</text:p>
          </table:table-cell>
          <table:table-cell office:value-type="float" office:value="0" calcext:value-type="float">
            <text:p>0</text:p>
          </table:table-cell>
          <table:table-cell office:value-type="float" office:value="99110" calcext:value-type="float">
            <text:p>991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7</text:p>
          </table:table-cell>
          <table:table-cell office:value-type="float" office:value="0.011705" calcext:value-type="float">
            <text:p>0.011705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90222" calcext:value-type="float">
            <text:p>902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8</text:p>
          </table:table-cell>
          <table:table-cell office:value-type="float" office:value="0.012476" calcext:value-type="float">
            <text:p>0.012476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" calcext:value-type="float">
            <text:p>0</text:p>
          </table:table-cell>
          <table:table-cell office:value-type="float" office:value="73810" calcext:value-type="float">
            <text:p>738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1:59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" calcext:value-type="float">
            <text:p>0</text:p>
          </table:table-cell>
          <table:table-cell office:value-type="float" office:value="67113" calcext:value-type="float">
            <text:p>671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0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0" calcext:value-type="float">
            <text:p>0</text:p>
          </table:table-cell>
          <table:table-cell office:value-type="float" office:value="84692" calcext:value-type="float">
            <text:p>846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1</text:p>
          </table:table-cell>
          <table:table-cell office:value-type="float" office:value="0.026983" calcext:value-type="float">
            <text:p>0.026983</text:p>
          </table:table-cell>
          <table:table-cell office:value-type="float" office:value="0.019073" calcext:value-type="float">
            <text:p>0.019073</text:p>
          </table:table-cell>
          <table:table-cell office:value-type="float" office:value="0" calcext:value-type="float">
            <text:p>0</text:p>
          </table:table-cell>
          <table:table-cell office:value-type="float" office:value="193092" calcext:value-type="float">
            <text:p>1930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2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18243" calcext:value-type="float">
            <text:p>0.018243</text:p>
          </table:table-cell>
          <table:table-cell office:value-type="float" office:value="0" calcext:value-type="float">
            <text:p>0</text:p>
          </table:table-cell>
          <table:table-cell office:value-type="float" office:value="182240" calcext:value-type="float">
            <text:p>1822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3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" calcext:value-type="float">
            <text:p>0</text:p>
          </table:table-cell>
          <table:table-cell office:value-type="float" office:value="60466" calcext:value-type="float">
            <text:p>604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4</text:p>
          </table:table-cell>
          <table:table-cell office:value-type="float" office:value="0.010734" calcext:value-type="float">
            <text:p>0.010734</text:p>
          </table:table-cell>
          <table:table-cell office:value-type="float" office:value="0.002013" calcext:value-type="float">
            <text:p>0.002013</text:p>
          </table:table-cell>
          <table:table-cell office:value-type="float" office:value="0" calcext:value-type="float">
            <text:p>0</text:p>
          </table:table-cell>
          <table:table-cell office:value-type="float" office:value="44223" calcext:value-type="float">
            <text:p>442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5</text:p>
          </table:table-cell>
          <table:table-cell office:value-type="float" office:value="0.010138" calcext:value-type="float">
            <text:p>0.010138</text:p>
          </table:table-cell>
          <table:table-cell office:value-type="float" office:value="0.001882" calcext:value-type="float">
            <text:p>0.001882</text:p>
          </table:table-cell>
          <table:table-cell office:value-type="float" office:value="0" calcext:value-type="float">
            <text:p>0</text:p>
          </table:table-cell>
          <table:table-cell office:value-type="float" office:value="44226" calcext:value-type="float">
            <text:p>442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6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" calcext:value-type="float">
            <text:p>0</text:p>
          </table:table-cell>
          <table:table-cell office:value-type="float" office:value="61422" calcext:value-type="float">
            <text:p>6142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7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0" calcext:value-type="float">
            <text:p>0</text:p>
          </table:table-cell>
          <table:table-cell office:value-type="float" office:value="71474" calcext:value-type="float">
            <text:p>714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8</text:p>
          </table:table-cell>
          <table:table-cell office:value-type="float" office:value="0.010845" calcext:value-type="float">
            <text:p>0.010845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" calcext:value-type="float">
            <text:p>0</text:p>
          </table:table-cell>
          <table:table-cell office:value-type="float" office:value="69672" calcext:value-type="float">
            <text:p>6967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09</text:p>
          </table:table-cell>
          <table:table-cell office:value-type="float" office:value="0.014002" calcext:value-type="float">
            <text:p>0.014002</text:p>
          </table:table-cell>
          <table:table-cell office:value-type="float" office:value="0.006713" calcext:value-type="float">
            <text:p>0.006713</text:p>
          </table:table-cell>
          <table:table-cell office:value-type="float" office:value="0" calcext:value-type="float">
            <text:p>0</text:p>
          </table:table-cell>
          <table:table-cell office:value-type="float" office:value="91027" calcext:value-type="float">
            <text:p>9102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0</text:p>
          </table:table-cell>
          <table:table-cell office:value-type="float" office:value="0.011571" calcext:value-type="float">
            <text:p>0.011571</text:p>
          </table:table-cell>
          <table:table-cell office:value-type="float" office:value="0.004403" calcext:value-type="float">
            <text:p>0.004403</text:p>
          </table:table-cell>
          <table:table-cell office:value-type="float" office:value="0" calcext:value-type="float">
            <text:p>0</text:p>
          </table:table-cell>
          <table:table-cell office:value-type="float" office:value="50775" calcext:value-type="float">
            <text:p>5077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1</text:p>
          </table:table-cell>
          <table:table-cell office:value-type="float" office:value="0.009223" calcext:value-type="float">
            <text:p>0.009223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" calcext:value-type="float">
            <text:p>0</text:p>
          </table:table-cell>
          <table:table-cell office:value-type="float" office:value="26163" calcext:value-type="float">
            <text:p>2616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2</text:p>
          </table:table-cell>
          <table:table-cell office:value-type="float" office:value="0.010039" calcext:value-type="float">
            <text:p>0.010039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" calcext:value-type="float">
            <text:p>0</text:p>
          </table:table-cell>
          <table:table-cell office:value-type="float" office:value="22672" calcext:value-type="float">
            <text:p>2267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3</text:p>
          </table:table-cell>
          <table:table-cell office:value-type="float" office:value="0.010295" calcext:value-type="float">
            <text:p>0.010295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" calcext:value-type="float">
            <text:p>0</text:p>
          </table:table-cell>
          <table:table-cell office:value-type="float" office:value="35442" calcext:value-type="float">
            <text:p>3544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4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2421" calcext:value-type="float">
            <text:p>0.002421</text:p>
          </table:table-cell>
          <table:table-cell office:value-type="float" office:value="0" calcext:value-type="float">
            <text:p>0</text:p>
          </table:table-cell>
          <table:table-cell office:value-type="float" office:value="54813" calcext:value-type="float">
            <text:p>5481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5</text:p>
          </table:table-cell>
          <table:table-cell office:value-type="float" office:value="0.012858" calcext:value-type="float">
            <text:p>0.012858</text:p>
          </table:table-cell>
          <table:table-cell office:value-type="float" office:value="0.005381" calcext:value-type="float">
            <text:p>0.005381</text:p>
          </table:table-cell>
          <table:table-cell office:value-type="float" office:value="0" calcext:value-type="float">
            <text:p>0</text:p>
          </table:table-cell>
          <table:table-cell office:value-type="float" office:value="63954" calcext:value-type="float">
            <text:p>6395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6</text:p>
          </table:table-cell>
          <table:table-cell office:value-type="float" office:value="0.012929" calcext:value-type="float">
            <text:p>0.012929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" calcext:value-type="float">
            <text:p>0</text:p>
          </table:table-cell>
          <table:table-cell office:value-type="float" office:value="64211" calcext:value-type="float">
            <text:p>6421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7</text:p>
          </table:table-cell>
          <table:table-cell office:value-type="float" office:value="0.009975" calcext:value-type="float">
            <text:p>0.009975</text:p>
          </table:table-cell>
          <table:table-cell office:value-type="float" office:value="0.002645" calcext:value-type="float">
            <text:p>0.002645</text:p>
          </table:table-cell>
          <table:table-cell office:value-type="float" office:value="0" calcext:value-type="float">
            <text:p>0</text:p>
          </table:table-cell>
          <table:table-cell office:value-type="float" office:value="42692" calcext:value-type="float">
            <text:p>4269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8</text:p>
          </table:table-cell>
          <table:table-cell office:value-type="float" office:value="0.013055" calcext:value-type="float">
            <text:p>0.013055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0" calcext:value-type="float">
            <text:p>0</text:p>
          </table:table-cell>
          <table:table-cell office:value-type="float" office:value="62717" calcext:value-type="float">
            <text:p>6271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19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0" calcext:value-type="float">
            <text:p>0</text:p>
          </table:table-cell>
          <table:table-cell office:value-type="float" office:value="64612" calcext:value-type="float">
            <text:p>6461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0</text:p>
          </table:table-cell>
          <table:table-cell office:value-type="float" office:value="0.010939" calcext:value-type="float">
            <text:p>0.010939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" calcext:value-type="float">
            <text:p>0</text:p>
          </table:table-cell>
          <table:table-cell office:value-type="float" office:value="67688" calcext:value-type="float">
            <text:p>6768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1</text:p>
          </table:table-cell>
          <table:table-cell office:value-type="float" office:value="0.013287" calcext:value-type="float">
            <text:p>0.013287</text:p>
          </table:table-cell>
          <table:table-cell office:value-type="float" office:value="0.004106" calcext:value-type="float">
            <text:p>0.004106</text:p>
          </table:table-cell>
          <table:table-cell office:value-type="float" office:value="0" calcext:value-type="float">
            <text:p>0</text:p>
          </table:table-cell>
          <table:table-cell office:value-type="float" office:value="86061" calcext:value-type="float">
            <text:p>8606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2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" calcext:value-type="float">
            <text:p>0</text:p>
          </table:table-cell>
          <table:table-cell office:value-type="float" office:value="62927" calcext:value-type="float">
            <text:p>6292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3</text:p>
          </table:table-cell>
          <table:table-cell office:value-type="float" office:value="0.013721" calcext:value-type="float">
            <text:p>0.013721</text:p>
          </table:table-cell>
          <table:table-cell office:value-type="float" office:value="0.004734" calcext:value-type="float">
            <text:p>0.004734</text:p>
          </table:table-cell>
          <table:table-cell office:value-type="float" office:value="0" calcext:value-type="float">
            <text:p>0</text:p>
          </table:table-cell>
          <table:table-cell office:value-type="float" office:value="61799" calcext:value-type="float">
            <text:p>6179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4</text:p>
          </table:table-cell>
          <table:table-cell office:value-type="float" office:value="0.012977" calcext:value-type="float">
            <text:p>0.012977</text:p>
          </table:table-cell>
          <table:table-cell office:value-type="float" office:value="0.005014" calcext:value-type="float">
            <text:p>0.005014</text:p>
          </table:table-cell>
          <table:table-cell office:value-type="float" office:value="0" calcext:value-type="float">
            <text:p>0</text:p>
          </table:table-cell>
          <table:table-cell office:value-type="float" office:value="67451" calcext:value-type="float">
            <text:p>674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5</text:p>
          </table:table-cell>
          <table:table-cell office:value-type="float" office:value="0.011151" calcext:value-type="float">
            <text:p>0.011151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" calcext:value-type="float">
            <text:p>0</text:p>
          </table:table-cell>
          <table:table-cell office:value-type="float" office:value="54192" calcext:value-type="float">
            <text:p>5419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6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" calcext:value-type="float">
            <text:p>0</text:p>
          </table:table-cell>
          <table:table-cell office:value-type="float" office:value="54466" calcext:value-type="float">
            <text:p>544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7</text:p>
          </table:table-cell>
          <table:table-cell office:value-type="float" office:value="0.010775" calcext:value-type="float">
            <text:p>0.010775</text:p>
          </table:table-cell>
          <table:table-cell office:value-type="float" office:value="0.002895" calcext:value-type="float">
            <text:p>0.002895</text:p>
          </table:table-cell>
          <table:table-cell office:value-type="float" office:value="0" calcext:value-type="float">
            <text:p>0</text:p>
          </table:table-cell>
          <table:table-cell office:value-type="float" office:value="61122" calcext:value-type="float">
            <text:p>6112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8</text:p>
          </table:table-cell>
          <table:table-cell office:value-type="float" office:value="0.012096" calcext:value-type="float">
            <text:p>0.012096</text:p>
          </table:table-cell>
          <table:table-cell office:value-type="float" office:value="0.005916" calcext:value-type="float">
            <text:p>0.005916</text:p>
          </table:table-cell>
          <table:table-cell office:value-type="float" office:value="0" calcext:value-type="float">
            <text:p>0</text:p>
          </table:table-cell>
          <table:table-cell office:value-type="float" office:value="87207" calcext:value-type="float">
            <text:p>8720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29</text:p>
          </table:table-cell>
          <table:table-cell office:value-type="float" office:value="0.014975" calcext:value-type="float">
            <text:p>0.014975</text:p>
          </table:table-cell>
          <table:table-cell office:value-type="float" office:value="0.007719" calcext:value-type="float">
            <text:p>0.007719</text:p>
          </table:table-cell>
          <table:table-cell office:value-type="float" office:value="0" calcext:value-type="float">
            <text:p>0</text:p>
          </table:table-cell>
          <table:table-cell office:value-type="float" office:value="85308" calcext:value-type="float">
            <text:p>8530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0</text:p>
          </table:table-cell>
          <table:table-cell office:value-type="float" office:value="0.012892" calcext:value-type="float">
            <text:p>0.012892</text:p>
          </table:table-cell>
          <table:table-cell office:value-type="float" office:value="0.004459" calcext:value-type="float">
            <text:p>0.004459</text:p>
          </table:table-cell>
          <table:table-cell office:value-type="float" office:value="0" calcext:value-type="float">
            <text:p>0</text:p>
          </table:table-cell>
          <table:table-cell office:value-type="float" office:value="79489" calcext:value-type="float">
            <text:p>794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1</text:p>
          </table:table-cell>
          <table:table-cell office:value-type="float" office:value="0.010785" calcext:value-type="float">
            <text:p>0.010785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" calcext:value-type="float">
            <text:p>0</text:p>
          </table:table-cell>
          <table:table-cell office:value-type="float" office:value="58684" calcext:value-type="float">
            <text:p>5868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2</text:p>
          </table:table-cell>
          <table:table-cell office:value-type="float" office:value="0.012601" calcext:value-type="float">
            <text:p>0.012601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" calcext:value-type="float">
            <text:p>0</text:p>
          </table:table-cell>
          <table:table-cell office:value-type="float" office:value="66365" calcext:value-type="float">
            <text:p>6636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3</text:p>
          </table:table-cell>
          <table:table-cell office:value-type="float" office:value="0.010342" calcext:value-type="float">
            <text:p>0.010342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" calcext:value-type="float">
            <text:p>0</text:p>
          </table:table-cell>
          <table:table-cell office:value-type="float" office:value="43039" calcext:value-type="float">
            <text:p>4303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4</text:p>
          </table:table-cell>
          <table:table-cell office:value-type="float" office:value="0.029781" calcext:value-type="float">
            <text:p>0.029781</text:p>
          </table:table-cell>
          <table:table-cell office:value-type="float" office:value="0.015218" calcext:value-type="float">
            <text:p>0.015218</text:p>
          </table:table-cell>
          <table:table-cell office:value-type="float" office:value="0" calcext:value-type="float">
            <text:p>0</text:p>
          </table:table-cell>
          <table:table-cell office:value-type="float" office:value="138898" calcext:value-type="float">
            <text:p>13889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5</text:p>
          </table:table-cell>
          <table:table-cell office:value-type="float" office:value="0.011895" calcext:value-type="float">
            <text:p>0.011895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" calcext:value-type="float">
            <text:p>0</text:p>
          </table:table-cell>
          <table:table-cell office:value-type="float" office:value="68483" calcext:value-type="float">
            <text:p>6848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6</text:p>
          </table:table-cell>
          <table:table-cell office:value-type="float" office:value="0.01372" calcext:value-type="float">
            <text:p>0.01372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" calcext:value-type="float">
            <text:p>0</text:p>
          </table:table-cell>
          <table:table-cell office:value-type="float" office:value="100102" calcext:value-type="float">
            <text:p>10010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7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0.004008" calcext:value-type="float">
            <text:p>0.004008</text:p>
          </table:table-cell>
          <table:table-cell office:value-type="float" office:value="0" calcext:value-type="float">
            <text:p>0</text:p>
          </table:table-cell>
          <table:table-cell office:value-type="float" office:value="88499" calcext:value-type="float">
            <text:p>8849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8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0" calcext:value-type="float">
            <text:p>0</text:p>
          </table:table-cell>
          <table:table-cell office:value-type="float" office:value="80589" calcext:value-type="float">
            <text:p>8058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39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" calcext:value-type="float">
            <text:p>0</text:p>
          </table:table-cell>
          <table:table-cell office:value-type="float" office:value="51458" calcext:value-type="float">
            <text:p>514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0</text:p>
          </table:table-cell>
          <table:table-cell office:value-type="float" office:value="0.012375" calcext:value-type="float">
            <text:p>0.012375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" calcext:value-type="float">
            <text:p>0</text:p>
          </table:table-cell>
          <table:table-cell office:value-type="float" office:value="63581" calcext:value-type="float">
            <text:p>6358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1</text:p>
          </table:table-cell>
          <table:table-cell office:value-type="float" office:value="0.01383" calcext:value-type="float">
            <text:p>0.01383</text:p>
          </table:table-cell>
          <table:table-cell office:value-type="float" office:value="0.006643" calcext:value-type="float">
            <text:p>0.006643</text:p>
          </table:table-cell>
          <table:table-cell office:value-type="float" office:value="0" calcext:value-type="float">
            <text:p>0</text:p>
          </table:table-cell>
          <table:table-cell office:value-type="float" office:value="101064" calcext:value-type="float">
            <text:p>1010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2</text:p>
          </table:table-cell>
          <table:table-cell office:value-type="float" office:value="0.012394" calcext:value-type="float">
            <text:p>0.012394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" calcext:value-type="float">
            <text:p>0</text:p>
          </table:table-cell>
          <table:table-cell office:value-type="float" office:value="66942" calcext:value-type="float">
            <text:p>6694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3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012577" calcext:value-type="float">
            <text:p>0.012577</text:p>
          </table:table-cell>
          <table:table-cell office:value-type="float" office:value="0" calcext:value-type="float">
            <text:p>0</text:p>
          </table:table-cell>
          <table:table-cell office:value-type="float" office:value="100479" calcext:value-type="float">
            <text:p>10047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4</text:p>
          </table:table-cell>
          <table:table-cell office:value-type="float" office:value="0.020995" calcext:value-type="float">
            <text:p>0.020995</text:p>
          </table:table-cell>
          <table:table-cell office:value-type="float" office:value="0.006438" calcext:value-type="float">
            <text:p>0.006438</text:p>
          </table:table-cell>
          <table:table-cell office:value-type="float" office:value="0" calcext:value-type="float">
            <text:p>0</text:p>
          </table:table-cell>
          <table:table-cell office:value-type="float" office:value="108531" calcext:value-type="float">
            <text:p>1085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5</text:p>
          </table:table-cell>
          <table:table-cell office:value-type="float" office:value="0.02083" calcext:value-type="float">
            <text:p>0.02083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" calcext:value-type="float">
            <text:p>0</text:p>
          </table:table-cell>
          <table:table-cell office:value-type="float" office:value="85894" calcext:value-type="float">
            <text:p>858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6</text:p>
          </table:table-cell>
          <table:table-cell office:value-type="float" office:value="0.010329" calcext:value-type="float">
            <text:p>0.010329</text:p>
          </table:table-cell>
          <table:table-cell office:value-type="float" office:value="0.0023" calcext:value-type="float">
            <text:p>0.0023</text:p>
          </table:table-cell>
          <table:table-cell office:value-type="float" office:value="0" calcext:value-type="float">
            <text:p>0</text:p>
          </table:table-cell>
          <table:table-cell office:value-type="float" office:value="51194" calcext:value-type="float">
            <text:p>511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7</text:p>
          </table:table-cell>
          <table:table-cell office:value-type="float" office:value="0.017267" calcext:value-type="float">
            <text:p>0.017267</text:p>
          </table:table-cell>
          <table:table-cell office:value-type="float" office:value="0.008613" calcext:value-type="float">
            <text:p>0.008613</text:p>
          </table:table-cell>
          <table:table-cell office:value-type="float" office:value="0" calcext:value-type="float">
            <text:p>0</text:p>
          </table:table-cell>
          <table:table-cell office:value-type="float" office:value="99531" calcext:value-type="float">
            <text:p>9953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8</text:p>
          </table:table-cell>
          <table:table-cell office:value-type="float" office:value="0.078978" calcext:value-type="float">
            <text:p>0.078978</text:p>
          </table:table-cell>
          <table:table-cell office:value-type="float" office:value="0.046313" calcext:value-type="float">
            <text:p>0.046313</text:p>
          </table:table-cell>
          <table:table-cell office:value-type="float" office:value="0" calcext:value-type="float">
            <text:p>0</text:p>
          </table:table-cell>
          <table:table-cell office:value-type="float" office:value="202630" calcext:value-type="float">
            <text:p>20263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49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" calcext:value-type="float">
            <text:p>0</text:p>
          </table:table-cell>
          <table:table-cell office:value-type="float" office:value="60318" calcext:value-type="float">
            <text:p>6031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0</text:p>
          </table:table-cell>
          <table:table-cell office:value-type="float" office:value="0.011487" calcext:value-type="float">
            <text:p>0.011487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" calcext:value-type="float">
            <text:p>0</text:p>
          </table:table-cell>
          <table:table-cell office:value-type="float" office:value="41671" calcext:value-type="float">
            <text:p>4167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1</text:p>
          </table:table-cell>
          <table:table-cell office:value-type="float" office:value="0.017922" calcext:value-type="float">
            <text:p>0.017922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" calcext:value-type="float">
            <text:p>0</text:p>
          </table:table-cell>
          <table:table-cell office:value-type="float" office:value="92994" calcext:value-type="float">
            <text:p>929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2</text:p>
          </table:table-cell>
          <table:table-cell office:value-type="float" office:value="0.014085" calcext:value-type="float">
            <text:p>0.014085</text:p>
          </table:table-cell>
          <table:table-cell office:value-type="float" office:value="0.004193" calcext:value-type="float">
            <text:p>0.004193</text:p>
          </table:table-cell>
          <table:table-cell office:value-type="float" office:value="0" calcext:value-type="float">
            <text:p>0</text:p>
          </table:table-cell>
          <table:table-cell office:value-type="float" office:value="64316" calcext:value-type="float">
            <text:p>6431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3</text:p>
          </table:table-cell>
          <table:table-cell office:value-type="float" office:value="0.010312" calcext:value-type="float">
            <text:p>0.010312</text:p>
          </table:table-cell>
          <table:table-cell office:value-type="float" office:value="0.002011" calcext:value-type="float">
            <text:p>0.002011</text:p>
          </table:table-cell>
          <table:table-cell office:value-type="float" office:value="0" calcext:value-type="float">
            <text:p>0</text:p>
          </table:table-cell>
          <table:table-cell office:value-type="float" office:value="46943" calcext:value-type="float">
            <text:p>4694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4</text:p>
          </table:table-cell>
          <table:table-cell office:value-type="float" office:value="0.011601" calcext:value-type="float">
            <text:p>0.011601</text:p>
          </table:table-cell>
          <table:table-cell office:value-type="float" office:value="0.002467" calcext:value-type="float">
            <text:p>0.002467</text:p>
          </table:table-cell>
          <table:table-cell office:value-type="float" office:value="0" calcext:value-type="float">
            <text:p>0</text:p>
          </table:table-cell>
          <table:table-cell office:value-type="float" office:value="52663" calcext:value-type="float">
            <text:p>5266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02649" calcext:value-type="float">
            <text:p>0.002649</text:p>
          </table:table-cell>
          <table:table-cell office:value-type="float" office:value="0" calcext:value-type="float">
            <text:p>0</text:p>
          </table:table-cell>
          <table:table-cell office:value-type="float" office:value="57532" calcext:value-type="float">
            <text:p>5753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6</text:p>
          </table:table-cell>
          <table:table-cell office:value-type="float" office:value="0.107697" calcext:value-type="float">
            <text:p>0.107697</text:p>
          </table:table-cell>
          <table:table-cell office:value-type="float" office:value="0.056796" calcext:value-type="float">
            <text:p>0.056796</text:p>
          </table:table-cell>
          <table:table-cell office:value-type="float" office:value="0" calcext:value-type="float">
            <text:p>0</text:p>
          </table:table-cell>
          <table:table-cell office:value-type="float" office:value="251084" calcext:value-type="float">
            <text:p>25108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7</text:p>
          </table:table-cell>
          <table:table-cell office:value-type="float" office:value="0.015702" calcext:value-type="float">
            <text:p>0.015702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" calcext:value-type="float">
            <text:p>0</text:p>
          </table:table-cell>
          <table:table-cell office:value-type="float" office:value="61782" calcext:value-type="float">
            <text:p>61782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8</text:p>
          </table:table-cell>
          <table:table-cell office:value-type="float" office:value="0.013928" calcext:value-type="float">
            <text:p>0.013928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" calcext:value-type="float">
            <text:p>0</text:p>
          </table:table-cell>
          <table:table-cell office:value-type="float" office:value="93044" calcext:value-type="float">
            <text:p>930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2:5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0.005083" calcext:value-type="float">
            <text:p>0.005083</text:p>
          </table:table-cell>
          <table:table-cell office:value-type="float" office:value="0" calcext:value-type="float">
            <text:p>0</text:p>
          </table:table-cell>
          <table:table-cell office:value-type="float" office:value="75806" calcext:value-type="float">
            <text:p>758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0</text:p>
          </table:table-cell>
          <table:table-cell office:value-type="float" office:value="0.010494" calcext:value-type="float">
            <text:p>0.010494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" calcext:value-type="float">
            <text:p>0</text:p>
          </table:table-cell>
          <table:table-cell office:value-type="float" office:value="46875" calcext:value-type="float">
            <text:p>4687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1</text:p>
          </table:table-cell>
          <table:table-cell office:value-type="float" office:value="0.008592" calcext:value-type="float">
            <text:p>0.008592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" calcext:value-type="float">
            <text:p>0</text:p>
          </table:table-cell>
          <table:table-cell office:value-type="float" office:value="19711" calcext:value-type="float">
            <text:p>1971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2</text:p>
          </table:table-cell>
          <table:table-cell office:value-type="float" office:value="0.015026" calcext:value-type="float">
            <text:p>0.015026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0" calcext:value-type="float">
            <text:p>0</text:p>
          </table:table-cell>
          <table:table-cell office:value-type="float" office:value="78957" calcext:value-type="float">
            <text:p>7895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3</text:p>
          </table:table-cell>
          <table:table-cell office:value-type="float" office:value="0.015006" calcext:value-type="float">
            <text:p>0.015006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" calcext:value-type="float">
            <text:p>0</text:p>
          </table:table-cell>
          <table:table-cell office:value-type="float" office:value="63059" calcext:value-type="float">
            <text:p>63059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4</text:p>
          </table:table-cell>
          <table:table-cell office:value-type="float" office:value="0.014473" calcext:value-type="float">
            <text:p>0.014473</text:p>
          </table:table-cell>
          <table:table-cell office:value-type="float" office:value="0.006241" calcext:value-type="float">
            <text:p>0.006241</text:p>
          </table:table-cell>
          <table:table-cell office:value-type="float" office:value="0" calcext:value-type="float">
            <text:p>0</text:p>
          </table:table-cell>
          <table:table-cell office:value-type="float" office:value="101668" calcext:value-type="float">
            <text:p>10166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5</text:p>
          </table:table-cell>
          <table:table-cell office:value-type="float" office:value="0.021683" calcext:value-type="float">
            <text:p>0.021683</text:p>
          </table:table-cell>
          <table:table-cell office:value-type="float" office:value="0.013119" calcext:value-type="float">
            <text:p>0.013119</text:p>
          </table:table-cell>
          <table:table-cell office:value-type="float" office:value="0" calcext:value-type="float">
            <text:p>0</text:p>
          </table:table-cell>
          <table:table-cell office:value-type="float" office:value="107851" calcext:value-type="float">
            <text:p>10785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6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02428" calcext:value-type="float">
            <text:p>0.002428</text:p>
          </table:table-cell>
          <table:table-cell office:value-type="float" office:value="0" calcext:value-type="float">
            <text:p>0</text:p>
          </table:table-cell>
          <table:table-cell office:value-type="float" office:value="52491" calcext:value-type="float">
            <text:p>52491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7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" calcext:value-type="float">
            <text:p>0</text:p>
          </table:table-cell>
          <table:table-cell office:value-type="float" office:value="62306" calcext:value-type="float">
            <text:p>623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8</text:p>
          </table:table-cell>
          <table:table-cell office:value-type="float" office:value="0.010593" calcext:value-type="float">
            <text:p>0.010593</text:p>
          </table:table-cell>
          <table:table-cell office:value-type="float" office:value="0.001854" calcext:value-type="float">
            <text:p>0.001854</text:p>
          </table:table-cell>
          <table:table-cell office:value-type="float" office:value="0" calcext:value-type="float">
            <text:p>0</text:p>
          </table:table-cell>
          <table:table-cell office:value-type="float" office:value="41454" calcext:value-type="float">
            <text:p>4145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09</text:p>
          </table:table-cell>
          <table:table-cell office:value-type="float" office:value="0.022153" calcext:value-type="float">
            <text:p>0.022153</text:p>
          </table:table-cell>
          <table:table-cell office:value-type="float" office:value="0.007891" calcext:value-type="float">
            <text:p>0.007891</text:p>
          </table:table-cell>
          <table:table-cell office:value-type="float" office:value="0" calcext:value-type="float">
            <text:p>0</text:p>
          </table:table-cell>
          <table:table-cell office:value-type="float" office:value="83410" calcext:value-type="float">
            <text:p>834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0</text:p>
          </table:table-cell>
          <table:table-cell office:value-type="float" office:value="0.023616" calcext:value-type="float">
            <text:p>0.023616</text:p>
          </table:table-cell>
          <table:table-cell office:value-type="float" office:value="0.012725" calcext:value-type="float">
            <text:p>0.012725</text:p>
          </table:table-cell>
          <table:table-cell office:value-type="float" office:value="0" calcext:value-type="float">
            <text:p>0</text:p>
          </table:table-cell>
          <table:table-cell office:value-type="float" office:value="129564" calcext:value-type="float">
            <text:p>1295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1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0" calcext:value-type="float">
            <text:p>0</text:p>
          </table:table-cell>
          <table:table-cell office:value-type="float" office:value="72712" calcext:value-type="float">
            <text:p>7271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2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" calcext:value-type="float">
            <text:p>0</text:p>
          </table:table-cell>
          <table:table-cell office:value-type="float" office:value="73194" calcext:value-type="float">
            <text:p>7319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3</text:p>
          </table:table-cell>
          <table:table-cell office:value-type="float" office:value="0.02174" calcext:value-type="float">
            <text:p>0.02174</text:p>
          </table:table-cell>
          <table:table-cell office:value-type="float" office:value="0.009218" calcext:value-type="float">
            <text:p>0.009218</text:p>
          </table:table-cell>
          <table:table-cell office:value-type="float" office:value="0" calcext:value-type="float">
            <text:p>0</text:p>
          </table:table-cell>
          <table:table-cell office:value-type="float" office:value="93298" calcext:value-type="float">
            <text:p>9329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4</text:p>
          </table:table-cell>
          <table:table-cell office:value-type="float" office:value="0.012292" calcext:value-type="float">
            <text:p>0.012292</text:p>
          </table:table-cell>
          <table:table-cell office:value-type="float" office:value="0.003425" calcext:value-type="float">
            <text:p>0.003425</text:p>
          </table:table-cell>
          <table:table-cell office:value-type="float" office:value="0" calcext:value-type="float">
            <text:p>0</text:p>
          </table:table-cell>
          <table:table-cell office:value-type="float" office:value="70916" calcext:value-type="float">
            <text:p>7091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5</text:p>
          </table:table-cell>
          <table:table-cell office:value-type="float" office:value="0.015757" calcext:value-type="float">
            <text:p>0.015757</text:p>
          </table:table-cell>
          <table:table-cell office:value-type="float" office:value="0.009316" calcext:value-type="float">
            <text:p>0.009316</text:p>
          </table:table-cell>
          <table:table-cell office:value-type="float" office:value="0" calcext:value-type="float">
            <text:p>0</text:p>
          </table:table-cell>
          <table:table-cell office:value-type="float" office:value="91936" calcext:value-type="float">
            <text:p>9193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6</text:p>
          </table:table-cell>
          <table:table-cell office:value-type="float" office:value="0.012155" calcext:value-type="float">
            <text:p>0.012155</text:p>
          </table:table-cell>
          <table:table-cell office:value-type="float" office:value="0.004702" calcext:value-type="float">
            <text:p>0.004702</text:p>
          </table:table-cell>
          <table:table-cell office:value-type="float" office:value="0" calcext:value-type="float">
            <text:p>0</text:p>
          </table:table-cell>
          <table:table-cell office:value-type="float" office:value="58525" calcext:value-type="float">
            <text:p>585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7</text:p>
          </table:table-cell>
          <table:table-cell office:value-type="float" office:value="0.026662" calcext:value-type="float">
            <text:p>0.026662</text:p>
          </table:table-cell>
          <table:table-cell office:value-type="float" office:value="0.015656" calcext:value-type="float">
            <text:p>0.015656</text:p>
          </table:table-cell>
          <table:table-cell office:value-type="float" office:value="0" calcext:value-type="float">
            <text:p>0</text:p>
          </table:table-cell>
          <table:table-cell office:value-type="float" office:value="122420" calcext:value-type="float">
            <text:p>12242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8</text:p>
          </table:table-cell>
          <table:table-cell office:value-type="float" office:value="0.019728" calcext:value-type="float">
            <text:p>0.019728</text:p>
          </table:table-cell>
          <table:table-cell office:value-type="float" office:value="0.007461" calcext:value-type="float">
            <text:p>0.007461</text:p>
          </table:table-cell>
          <table:table-cell office:value-type="float" office:value="0" calcext:value-type="float">
            <text:p>0</text:p>
          </table:table-cell>
          <table:table-cell office:value-type="float" office:value="91240" calcext:value-type="float">
            <text:p>9124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19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0" calcext:value-type="float">
            <text:p>0</text:p>
          </table:table-cell>
          <table:table-cell office:value-type="float" office:value="142322" calcext:value-type="float">
            <text:p>1423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0</text:p>
          </table:table-cell>
          <table:table-cell office:value-type="float" office:value="0.011948" calcext:value-type="float">
            <text:p>0.011948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" calcext:value-type="float">
            <text:p>0</text:p>
          </table:table-cell>
          <table:table-cell office:value-type="float" office:value="42355" calcext:value-type="float">
            <text:p>4235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1</text:p>
          </table:table-cell>
          <table:table-cell office:value-type="float" office:value="0.018269" calcext:value-type="float">
            <text:p>0.018269</text:p>
          </table:table-cell>
          <table:table-cell office:value-type="float" office:value="0.012053" calcext:value-type="float">
            <text:p>0.012053</text:p>
          </table:table-cell>
          <table:table-cell office:value-type="float" office:value="0" calcext:value-type="float">
            <text:p>0</text:p>
          </table:table-cell>
          <table:table-cell office:value-type="float" office:value="87168" calcext:value-type="float">
            <text:p>8716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2</text:p>
          </table:table-cell>
          <table:table-cell office:value-type="float" office:value="0.015158" calcext:value-type="float">
            <text:p>0.015158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" calcext:value-type="float">
            <text:p>0</text:p>
          </table:table-cell>
          <table:table-cell office:value-type="float" office:value="103801" calcext:value-type="float">
            <text:p>10380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3</text:p>
          </table:table-cell>
          <table:table-cell office:value-type="float" office:value="0.016046" calcext:value-type="float">
            <text:p>0.016046</text:p>
          </table:table-cell>
          <table:table-cell office:value-type="float" office:value="0.004992" calcext:value-type="float">
            <text:p>0.004992</text:p>
          </table:table-cell>
          <table:table-cell office:value-type="float" office:value="0" calcext:value-type="float">
            <text:p>0</text:p>
          </table:table-cell>
          <table:table-cell office:value-type="float" office:value="79615" calcext:value-type="float">
            <text:p>7961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4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" calcext:value-type="float">
            <text:p>0</text:p>
          </table:table-cell>
          <table:table-cell office:value-type="float" office:value="46468" calcext:value-type="float">
            <text:p>4646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5</text:p>
          </table:table-cell>
          <table:table-cell office:value-type="float" office:value="0.030624" calcext:value-type="float">
            <text:p>0.030624</text:p>
          </table:table-cell>
          <table:table-cell office:value-type="float" office:value="0.014579" calcext:value-type="float">
            <text:p>0.014579</text:p>
          </table:table-cell>
          <table:table-cell office:value-type="float" office:value="0" calcext:value-type="float">
            <text:p>0</text:p>
          </table:table-cell>
          <table:table-cell office:value-type="float" office:value="125441" calcext:value-type="float">
            <text:p>12544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6</text:p>
          </table:table-cell>
          <table:table-cell office:value-type="float" office:value="0.016635" calcext:value-type="float">
            <text:p>0.016635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" calcext:value-type="float">
            <text:p>0</text:p>
          </table:table-cell>
          <table:table-cell office:value-type="float" office:value="50339" calcext:value-type="float">
            <text:p>503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7</text:p>
          </table:table-cell>
          <table:table-cell office:value-type="float" office:value="0.028233" calcext:value-type="float">
            <text:p>0.028233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" calcext:value-type="float">
            <text:p>0</text:p>
          </table:table-cell>
          <table:table-cell office:value-type="float" office:value="111805" calcext:value-type="float">
            <text:p>11180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8</text:p>
          </table:table-cell>
          <table:table-cell office:value-type="float" office:value="0.046783" calcext:value-type="float">
            <text:p>0.046783</text:p>
          </table:table-cell>
          <table:table-cell office:value-type="float" office:value="0.021181" calcext:value-type="float">
            <text:p>0.021181</text:p>
          </table:table-cell>
          <table:table-cell office:value-type="float" office:value="0" calcext:value-type="float">
            <text:p>0</text:p>
          </table:table-cell>
          <table:table-cell office:value-type="float" office:value="152744" calcext:value-type="float">
            <text:p>15274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29</text:p>
          </table:table-cell>
          <table:table-cell office:value-type="float" office:value="0.012779" calcext:value-type="float">
            <text:p>0.012779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" calcext:value-type="float">
            <text:p>0</text:p>
          </table:table-cell>
          <table:table-cell office:value-type="float" office:value="66125" calcext:value-type="float">
            <text:p>6612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0</text:p>
          </table:table-cell>
          <table:table-cell office:value-type="float" office:value="0.159764" calcext:value-type="float">
            <text:p>0.159764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0" calcext:value-type="float">
            <text:p>0</text:p>
          </table:table-cell>
          <table:table-cell office:value-type="float" office:value="51214" calcext:value-type="float">
            <text:p>5121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1</text:p>
          </table:table-cell>
          <table:table-cell office:value-type="float" office:value="0.010945" calcext:value-type="float">
            <text:p>0.010945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" calcext:value-type="float">
            <text:p>0</text:p>
          </table:table-cell>
          <table:table-cell office:value-type="float" office:value="37971" calcext:value-type="float">
            <text:p>3797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2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05081" calcext:value-type="float">
            <text:p>0.005081</text:p>
          </table:table-cell>
          <table:table-cell office:value-type="float" office:value="0" calcext:value-type="float">
            <text:p>0</text:p>
          </table:table-cell>
          <table:table-cell office:value-type="float" office:value="69065" calcext:value-type="float">
            <text:p>69065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3</text:p>
          </table:table-cell>
          <table:table-cell office:value-type="float" office:value="0.135496" calcext:value-type="float">
            <text:p>0.135496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0" calcext:value-type="float">
            <text:p>0</text:p>
          </table:table-cell>
          <table:table-cell office:value-type="float" office:value="280980" calcext:value-type="float">
            <text:p>28098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4</text:p>
          </table:table-cell>
          <table:table-cell office:value-type="float" office:value="0.251879" calcext:value-type="float">
            <text:p>0.251879</text:p>
          </table:table-cell>
          <table:table-cell office:value-type="float" office:value="0.093048" calcext:value-type="float">
            <text:p>0.093048</text:p>
          </table:table-cell>
          <table:table-cell office:value-type="float" office:value="0" calcext:value-type="float">
            <text:p>0</text:p>
          </table:table-cell>
          <table:table-cell office:value-type="float" office:value="216798" calcext:value-type="float">
            <text:p>21679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5</text:p>
          </table:table-cell>
          <table:table-cell office:value-type="float" office:value="0.040432" calcext:value-type="float">
            <text:p>0.040432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" calcext:value-type="float">
            <text:p>0</text:p>
          </table:table-cell>
          <table:table-cell office:value-type="float" office:value="64437" calcext:value-type="float">
            <text:p>6443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6</text:p>
          </table:table-cell>
          <table:table-cell office:value-type="float" office:value="0.081094" calcext:value-type="float">
            <text:p>0.081094</text:p>
          </table:table-cell>
          <table:table-cell office:value-type="float" office:value="0.063028" calcext:value-type="float">
            <text:p>0.063028</text:p>
          </table:table-cell>
          <table:table-cell office:value-type="float" office:value="0" calcext:value-type="float">
            <text:p>0</text:p>
          </table:table-cell>
          <table:table-cell office:value-type="float" office:value="248148" calcext:value-type="float">
            <text:p>24814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7</text:p>
          </table:table-cell>
          <table:table-cell office:value-type="float" office:value="0.10732" calcext:value-type="float">
            <text:p>0.10732</text:p>
          </table:table-cell>
          <table:table-cell office:value-type="float" office:value="0.027631" calcext:value-type="float">
            <text:p>0.027631</text:p>
          </table:table-cell>
          <table:table-cell office:value-type="float" office:value="0" calcext:value-type="float">
            <text:p>0</text:p>
          </table:table-cell>
          <table:table-cell office:value-type="float" office:value="96162" calcext:value-type="float">
            <text:p>9616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8</text:p>
          </table:table-cell>
          <table:table-cell office:value-type="float" office:value="0.065847" calcext:value-type="float">
            <text:p>0.065847</text:p>
          </table:table-cell>
          <table:table-cell office:value-type="float" office:value="0.065423" calcext:value-type="float">
            <text:p>0.065423</text:p>
          </table:table-cell>
          <table:table-cell office:value-type="float" office:value="0" calcext:value-type="float">
            <text:p>0</text:p>
          </table:table-cell>
          <table:table-cell office:value-type="float" office:value="245099" calcext:value-type="float">
            <text:p>24509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39</text:p>
          </table:table-cell>
          <table:table-cell office:value-type="float" office:value="0.285751" calcext:value-type="float">
            <text:p>0.285751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" calcext:value-type="float">
            <text:p>0</text:p>
          </table:table-cell>
          <table:table-cell office:value-type="float" office:value="145106" calcext:value-type="float">
            <text:p>1451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0</text:p>
          </table:table-cell>
          <table:table-cell office:value-type="float" office:value="0.032374" calcext:value-type="float">
            <text:p>0.032374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" calcext:value-type="float">
            <text:p>0</text:p>
          </table:table-cell>
          <table:table-cell office:value-type="float" office:value="114240" calcext:value-type="float">
            <text:p>11424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1</text:p>
          </table:table-cell>
          <table:table-cell office:value-type="float" office:value="0.022903" calcext:value-type="float">
            <text:p>0.022903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0" calcext:value-type="float">
            <text:p>0</text:p>
          </table:table-cell>
          <table:table-cell office:value-type="float" office:value="65091" calcext:value-type="float">
            <text:p>6509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2</text:p>
          </table:table-cell>
          <table:table-cell office:value-type="float" office:value="0.024589" calcext:value-type="float">
            <text:p>0.024589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0" calcext:value-type="float">
            <text:p>0</text:p>
          </table:table-cell>
          <table:table-cell office:value-type="float" office:value="84033" calcext:value-type="float">
            <text:p>8403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3</text:p>
          </table:table-cell>
          <table:table-cell office:value-type="float" office:value="0.034054" calcext:value-type="float">
            <text:p>0.034054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0" calcext:value-type="float">
            <text:p>0</text:p>
          </table:table-cell>
          <table:table-cell office:value-type="float" office:value="95688" calcext:value-type="float">
            <text:p>956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4</text:p>
          </table:table-cell>
          <table:table-cell office:value-type="float" office:value="0.024615" calcext:value-type="float">
            <text:p>0.024615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0" calcext:value-type="float">
            <text:p>0</text:p>
          </table:table-cell>
          <table:table-cell office:value-type="float" office:value="89367" calcext:value-type="float">
            <text:p>893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5</text:p>
          </table:table-cell>
          <table:table-cell office:value-type="float" office:value="0.030937" calcext:value-type="float">
            <text:p>0.030937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" calcext:value-type="float">
            <text:p>0</text:p>
          </table:table-cell>
          <table:table-cell office:value-type="float" office:value="75270" calcext:value-type="float">
            <text:p>752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6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" calcext:value-type="float">
            <text:p>0</text:p>
          </table:table-cell>
          <table:table-cell office:value-type="float" office:value="42378" calcext:value-type="float">
            <text:p>423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7</text:p>
          </table:table-cell>
          <table:table-cell office:value-type="float" office:value="0.017076" calcext:value-type="float">
            <text:p>0.017076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" calcext:value-type="float">
            <text:p>0</text:p>
          </table:table-cell>
          <table:table-cell office:value-type="float" office:value="31178" calcext:value-type="float">
            <text:p>311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8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" calcext:value-type="float">
            <text:p>0</text:p>
          </table:table-cell>
          <table:table-cell office:value-type="float" office:value="69318" calcext:value-type="float">
            <text:p>6931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49</text:p>
          </table:table-cell>
          <table:table-cell office:value-type="float" office:value="0.015686" calcext:value-type="float">
            <text:p>0.015686</text:p>
          </table:table-cell>
          <table:table-cell office:value-type="float" office:value="0.002306" calcext:value-type="float">
            <text:p>0.002306</text:p>
          </table:table-cell>
          <table:table-cell office:value-type="float" office:value="0" calcext:value-type="float">
            <text:p>0</text:p>
          </table:table-cell>
          <table:table-cell office:value-type="float" office:value="50488" calcext:value-type="float">
            <text:p>504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0</text:p>
          </table:table-cell>
          <table:table-cell office:value-type="float" office:value="0.022245" calcext:value-type="float">
            <text:p>0.022245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" calcext:value-type="float">
            <text:p>0</text:p>
          </table:table-cell>
          <table:table-cell office:value-type="float" office:value="71527" calcext:value-type="float">
            <text:p>7152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1</text:p>
          </table:table-cell>
          <table:table-cell office:value-type="float" office:value="0.165904" calcext:value-type="float">
            <text:p>0.165904</text:p>
          </table:table-cell>
          <table:table-cell office:value-type="float" office:value="0.146361" calcext:value-type="float">
            <text:p>0.146361</text:p>
          </table:table-cell>
          <table:table-cell office:value-type="float" office:value="0" calcext:value-type="float">
            <text:p>0</text:p>
          </table:table-cell>
          <table:table-cell office:value-type="float" office:value="402597" calcext:value-type="float">
            <text:p>4025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2</text:p>
          </table:table-cell>
          <table:table-cell office:value-type="float" office:value="3.300705" calcext:value-type="float">
            <text:p>3.300705</text:p>
          </table:table-cell>
          <table:table-cell office:value-type="float" office:value="6.275621" calcext:value-type="float">
            <text:p>6.275621</text:p>
          </table:table-cell>
          <table:table-cell office:value-type="float" office:value="0" calcext:value-type="float">
            <text:p>0</text:p>
          </table:table-cell>
          <table:table-cell office:value-type="float" office:value="3958754" calcext:value-type="float">
            <text:p>39587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3</text:p>
          </table:table-cell>
          <table:table-cell office:value-type="float" office:value="24.757029" calcext:value-type="float">
            <text:p>24.757029</text:p>
          </table:table-cell>
          <table:table-cell office:value-type="float" office:value="9.07825" calcext:value-type="float">
            <text:p>9.07825</text:p>
          </table:table-cell>
          <table:table-cell office:value-type="float" office:value="0" calcext:value-type="float">
            <text:p>0</text:p>
          </table:table-cell>
          <table:table-cell office:value-type="float" office:value="8074820" calcext:value-type="float">
            <text:p>807482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4</text:p>
          </table:table-cell>
          <table:table-cell office:value-type="float" office:value="30.44933" calcext:value-type="float">
            <text:p>30.44933</text:p>
          </table:table-cell>
          <table:table-cell office:value-type="float" office:value="0.078423" calcext:value-type="float">
            <text:p>0.078423</text:p>
          </table:table-cell>
          <table:table-cell office:value-type="float" office:value="0" calcext:value-type="float">
            <text:p>0</text:p>
          </table:table-cell>
          <table:table-cell office:value-type="float" office:value="80746" calcext:value-type="float">
            <text:p>8074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5</text:p>
          </table:table-cell>
          <table:table-cell office:value-type="float" office:value="29.66622" calcext:value-type="float">
            <text:p>29.66622</text:p>
          </table:table-cell>
          <table:table-cell office:value-type="float" office:value="1.424818" calcext:value-type="float">
            <text:p>1.424818</text:p>
          </table:table-cell>
          <table:table-cell office:value-type="float" office:value="0" calcext:value-type="float">
            <text:p>0</text:p>
          </table:table-cell>
          <table:table-cell office:value-type="float" office:value="573949" calcext:value-type="float">
            <text:p>57394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6</text:p>
          </table:table-cell>
          <table:table-cell office:value-type="float" office:value="24.563797" calcext:value-type="float">
            <text:p>24.563797</text:p>
          </table:table-cell>
          <table:table-cell office:value-type="float" office:value="0.052769" calcext:value-type="float">
            <text:p>0.052769</text:p>
          </table:table-cell>
          <table:table-cell office:value-type="float" office:value="0" calcext:value-type="float">
            <text:p>0</text:p>
          </table:table-cell>
          <table:table-cell office:value-type="float" office:value="62031" calcext:value-type="float">
            <text:p>62031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7</text:p>
          </table:table-cell>
          <table:table-cell office:value-type="float" office:value="19.507226" calcext:value-type="float">
            <text:p>19.507226</text:p>
          </table:table-cell>
          <table:table-cell office:value-type="float" office:value="0.025766" calcext:value-type="float">
            <text:p>0.025766</text:p>
          </table:table-cell>
          <table:table-cell office:value-type="float" office:value="0" calcext:value-type="float">
            <text:p>0</text:p>
          </table:table-cell>
          <table:table-cell office:value-type="float" office:value="44805" calcext:value-type="float">
            <text:p>4480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8</text:p>
          </table:table-cell>
          <table:table-cell office:value-type="float" office:value="18.460614" calcext:value-type="float">
            <text:p>18.460614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" calcext:value-type="float">
            <text:p>0</text:p>
          </table:table-cell>
          <table:table-cell office:value-type="float" office:value="3733" calcext:value-type="float">
            <text:p>373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3:59</text:p>
          </table:table-cell>
          <table:table-cell office:value-type="float" office:value="14.608214" calcext:value-type="float">
            <text:p>14.60821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0</text:p>
          </table:table-cell>
          <table:table-cell office:value-type="float" office:value="10.051127" calcext:value-type="float">
            <text:p>10.05112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1</text:p>
          </table:table-cell>
          <table:table-cell office:value-type="float" office:value="7.555799" calcext:value-type="float">
            <text:p>7.55579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2</text:p>
          </table:table-cell>
          <table:table-cell office:value-type="float" office:value="7.393259" calcext:value-type="float">
            <text:p>7.393259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3</text:p>
          </table:table-cell>
          <table:table-cell office:value-type="float" office:value="7.187028" calcext:value-type="float">
            <text:p>7.18702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4</text:p>
          </table:table-cell>
          <table:table-cell office:value-type="float" office:value="4.689256" calcext:value-type="float">
            <text:p>4.68925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5</text:p>
          </table:table-cell>
          <table:table-cell office:value-type="float" office:value="3.281296" calcext:value-type="float">
            <text:p>3.28129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6</text:p>
          </table:table-cell>
          <table:table-cell office:value-type="float" office:value="2.013344" calcext:value-type="float">
            <text:p>2.013344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7</text:p>
          </table:table-cell>
          <table:table-cell office:value-type="float" office:value="0.578553" calcext:value-type="float">
            <text:p>0.57855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8</text:p>
          </table:table-cell>
          <table:table-cell office:value-type="float" office:value="0.103481" calcext:value-type="float">
            <text:p>0.10348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09</text:p>
          </table:table-cell>
          <table:table-cell office:value-type="float" office:value="0.204575" calcext:value-type="float">
            <text:p>0.20457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0</text:p>
          </table:table-cell>
          <table:table-cell office:value-type="float" office:value="0.090127" calcext:value-type="float">
            <text:p>0.09012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1</text:p>
          </table:table-cell>
          <table:table-cell office:value-type="float" office:value="0.098405" calcext:value-type="float">
            <text:p>0.0984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2</text:p>
          </table:table-cell>
          <table:table-cell office:value-type="float" office:value="0.101908" calcext:value-type="float">
            <text:p>0.10190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3</text:p>
          </table:table-cell>
          <table:table-cell office:value-type="float" office:value="0.08956" calcext:value-type="float">
            <text:p>0.08956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4</text:p>
          </table:table-cell>
          <table:table-cell office:value-type="float" office:value="0.050953" calcext:value-type="float">
            <text:p>0.050953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5</text:p>
          </table:table-cell>
          <table:table-cell office:value-type="float" office:value="0.021623" calcext:value-type="float">
            <text:p>0.02162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6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7</text:p>
          </table:table-cell>
          <table:table-cell office:value-type="float" office:value="0.018703" calcext:value-type="float">
            <text:p>0.01870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8</text:p>
          </table:table-cell>
          <table:table-cell office:value-type="float" office:value="0.021001" calcext:value-type="float">
            <text:p>0.02100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19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0</text:p>
          </table:table-cell>
          <table:table-cell office:value-type="float" office:value="20.188559" calcext:value-type="float">
            <text:p>20.188559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" calcext:value-type="float">
            <text:p>0</text:p>
          </table:table-cell>
          <table:table-cell office:value-type="float" office:value="5182" calcext:value-type="float">
            <text:p>518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1</text:p>
          </table:table-cell>
          <table:table-cell office:value-type="float" office:value="20.821947" calcext:value-type="float">
            <text:p>20.821947</text:p>
          </table:table-cell>
          <table:table-cell office:value-type="float" office:value="0.047168" calcext:value-type="float">
            <text:p>0.047168</text:p>
          </table:table-cell>
          <table:table-cell office:value-type="float" office:value="0" calcext:value-type="float">
            <text:p>0</text:p>
          </table:table-cell>
          <table:table-cell office:value-type="float" office:value="16470" calcext:value-type="float">
            <text:p>1647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2</text:p>
          </table:table-cell>
          <table:table-cell office:value-type="float" office:value="20.773296" calcext:value-type="float">
            <text:p>20.773296</text:p>
          </table:table-cell>
          <table:table-cell office:value-type="float" office:value="0.021413" calcext:value-type="float">
            <text:p>0.021413</text:p>
          </table:table-cell>
          <table:table-cell office:value-type="float" office:value="0" calcext:value-type="float">
            <text:p>0</text:p>
          </table:table-cell>
          <table:table-cell office:value-type="float" office:value="23809" calcext:value-type="float">
            <text:p>2380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3</text:p>
          </table:table-cell>
          <table:table-cell office:value-type="float" office:value="20.347071" calcext:value-type="float">
            <text:p>20.347071</text:p>
          </table:table-cell>
          <table:table-cell office:value-type="float" office:value="0.069053" calcext:value-type="float">
            <text:p>0.069053</text:p>
          </table:table-cell>
          <table:table-cell office:value-type="float" office:value="0" calcext:value-type="float">
            <text:p>0</text:p>
          </table:table-cell>
          <table:table-cell office:value-type="float" office:value="69613" calcext:value-type="float">
            <text:p>696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4</text:p>
          </table:table-cell>
          <table:table-cell office:value-type="float" office:value="21.010472" calcext:value-type="float">
            <text:p>21.010472</text:p>
          </table:table-cell>
          <table:table-cell office:value-type="float" office:value="0.093947" calcext:value-type="float">
            <text:p>0.093947</text:p>
          </table:table-cell>
          <table:table-cell office:value-type="float" office:value="0" calcext:value-type="float">
            <text:p>0</text:p>
          </table:table-cell>
          <table:table-cell office:value-type="float" office:value="93622" calcext:value-type="float">
            <text:p>9362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5</text:p>
          </table:table-cell>
          <table:table-cell office:value-type="float" office:value="19.881046" calcext:value-type="float">
            <text:p>19.881046</text:p>
          </table:table-cell>
          <table:table-cell office:value-type="float" office:value="0.146827" calcext:value-type="float">
            <text:p>0.146827</text:p>
          </table:table-cell>
          <table:table-cell office:value-type="float" office:value="0" calcext:value-type="float">
            <text:p>0</text:p>
          </table:table-cell>
          <table:table-cell office:value-type="float" office:value="97192" calcext:value-type="float">
            <text:p>9719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6</text:p>
          </table:table-cell>
          <table:table-cell office:value-type="float" office:value="19.701265" calcext:value-type="float">
            <text:p>19.701265</text:p>
          </table:table-cell>
          <table:table-cell office:value-type="float" office:value="0.100665" calcext:value-type="float">
            <text:p>0.100665</text:p>
          </table:table-cell>
          <table:table-cell office:value-type="float" office:value="0" calcext:value-type="float">
            <text:p>0</text:p>
          </table:table-cell>
          <table:table-cell office:value-type="float" office:value="85041" calcext:value-type="float">
            <text:p>8504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7</text:p>
          </table:table-cell>
          <table:table-cell office:value-type="float" office:value="20.853899" calcext:value-type="float">
            <text:p>20.853899</text:p>
          </table:table-cell>
          <table:table-cell office:value-type="float" office:value="0.123192" calcext:value-type="float">
            <text:p>0.123192</text:p>
          </table:table-cell>
          <table:table-cell office:value-type="float" office:value="0" calcext:value-type="float">
            <text:p>0</text:p>
          </table:table-cell>
          <table:table-cell office:value-type="float" office:value="151448" calcext:value-type="float">
            <text:p>15144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8</text:p>
          </table:table-cell>
          <table:table-cell office:value-type="float" office:value="20.431269" calcext:value-type="float">
            <text:p>20.431269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" calcext:value-type="float">
            <text:p>0</text:p>
          </table:table-cell>
          <table:table-cell office:value-type="float" office:value="101722" calcext:value-type="float">
            <text:p>10172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29</text:p>
          </table:table-cell>
          <table:table-cell office:value-type="float" office:value="20.337297" calcext:value-type="float">
            <text:p>20.337297</text:p>
          </table:table-cell>
          <table:table-cell office:value-type="float" office:value="0.065508" calcext:value-type="float">
            <text:p>0.065508</text:p>
          </table:table-cell>
          <table:table-cell office:value-type="float" office:value="0" calcext:value-type="float">
            <text:p>0</text:p>
          </table:table-cell>
          <table:table-cell office:value-type="float" office:value="107659" calcext:value-type="float">
            <text:p>10765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0</text:p>
          </table:table-cell>
          <table:table-cell office:value-type="float" office:value="20.036195" calcext:value-type="float">
            <text:p>20.036195</text:p>
          </table:table-cell>
          <table:table-cell office:value-type="float" office:value="0.040642" calcext:value-type="float">
            <text:p>0.040642</text:p>
          </table:table-cell>
          <table:table-cell office:value-type="float" office:value="0" calcext:value-type="float">
            <text:p>0</text:p>
          </table:table-cell>
          <table:table-cell office:value-type="float" office:value="79907" calcext:value-type="float">
            <text:p>7990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1</text:p>
          </table:table-cell>
          <table:table-cell office:value-type="float" office:value="19.506508" calcext:value-type="float">
            <text:p>19.506508</text:p>
          </table:table-cell>
          <table:table-cell office:value-type="float" office:value="0.028984" calcext:value-type="float">
            <text:p>0.028984</text:p>
          </table:table-cell>
          <table:table-cell office:value-type="float" office:value="0" calcext:value-type="float">
            <text:p>0</text:p>
          </table:table-cell>
          <table:table-cell office:value-type="float" office:value="67638" calcext:value-type="float">
            <text:p>6763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2</text:p>
          </table:table-cell>
          <table:table-cell office:value-type="float" office:value="19.079475" calcext:value-type="float">
            <text:p>19.079475</text:p>
          </table:table-cell>
          <table:table-cell office:value-type="float" office:value="0.021259" calcext:value-type="float">
            <text:p>0.021259</text:p>
          </table:table-cell>
          <table:table-cell office:value-type="float" office:value="0" calcext:value-type="float">
            <text:p>0</text:p>
          </table:table-cell>
          <table:table-cell office:value-type="float" office:value="81137" calcext:value-type="float">
            <text:p>8113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3</text:p>
          </table:table-cell>
          <table:table-cell office:value-type="float" office:value="18.35906" calcext:value-type="float">
            <text:p>18.35906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0" calcext:value-type="float">
            <text:p>0</text:p>
          </table:table-cell>
          <table:table-cell office:value-type="float" office:value="70343" calcext:value-type="float">
            <text:p>7034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4</text:p>
          </table:table-cell>
          <table:table-cell office:value-type="float" office:value="17.392243" calcext:value-type="float">
            <text:p>17.392243</text:p>
          </table:table-cell>
          <table:table-cell office:value-type="float" office:value="0.010465" calcext:value-type="float">
            <text:p>0.010465</text:p>
          </table:table-cell>
          <table:table-cell office:value-type="float" office:value="0" calcext:value-type="float">
            <text:p>0</text:p>
          </table:table-cell>
          <table:table-cell office:value-type="float" office:value="42096" calcext:value-type="float">
            <text:p>4209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5</text:p>
          </table:table-cell>
          <table:table-cell office:value-type="float" office:value="17.306379" calcext:value-type="float">
            <text:p>17.306379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" calcext:value-type="float">
            <text:p>0</text:p>
          </table:table-cell>
          <table:table-cell office:value-type="float" office:value="17030" calcext:value-type="float">
            <text:p>1703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6</text:p>
          </table:table-cell>
          <table:table-cell office:value-type="float" office:value="11.430418" calcext:value-type="float">
            <text:p>11.430418</text:p>
          </table:table-cell>
          <table:table-cell office:value-type="float" office:value="0.012935" calcext:value-type="float">
            <text:p>0.012935</text:p>
          </table:table-cell>
          <table:table-cell office:value-type="float" office:value="0" calcext:value-type="float">
            <text:p>0</text:p>
          </table:table-cell>
          <table:table-cell office:value-type="float" office:value="18712" calcext:value-type="float">
            <text:p>187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7</text:p>
          </table:table-cell>
          <table:table-cell office:value-type="float" office:value="10.569055" calcext:value-type="float">
            <text:p>10.569055</text:p>
          </table:table-cell>
          <table:table-cell office:value-type="float" office:value="0.097688" calcext:value-type="float">
            <text:p>0.097688</text:p>
          </table:table-cell>
          <table:table-cell office:value-type="float" office:value="0" calcext:value-type="float">
            <text:p>0</text:p>
          </table:table-cell>
          <table:table-cell office:value-type="float" office:value="44516" calcext:value-type="float">
            <text:p>4451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8</text:p>
          </table:table-cell>
          <table:table-cell office:value-type="float" office:value="8.977416" calcext:value-type="float">
            <text:p>8.977416</text:p>
          </table:table-cell>
          <table:table-cell office:value-type="float" office:value="0.118674" calcext:value-type="float">
            <text:p>0.118674</text:p>
          </table:table-cell>
          <table:table-cell office:value-type="float" office:value="0" calcext:value-type="float">
            <text:p>0</text:p>
          </table:table-cell>
          <table:table-cell office:value-type="float" office:value="54651" calcext:value-type="float">
            <text:p>546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39</text:p>
          </table:table-cell>
          <table:table-cell office:value-type="float" office:value="9.229559" calcext:value-type="float">
            <text:p>9.229559</text:p>
          </table:table-cell>
          <table:table-cell office:value-type="float" office:value="0.097616" calcext:value-type="float">
            <text:p>0.097616</text:p>
          </table:table-cell>
          <table:table-cell office:value-type="float" office:value="0" calcext:value-type="float">
            <text:p>0</text:p>
          </table:table-cell>
          <table:table-cell office:value-type="float" office:value="34295" calcext:value-type="float">
            <text:p>3429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0</text:p>
          </table:table-cell>
          <table:table-cell office:value-type="float" office:value="7.942118" calcext:value-type="float">
            <text:p>7.942118</text:p>
          </table:table-cell>
          <table:table-cell office:value-type="float" office:value="0.028803" calcext:value-type="float">
            <text:p>0.028803</text:p>
          </table:table-cell>
          <table:table-cell office:value-type="float" office:value="0" calcext:value-type="float">
            <text:p>0</text:p>
          </table:table-cell>
          <table:table-cell office:value-type="float" office:value="45895" calcext:value-type="float">
            <text:p>458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1</text:p>
          </table:table-cell>
          <table:table-cell office:value-type="float" office:value="4.947292" calcext:value-type="float">
            <text:p>4.947292</text:p>
          </table:table-cell>
          <table:table-cell office:value-type="float" office:value="0.052912" calcext:value-type="float">
            <text:p>0.052912</text:p>
          </table:table-cell>
          <table:table-cell office:value-type="float" office:value="0" calcext:value-type="float">
            <text:p>0</text:p>
          </table:table-cell>
          <table:table-cell office:value-type="float" office:value="30032" calcext:value-type="float">
            <text:p>3003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2</text:p>
          </table:table-cell>
          <table:table-cell office:value-type="float" office:value="6.909065" calcext:value-type="float">
            <text:p>6.909065</text:p>
          </table:table-cell>
          <table:table-cell office:value-type="float" office:value="0.033194" calcext:value-type="float">
            <text:p>0.033194</text:p>
          </table:table-cell>
          <table:table-cell office:value-type="float" office:value="0" calcext:value-type="float">
            <text:p>0</text:p>
          </table:table-cell>
          <table:table-cell office:value-type="float" office:value="37533" calcext:value-type="float">
            <text:p>3753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3</text:p>
          </table:table-cell>
          <table:table-cell office:value-type="float" office:value="9.09005" calcext:value-type="float">
            <text:p>9.09005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" calcext:value-type="float">
            <text:p>0</text:p>
          </table:table-cell>
          <table:table-cell office:value-type="float" office:value="28353" calcext:value-type="float">
            <text:p>283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4</text:p>
          </table:table-cell>
          <table:table-cell office:value-type="float" office:value="9.377756" calcext:value-type="float">
            <text:p>9.377756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" calcext:value-type="float">
            <text:p>0</text:p>
          </table:table-cell>
          <table:table-cell office:value-type="float" office:value="57782" calcext:value-type="float">
            <text:p>577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5</text:p>
          </table:table-cell>
          <table:table-cell office:value-type="float" office:value="8.479475" calcext:value-type="float">
            <text:p>8.479475</text:p>
          </table:table-cell>
          <table:table-cell office:value-type="float" office:value="0.019533" calcext:value-type="float">
            <text:p>0.019533</text:p>
          </table:table-cell>
          <table:table-cell office:value-type="float" office:value="0" calcext:value-type="float">
            <text:p>0</text:p>
          </table:table-cell>
          <table:table-cell office:value-type="float" office:value="295371" calcext:value-type="float">
            <text:p>2953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6</text:p>
          </table:table-cell>
          <table:table-cell office:value-type="float" office:value="7.534471" calcext:value-type="float">
            <text:p>7.534471</text:p>
          </table:table-cell>
          <table:table-cell office:value-type="float" office:value="0.004448" calcext:value-type="float">
            <text:p>0.004448</text:p>
          </table:table-cell>
          <table:table-cell office:value-type="float" office:value="0" calcext:value-type="float">
            <text:p>0</text:p>
          </table:table-cell>
          <table:table-cell office:value-type="float" office:value="61611" calcext:value-type="float">
            <text:p>616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7</text:p>
          </table:table-cell>
          <table:table-cell office:value-type="float" office:value="6.413458" calcext:value-type="float">
            <text:p>6.413458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" calcext:value-type="float">
            <text:p>0</text:p>
          </table:table-cell>
          <table:table-cell office:value-type="float" office:value="94514" calcext:value-type="float">
            <text:p>945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8</text:p>
          </table:table-cell>
          <table:table-cell office:value-type="float" office:value="6.202955" calcext:value-type="float">
            <text:p>6.202955</text:p>
          </table:table-cell>
          <table:table-cell office:value-type="float" office:value="0.000793" calcext:value-type="float">
            <text:p>0.000793</text:p>
          </table:table-cell>
          <table:table-cell office:value-type="float" office:value="0" calcext:value-type="float">
            <text:p>0</text:p>
          </table:table-cell>
          <table:table-cell office:value-type="float" office:value="37608" calcext:value-type="float">
            <text:p>376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49</text:p>
          </table:table-cell>
          <table:table-cell office:value-type="float" office:value="4.32169" calcext:value-type="float">
            <text:p>4.32169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" calcext:value-type="float">
            <text:p>0</text:p>
          </table:table-cell>
          <table:table-cell office:value-type="float" office:value="31571" calcext:value-type="float">
            <text:p>3157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50</text:p>
          </table:table-cell>
          <table:table-cell office:value-type="float" office:value="3.464932" calcext:value-type="float">
            <text:p>3.464932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" calcext:value-type="float">
            <text:p>0</text:p>
          </table:table-cell>
          <table:table-cell office:value-type="float" office:value="3790" calcext:value-type="float">
            <text:p>37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51</text:p>
          </table:table-cell>
          <table:table-cell office:value-type="float" office:value="2.40479" calcext:value-type="float">
            <text:p>2.40479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" calcext:value-type="float">
            <text:p>0</text:p>
          </table:table-cell>
          <table:table-cell office:value-type="float" office:value="8483" calcext:value-type="float">
            <text:p>84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21</text:p>
          </table:table-cell>
          <table:table-cell office:value-type="string" calcext:value-type="string">
            <text:p>09:14:52</text:p>
          </table:table-cell>
          <table:table-cell office:value-type="float" office:value="1.286361" calcext:value-type="float">
            <text:p>1.286361</text:p>
          </table:table-cell>
          <table:table-cell office:value-type="float" office:value="0.010124" calcext:value-type="float">
            <text:p>0.010124</text:p>
          </table:table-cell>
          <table:table-cell office:value-type="float" office:value="0" calcext:value-type="float">
            <text:p>0</text:p>
          </table:table-cell>
          <table:table-cell office:value-type="float" office:value="11691" calcext:value-type="float">
            <text:p>11691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1T09:24:19.769339244</dc:date>
    <meta:editing-duration>PT9M3S</meta:editing-duration>
    <meta:editing-cycles>1</meta:editing-cycles>
    <meta:document-statistic meta:table-count="1" meta:cell-count="2002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97.B2:test97.D286 test97.C1:test97.D1" chart:data-source-has-labels="both" svg:x="0.32cm" svg:y="0.18cm" svg:width="13.361cm" svg:height="8.64cm">
          <chartooo:coordinate-region svg:x="1.356cm" svg:y="0.18cm" svg:width="12.325cm" svg:height="7.038cm"/>
          <chart:axis chart:dimension="x" chart:name="primary-x" chart:style-name="ch4" chartooo:axis-type="auto">
            <chartooo:date-scale/>
            <chart:categories table:cell-range-address="test97.B2:test97.B2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7.C2:test97.C286" chart:label-cell-address="test97.C1:test97.C1" chart:class="chart:bar">
            <chart:data-point chart:repeated="285"/>
          </chart:series>
          <chart:series chart:style-name="ch8" chart:values-cell-range-address="test97.D2:test97.D286" chart:label-cell-address="test97.D1:test97.D1" chart:class="chart:bar">
            <chart:data-point chart:repeated="2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97.C1:test97.C1</svg:desc>
                </draw:g>
              </table:table-cell>
              <table:table-cell office:value-type="string">
                <text:p>xfertime</text:p>
                <draw:g>
                  <svg:desc>test97.D1:test9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10:08</text:p>
                <draw:g>
                  <svg:desc>test97.B2:test97.B286</svg:desc>
                </draw:g>
              </table:table-cell>
              <table:table-cell office:value-type="float" office:value="0.317168">
                <text:p>0.317168</text:p>
                <draw:g>
                  <svg:desc>test97.C2:test97.C286</svg:desc>
                </draw:g>
              </table:table-cell>
              <table:table-cell office:value-type="float" office:value="0.01215">
                <text:p>0.01215</text:p>
                <draw:g>
                  <svg:desc>test97.D2:test97.D286</svg:desc>
                </draw:g>
              </table:table-cell>
            </table:table-row>
            <table:table-row>
              <table:table-cell office:value-type="string">
                <text:p>09:10:09</text:p>
              </table:table-cell>
              <table:table-cell office:value-type="float" office:value="0.0853">
                <text:p>0.0853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09:10:10</text:p>
              </table:table-cell>
              <table:table-cell office:value-type="float" office:value="0.010508">
                <text:p>0.010508</text:p>
              </table:table-cell>
              <table:table-cell office:value-type="float" office:value="0.001109">
                <text:p>0.001109</text:p>
              </table:table-cell>
            </table:table-row>
            <table:table-row>
              <table:table-cell office:value-type="string">
                <text:p>09:10:11</text:p>
              </table:table-cell>
              <table:table-cell office:value-type="float" office:value="0.011111">
                <text:p>0.011111</text:p>
              </table:table-cell>
              <table:table-cell office:value-type="float" office:value="0.001297">
                <text:p>0.001297</text:p>
              </table:table-cell>
            </table:table-row>
            <table:table-row>
              <table:table-cell office:value-type="string">
                <text:p>09:10:12</text:p>
              </table:table-cell>
              <table:table-cell office:value-type="float" office:value="0.011588">
                <text:p>0.01158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09:10:13</text:p>
              </table:table-cell>
              <table:table-cell office:value-type="float" office:value="0.011537">
                <text:p>0.011537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09:10:14</text:p>
              </table:table-cell>
              <table:table-cell office:value-type="float" office:value="0.012827">
                <text:p>0.012827</text:p>
              </table:table-cell>
              <table:table-cell office:value-type="float" office:value="0.001494">
                <text:p>0.001494</text:p>
              </table:table-cell>
            </table:table-row>
            <table:table-row>
              <table:table-cell office:value-type="string">
                <text:p>09:10:15</text:p>
              </table:table-cell>
              <table:table-cell office:value-type="float" office:value="0.013064">
                <text:p>0.013064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09:10:16</text:p>
              </table:table-cell>
              <table:table-cell office:value-type="float" office:value="0.012299">
                <text:p>0.012299</text:p>
              </table:table-cell>
              <table:table-cell office:value-type="float" office:value="0.002728">
                <text:p>0.002728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0.011693">
                <text:p>0.011693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09:10:18</text:p>
              </table:table-cell>
              <table:table-cell office:value-type="float" office:value="0.012275">
                <text:p>0.012275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09:10:19</text:p>
              </table:table-cell>
              <table:table-cell office:value-type="float" office:value="0.01125">
                <text:p>0.01125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string">
                <text:p>09:10:20</text:p>
              </table:table-cell>
              <table:table-cell office:value-type="float" office:value="0.010362">
                <text:p>0.010362</text:p>
              </table:table-cell>
              <table:table-cell office:value-type="float" office:value="0.001034">
                <text:p>0.001034</text:p>
              </table:table-cell>
            </table:table-row>
            <table:table-row>
              <table:table-cell office:value-type="string">
                <text:p>09:10:21</text:p>
              </table:table-cell>
              <table:table-cell office:value-type="float" office:value="0.501958">
                <text:p>0.501958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09:10:22</text:p>
              </table:table-cell>
              <table:table-cell office:value-type="float" office:value="0.583356">
                <text:p>0.583356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09:10:23</text:p>
              </table:table-cell>
              <table:table-cell office:value-type="float" office:value="0.358675">
                <text:p>0.358675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09:10:24</text:p>
              </table:table-cell>
              <table:table-cell office:value-type="float" office:value="0.095788">
                <text:p>0.095788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09:10:25</text:p>
              </table:table-cell>
              <table:table-cell office:value-type="float" office:value="0.012103">
                <text:p>0.012103</text:p>
              </table:table-cell>
              <table:table-cell office:value-type="float" office:value="0.004474">
                <text:p>0.004474</text:p>
              </table:table-cell>
            </table:table-row>
            <table:table-row>
              <table:table-cell office:value-type="string">
                <text:p>09:10:26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09:10:27</text:p>
              </table:table-cell>
              <table:table-cell office:value-type="float" office:value="0.016179">
                <text:p>0.01617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09:10:28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09:10:29</text:p>
              </table:table-cell>
              <table:table-cell office:value-type="float" office:value="0.012877">
                <text:p>0.012877</text:p>
              </table:table-cell>
              <table:table-cell office:value-type="float" office:value="0.004717">
                <text:p>0.004717</text:p>
              </table:table-cell>
            </table:table-row>
            <table:table-row>
              <table:table-cell office:value-type="string">
                <text:p>09:10:30</text:p>
              </table:table-cell>
              <table:table-cell office:value-type="float" office:value="0.012017">
                <text:p>0.012017</text:p>
              </table:table-cell>
              <table:table-cell office:value-type="float" office:value="0.002463">
                <text:p>0.002463</text:p>
              </table:table-cell>
            </table:table-row>
            <table:table-row>
              <table:table-cell office:value-type="string">
                <text:p>09:10:31</text:p>
              </table:table-cell>
              <table:table-cell office:value-type="float" office:value="0.012034">
                <text:p>0.012034</text:p>
              </table:table-cell>
              <table:table-cell office:value-type="float" office:value="0.002162">
                <text:p>0.002162</text:p>
              </table:table-cell>
            </table:table-row>
            <table:table-row>
              <table:table-cell office:value-type="string">
                <text:p>09:10:32</text:p>
              </table:table-cell>
              <table:table-cell office:value-type="float" office:value="0.564549">
                <text:p>0.564549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09:10:33</text:p>
              </table:table-cell>
              <table:table-cell office:value-type="float" office:value="0.569872">
                <text:p>0.569872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09:10:34</text:p>
              </table:table-cell>
              <table:table-cell office:value-type="float" office:value="0.340566">
                <text:p>0.340566</text:p>
              </table:table-cell>
              <table:table-cell office:value-type="float" office:value="0.003681">
                <text:p>0.003681</text:p>
              </table:table-cell>
            </table:table-row>
            <table:table-row>
              <table:table-cell office:value-type="string">
                <text:p>09:10:35</text:p>
              </table:table-cell>
              <table:table-cell office:value-type="float" office:value="0.074949">
                <text:p>0.074949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>09:10:36</text:p>
              </table:table-cell>
              <table:table-cell office:value-type="float" office:value="0.012695">
                <text:p>0.012695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09:10:37</text:p>
              </table:table-cell>
              <table:table-cell office:value-type="float" office:value="0.012435">
                <text:p>0.012435</text:p>
              </table:table-cell>
              <table:table-cell office:value-type="float" office:value="0.002523">
                <text:p>0.002523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09:10:39</text:p>
              </table:table-cell>
              <table:table-cell office:value-type="float" office:value="0.012771">
                <text:p>0.012771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09:10:40</text:p>
              </table:table-cell>
              <table:table-cell office:value-type="float" office:value="0.010561">
                <text:p>0.010561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string">
                <text:p>09:10:41</text:p>
              </table:table-cell>
              <table:table-cell office:value-type="float" office:value="0.010875">
                <text:p>0.010875</text:p>
              </table:table-cell>
              <table:table-cell office:value-type="float" office:value="0.002552">
                <text:p>0.002552</text:p>
              </table:table-cell>
            </table:table-row>
            <table:table-row>
              <table:table-cell office:value-type="string">
                <text:p>09:10:42</text:p>
              </table:table-cell>
              <table:table-cell office:value-type="float" office:value="0.013182">
                <text:p>0.013182</text:p>
              </table:table-cell>
              <table:table-cell office:value-type="float" office:value="0.007078">
                <text:p>0.007078</text:p>
              </table:table-cell>
            </table:table-row>
            <table:table-row>
              <table:table-cell office:value-type="string">
                <text:p>09:10:43</text:p>
              </table:table-cell>
              <table:table-cell office:value-type="float" office:value="0.015025">
                <text:p>0.015025</text:p>
              </table:table-cell>
              <table:table-cell office:value-type="float" office:value="0.005948">
                <text:p>0.005948</text:p>
              </table:table-cell>
            </table:table-row>
            <table:table-row>
              <table:table-cell office:value-type="string">
                <text:p>09:10:44</text:p>
              </table:table-cell>
              <table:table-cell office:value-type="float" office:value="0.011621">
                <text:p>0.011621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09:10:45</text:p>
              </table:table-cell>
              <table:table-cell office:value-type="float" office:value="0.012973">
                <text:p>0.012973</text:p>
              </table:table-cell>
              <table:table-cell office:value-type="float" office:value="0.005863">
                <text:p>0.005863</text:p>
              </table:table-cell>
            </table:table-row>
            <table:table-row>
              <table:table-cell office:value-type="string">
                <text:p>09:10:46</text:p>
              </table:table-cell>
              <table:table-cell office:value-type="float" office:value="0.01265">
                <text:p>0.01265</text:p>
              </table:table-cell>
              <table:table-cell office:value-type="float" office:value="0.005025">
                <text:p>0.005025</text:p>
              </table:table-cell>
            </table:table-row>
            <table:table-row>
              <table:table-cell office:value-type="string">
                <text:p>09:10:47</text:p>
              </table:table-cell>
              <table:table-cell office:value-type="float" office:value="0.012486">
                <text:p>0.012486</text:p>
              </table:table-cell>
              <table:table-cell office:value-type="float" office:value="0.007321">
                <text:p>0.007321</text:p>
              </table:table-cell>
            </table:table-row>
            <table:table-row>
              <table:table-cell office:value-type="string">
                <text:p>09:10:48</text:p>
              </table:table-cell>
              <table:table-cell office:value-type="float" office:value="0.012421">
                <text:p>0.012421</text:p>
              </table:table-cell>
              <table:table-cell office:value-type="float" office:value="0.004952">
                <text:p>0.004952</text:p>
              </table:table-cell>
            </table:table-row>
            <table:table-row>
              <table:table-cell office:value-type="string">
                <text:p>09:10:49</text:p>
              </table:table-cell>
              <table:table-cell office:value-type="float" office:value="0.01203">
                <text:p>0.01203</text:p>
              </table:table-cell>
              <table:table-cell office:value-type="float" office:value="0.004699">
                <text:p>0.004699</text:p>
              </table:table-cell>
            </table:table-row>
            <table:table-row>
              <table:table-cell office:value-type="string">
                <text:p>09:10:50</text:p>
              </table:table-cell>
              <table:table-cell office:value-type="float" office:value="0.010068">
                <text:p>0.010068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09:10:51</text:p>
              </table:table-cell>
              <table:table-cell office:value-type="float" office:value="0.011278">
                <text:p>0.011278</text:p>
              </table:table-cell>
              <table:table-cell office:value-type="float" office:value="0.004237">
                <text:p>0.004237</text:p>
              </table:table-cell>
            </table:table-row>
            <table:table-row>
              <table:table-cell office:value-type="string">
                <text:p>09:10:52</text:p>
              </table:table-cell>
              <table:table-cell office:value-type="float" office:value="0.01115">
                <text:p>0.01115</text:p>
              </table:table-cell>
              <table:table-cell office:value-type="float" office:value="0.002729">
                <text:p>0.002729</text:p>
              </table:table-cell>
            </table:table-row>
            <table:table-row>
              <table:table-cell office:value-type="string">
                <text:p>09:10:53</text:p>
              </table:table-cell>
              <table:table-cell office:value-type="float" office:value="0.014226">
                <text:p>0.014226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09:10:54</text:p>
              </table:table-cell>
              <table:table-cell office:value-type="float" office:value="0.011508">
                <text:p>0.011508</text:p>
              </table:table-cell>
              <table:table-cell office:value-type="float" office:value="0.002706">
                <text:p>0.002706</text:p>
              </table:table-cell>
            </table:table-row>
            <table:table-row>
              <table:table-cell office:value-type="string">
                <text:p>09:10:55</text:p>
              </table:table-cell>
              <table:table-cell office:value-type="float" office:value="0.011411">
                <text:p>0.011411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09:10:56</text:p>
              </table:table-cell>
              <table:table-cell office:value-type="float" office:value="0.011525">
                <text:p>0.011525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09:10:57</text:p>
              </table:table-cell>
              <table:table-cell office:value-type="float" office:value="0.011277">
                <text:p>0.011277</text:p>
              </table:table-cell>
              <table:table-cell office:value-type="float" office:value="0.002948">
                <text:p>0.002948</text:p>
              </table:table-cell>
            </table:table-row>
            <table:table-row>
              <table:table-cell office:value-type="string">
                <text:p>09:10:58</text:p>
              </table:table-cell>
              <table:table-cell office:value-type="float" office:value="0.011242">
                <text:p>0.011242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string">
                <text:p>09:10:59</text:p>
              </table:table-cell>
              <table:table-cell office:value-type="float" office:value="0.010566">
                <text:p>0.010566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string">
                <text:p>09:11:00</text:p>
              </table:table-cell>
              <table:table-cell office:value-type="float" office:value="0.010375">
                <text:p>0.010375</text:p>
              </table:table-cell>
              <table:table-cell office:value-type="float" office:value="0.002058">
                <text:p>0.002058</text:p>
              </table:table-cell>
            </table:table-row>
            <table:table-row>
              <table:table-cell office:value-type="string">
                <text:p>09:11:01</text:p>
              </table:table-cell>
              <table:table-cell office:value-type="float" office:value="0.010447">
                <text:p>0.010447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0.010771">
                <text:p>0.010771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>09:11:03</text:p>
              </table:table-cell>
              <table:table-cell office:value-type="float" office:value="0.011118">
                <text:p>0.011118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09:11:04</text:p>
              </table:table-cell>
              <table:table-cell office:value-type="float" office:value="0.011138">
                <text:p>0.011138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string">
                <text:p>09:11:05</text:p>
              </table:table-cell>
              <table:table-cell office:value-type="float" office:value="0.010944">
                <text:p>0.010944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string">
                <text:p>09:11:06</text:p>
              </table:table-cell>
              <table:table-cell office:value-type="float" office:value="0.010267">
                <text:p>0.010267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string">
                <text:p>09:11:07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09:11:08</text:p>
              </table:table-cell>
              <table:table-cell office:value-type="float" office:value="0.011735">
                <text:p>0.011735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09:11:09</text:p>
              </table:table-cell>
              <table:table-cell office:value-type="float" office:value="0.011326">
                <text:p>0.011326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09:11:10</text:p>
              </table:table-cell>
              <table:table-cell office:value-type="float" office:value="0.009759">
                <text:p>0.009759</text:p>
              </table:table-cell>
              <table:table-cell office:value-type="float" office:value="0.002182">
                <text:p>0.002182</text:p>
              </table:table-cell>
            </table:table-row>
            <table:table-row>
              <table:table-cell office:value-type="string">
                <text:p>09:11:11</text:p>
              </table:table-cell>
              <table:table-cell office:value-type="float" office:value="0.0104">
                <text:p>0.0104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09:11:12</text:p>
              </table:table-cell>
              <table:table-cell office:value-type="float" office:value="0.012566">
                <text:p>0.012566</text:p>
              </table:table-cell>
              <table:table-cell office:value-type="float" office:value="0.004805">
                <text:p>0.004805</text:p>
              </table:table-cell>
            </table:table-row>
            <table:table-row>
              <table:table-cell office:value-type="string">
                <text:p>09:11:13</text:p>
              </table:table-cell>
              <table:table-cell office:value-type="float" office:value="0.0102">
                <text:p>0.0102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09:11:14</text:p>
              </table:table-cell>
              <table:table-cell office:value-type="float" office:value="0.009751">
                <text:p>0.009751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09:11:15</text:p>
              </table:table-cell>
              <table:table-cell office:value-type="float" office:value="0.010739">
                <text:p>0.010739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09:11:16</text:p>
              </table:table-cell>
              <table:table-cell office:value-type="float" office:value="0.010889">
                <text:p>0.010889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0.012034">
                <text:p>0.012034</text:p>
              </table:table-cell>
              <table:table-cell office:value-type="float" office:value="0.004582">
                <text:p>0.004582</text:p>
              </table:table-cell>
            </table:table-row>
            <table:table-row>
              <table:table-cell office:value-type="string">
                <text:p>09:11:18</text:p>
              </table:table-cell>
              <table:table-cell office:value-type="float" office:value="0.012016">
                <text:p>0.012016</text:p>
              </table:table-cell>
              <table:table-cell office:value-type="float" office:value="0.004757">
                <text:p>0.004757</text:p>
              </table:table-cell>
            </table:table-row>
            <table:table-row>
              <table:table-cell office:value-type="string">
                <text:p>09:11:19</text:p>
              </table:table-cell>
              <table:table-cell office:value-type="float" office:value="0.011236">
                <text:p>0.011236</text:p>
              </table:table-cell>
              <table:table-cell office:value-type="float" office:value="0.001753">
                <text:p>0.001753</text:p>
              </table:table-cell>
            </table:table-row>
            <table:table-row>
              <table:table-cell office:value-type="string">
                <text:p>09:11:20</text:p>
              </table:table-cell>
              <table:table-cell office:value-type="float" office:value="0.009461">
                <text:p>0.009461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09:11:21</text:p>
              </table:table-cell>
              <table:table-cell office:value-type="float" office:value="0.009821">
                <text:p>0.009821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09:11:22</text:p>
              </table:table-cell>
              <table:table-cell office:value-type="float" office:value="0.017511">
                <text:p>0.017511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09:11:23</text:p>
              </table:table-cell>
              <table:table-cell office:value-type="float" office:value="0.010009">
                <text:p>0.010009</text:p>
              </table:table-cell>
              <table:table-cell office:value-type="float" office:value="0.001803">
                <text:p>0.001803</text:p>
              </table:table-cell>
            </table:table-row>
            <table:table-row>
              <table:table-cell office:value-type="string">
                <text:p>09:11:24</text:p>
              </table:table-cell>
              <table:table-cell office:value-type="float" office:value="0.011706">
                <text:p>0.011706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09:11:25</text:p>
              </table:table-cell>
              <table:table-cell office:value-type="float" office:value="0.011374">
                <text:p>0.011374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0.010448">
                <text:p>0.010448</text:p>
              </table:table-cell>
              <table:table-cell office:value-type="float" office:value="0.001953">
                <text:p>0.001953</text:p>
              </table:table-cell>
            </table:table-row>
            <table:table-row>
              <table:table-cell office:value-type="string">
                <text:p>09:11:27</text:p>
              </table:table-cell>
              <table:table-cell office:value-type="float" office:value="0.013654">
                <text:p>0.013654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09:11:28</text:p>
              </table:table-cell>
              <table:table-cell office:value-type="float" office:value="0.014861">
                <text:p>0.014861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09:11:29</text:p>
              </table:table-cell>
              <table:table-cell office:value-type="float" office:value="0.012089">
                <text:p>0.012089</text:p>
              </table:table-cell>
              <table:table-cell office:value-type="float" office:value="0.005454">
                <text:p>0.005454</text:p>
              </table:table-cell>
            </table:table-row>
            <table:table-row>
              <table:table-cell office:value-type="string">
                <text:p>09:11:30</text:p>
              </table:table-cell>
              <table:table-cell office:value-type="float" office:value="0.010325">
                <text:p>0.010325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string">
                <text:p>09:11:31</text:p>
              </table:table-cell>
              <table:table-cell office:value-type="float" office:value="0.009901">
                <text:p>0.00990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09:11:32</text:p>
              </table:table-cell>
              <table:table-cell office:value-type="float" office:value="0.01426">
                <text:p>0.01426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09:11:33</text:p>
              </table:table-cell>
              <table:table-cell office:value-type="float" office:value="0.011189">
                <text:p>0.011189</text:p>
              </table:table-cell>
              <table:table-cell office:value-type="float" office:value="0.003509">
                <text:p>0.003509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0.011741">
                <text:p>0.011741</text:p>
              </table:table-cell>
              <table:table-cell office:value-type="float" office:value="0.004035">
                <text:p>0.004035</text:p>
              </table:table-cell>
            </table:table-row>
            <table:table-row>
              <table:table-cell office:value-type="string">
                <text:p>09:11:35</text:p>
              </table:table-cell>
              <table:table-cell office:value-type="float" office:value="0.010496">
                <text:p>0.010496</text:p>
              </table:table-cell>
              <table:table-cell office:value-type="float" office:value="0.00226">
                <text:p>0.00226</text:p>
              </table:table-cell>
            </table:table-row>
            <table:table-row>
              <table:table-cell office:value-type="string">
                <text:p>09:11:36</text:p>
              </table:table-cell>
              <table:table-cell office:value-type="float" office:value="0.011274">
                <text:p>0.011274</text:p>
              </table:table-cell>
              <table:table-cell office:value-type="float" office:value="0.003795">
                <text:p>0.003795</text:p>
              </table:table-cell>
            </table:table-row>
            <table:table-row>
              <table:table-cell office:value-type="string">
                <text:p>09:11:37</text:p>
              </table:table-cell>
              <table:table-cell office:value-type="float" office:value="0.010795">
                <text:p>0.010795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09:11:38</text:p>
              </table:table-cell>
              <table:table-cell office:value-type="float" office:value="0.014416">
                <text:p>0.014416</text:p>
              </table:table-cell>
              <table:table-cell office:value-type="float" office:value="0.009951">
                <text:p>0.009951</text:p>
              </table:table-cell>
            </table:table-row>
            <table:table-row>
              <table:table-cell office:value-type="string">
                <text:p>09:11:39</text:p>
              </table:table-cell>
              <table:table-cell office:value-type="float" office:value="0.013058">
                <text:p>0.013058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09:11:40</text:p>
              </table:table-cell>
              <table:table-cell office:value-type="float" office:value="0.017291">
                <text:p>0.017291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09:11:41</text:p>
              </table:table-cell>
              <table:table-cell office:value-type="float" office:value="0.013296">
                <text:p>0.013296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string">
                <text:p>09:11:42</text:p>
              </table:table-cell>
              <table:table-cell office:value-type="float" office:value="0.010406">
                <text:p>0.010406</text:p>
              </table:table-cell>
              <table:table-cell office:value-type="float" office:value="0.001928">
                <text:p>0.001928</text:p>
              </table:table-cell>
            </table:table-row>
            <table:table-row>
              <table:table-cell office:value-type="string">
                <text:p>09:11:43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09:11:44</text:p>
              </table:table-cell>
              <table:table-cell office:value-type="float" office:value="0.742516">
                <text:p>0.742516</text:p>
              </table:table-cell>
              <table:table-cell office:value-type="float" office:value="0.004376">
                <text:p>0.004376</text:p>
              </table:table-cell>
            </table:table-row>
            <table:table-row>
              <table:table-cell office:value-type="string">
                <text:p>09:11:45</text:p>
              </table:table-cell>
              <table:table-cell office:value-type="float" office:value="0.592068">
                <text:p>0.592068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09:11:46</text:p>
              </table:table-cell>
              <table:table-cell office:value-type="float" office:value="0.339998">
                <text:p>0.339998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string">
                <text:p>09:11:47</text:p>
              </table:table-cell>
              <table:table-cell office:value-type="float" office:value="0.10106">
                <text:p>0.10106</text:p>
              </table:table-cell>
              <table:table-cell office:value-type="float" office:value="0.017068">
                <text:p>0.017068</text:p>
              </table:table-cell>
            </table:table-row>
            <table:table-row>
              <table:table-cell office:value-type="string">
                <text:p>09:11:48</text:p>
              </table:table-cell>
              <table:table-cell office:value-type="float" office:value="0.030979">
                <text:p>0.030979</text:p>
              </table:table-cell>
              <table:table-cell office:value-type="float" office:value="0.008996">
                <text:p>0.008996</text:p>
              </table:table-cell>
            </table:table-row>
            <table:table-row>
              <table:table-cell office:value-type="string">
                <text:p>09:11:49</text:p>
              </table:table-cell>
              <table:table-cell office:value-type="float" office:value="0.009903">
                <text:p>0.009903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string">
                <text:p>09:11:50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09:11:51</text:p>
              </table:table-cell>
              <table:table-cell office:value-type="float" office:value="0.011301">
                <text:p>0.011301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string">
                <text:p>09:11:52</text:p>
              </table:table-cell>
              <table:table-cell office:value-type="float" office:value="0.012447">
                <text:p>0.012447</text:p>
              </table:table-cell>
              <table:table-cell office:value-type="float" office:value="0.00504">
                <text:p>0.00504</text:p>
              </table:table-cell>
            </table:table-row>
            <table:table-row>
              <table:table-cell office:value-type="string">
                <text:p>09:11:53</text:p>
              </table:table-cell>
              <table:table-cell office:value-type="float" office:value="0.010699">
                <text:p>0.010699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09:11:54</text:p>
              </table:table-cell>
              <table:table-cell office:value-type="float" office:value="0.013491">
                <text:p>0.013491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string">
                <text:p>09:11:55</text:p>
              </table:table-cell>
              <table:table-cell office:value-type="float" office:value="0.012206">
                <text:p>0.012206</text:p>
              </table:table-cell>
              <table:table-cell office:value-type="float" office:value="0.003385">
                <text:p>0.003385</text:p>
              </table:table-cell>
            </table:table-row>
            <table:table-row>
              <table:table-cell office:value-type="string">
                <text:p>09:11:56</text:p>
              </table:table-cell>
              <table:table-cell office:value-type="float" office:value="0.014346">
                <text:p>0.014346</text:p>
              </table:table-cell>
              <table:table-cell office:value-type="float" office:value="0.007588">
                <text:p>0.007588</text:p>
              </table:table-cell>
            </table:table-row>
            <table:table-row>
              <table:table-cell office:value-type="string">
                <text:p>09:11:57</text:p>
              </table:table-cell>
              <table:table-cell office:value-type="float" office:value="0.011705">
                <text:p>0.0117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9:11:58</text:p>
              </table:table-cell>
              <table:table-cell office:value-type="float" office:value="0.012476">
                <text:p>0.012476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09:11:59</text:p>
              </table:table-cell>
              <table:table-cell office:value-type="float" office:value="0.012763">
                <text:p>0.012763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string">
                <text:p>09:12:00</text:p>
              </table:table-cell>
              <table:table-cell office:value-type="float" office:value="0.013413">
                <text:p>0.013413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09:12:01</text:p>
              </table:table-cell>
              <table:table-cell office:value-type="float" office:value="0.026983">
                <text:p>0.026983</text:p>
              </table:table-cell>
              <table:table-cell office:value-type="float" office:value="0.019073">
                <text:p>0.019073</text:p>
              </table:table-cell>
            </table:table-row>
            <table:table-row>
              <table:table-cell office:value-type="string">
                <text:p>09:12:02</text:p>
              </table:table-cell>
              <table:table-cell office:value-type="float" office:value="0.0286">
                <text:p>0.0286</text:p>
              </table:table-cell>
              <table:table-cell office:value-type="float" office:value="0.018243">
                <text:p>0.018243</text:p>
              </table:table-cell>
            </table:table-row>
            <table:table-row>
              <table:table-cell office:value-type="string">
                <text:p>09:12:03</text:p>
              </table:table-cell>
              <table:table-cell office:value-type="float" office:value="0.01185">
                <text:p>0.01185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09:12:04</text:p>
              </table:table-cell>
              <table:table-cell office:value-type="float" office:value="0.010734">
                <text:p>0.010734</text:p>
              </table:table-cell>
              <table:table-cell office:value-type="float" office:value="0.002013">
                <text:p>0.002013</text:p>
              </table:table-cell>
            </table:table-row>
            <table:table-row>
              <table:table-cell office:value-type="string">
                <text:p>09:12:05</text:p>
              </table:table-cell>
              <table:table-cell office:value-type="float" office:value="0.010138">
                <text:p>0.010138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09:12:06</text:p>
              </table:table-cell>
              <table:table-cell office:value-type="float" office:value="0.011489">
                <text:p>0.011489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string">
                <text:p>09:12:07</text:p>
              </table:table-cell>
              <table:table-cell office:value-type="float" office:value="0.012447">
                <text:p>0.012447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09:12:08</text:p>
              </table:table-cell>
              <table:table-cell office:value-type="float" office:value="0.010845">
                <text:p>0.010845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09:12:09</text:p>
              </table:table-cell>
              <table:table-cell office:value-type="float" office:value="0.014002">
                <text:p>0.014002</text:p>
              </table:table-cell>
              <table:table-cell office:value-type="float" office:value="0.006713">
                <text:p>0.006713</text:p>
              </table:table-cell>
            </table:table-row>
            <table:table-row>
              <table:table-cell office:value-type="string">
                <text:p>09:12:10</text:p>
              </table:table-cell>
              <table:table-cell office:value-type="float" office:value="0.011571">
                <text:p>0.011571</text:p>
              </table:table-cell>
              <table:table-cell office:value-type="float" office:value="0.004403">
                <text:p>0.004403</text:p>
              </table:table-cell>
            </table:table-row>
            <table:table-row>
              <table:table-cell office:value-type="string">
                <text:p>09:12:11</text:p>
              </table:table-cell>
              <table:table-cell office:value-type="float" office:value="0.009223">
                <text:p>0.009223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09:12:12</text:p>
              </table:table-cell>
              <table:table-cell office:value-type="float" office:value="0.010039">
                <text:p>0.010039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09:12:13</text:p>
              </table:table-cell>
              <table:table-cell office:value-type="float" office:value="0.010295">
                <text:p>0.010295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09:12:14</text:p>
              </table:table-cell>
              <table:table-cell office:value-type="float" office:value="0.010425">
                <text:p>0.01042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09:12:15</text:p>
              </table:table-cell>
              <table:table-cell office:value-type="float" office:value="0.012858">
                <text:p>0.012858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09:12:16</text:p>
              </table:table-cell>
              <table:table-cell office:value-type="float" office:value="0.012929">
                <text:p>0.012929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0.009975">
                <text:p>0.009975</text:p>
              </table:table-cell>
              <table:table-cell office:value-type="float" office:value="0.002645">
                <text:p>0.002645</text:p>
              </table:table-cell>
            </table:table-row>
            <table:table-row>
              <table:table-cell office:value-type="string">
                <text:p>09:12:18</text:p>
              </table:table-cell>
              <table:table-cell office:value-type="float" office:value="0.013055">
                <text:p>0.013055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string">
                <text:p>09:12:19</text:p>
              </table:table-cell>
              <table:table-cell office:value-type="float" office:value="0.012042">
                <text:p>0.012042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09:12:20</text:p>
              </table:table-cell>
              <table:table-cell office:value-type="float" office:value="0.010939">
                <text:p>0.010939</text:p>
              </table:table-cell>
              <table:table-cell office:value-type="float" office:value="0.003026">
                <text:p>0.003026</text:p>
              </table:table-cell>
            </table:table-row>
            <table:table-row>
              <table:table-cell office:value-type="string">
                <text:p>09:12:21</text:p>
              </table:table-cell>
              <table:table-cell office:value-type="float" office:value="0.013287">
                <text:p>0.013287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09:12:22</text:p>
              </table:table-cell>
              <table:table-cell office:value-type="float" office:value="0.0119">
                <text:p>0.0119</text:p>
              </table:table-cell>
              <table:table-cell office:value-type="float" office:value="0.003049">
                <text:p>0.003049</text:p>
              </table:table-cell>
            </table:table-row>
            <table:table-row>
              <table:table-cell office:value-type="string">
                <text:p>09:12:23</text:p>
              </table:table-cell>
              <table:table-cell office:value-type="float" office:value="0.013721">
                <text:p>0.013721</text:p>
              </table:table-cell>
              <table:table-cell office:value-type="float" office:value="0.004734">
                <text:p>0.004734</text:p>
              </table:table-cell>
            </table:table-row>
            <table:table-row>
              <table:table-cell office:value-type="string">
                <text:p>09:12:24</text:p>
              </table:table-cell>
              <table:table-cell office:value-type="float" office:value="0.012977">
                <text:p>0.012977</text:p>
              </table:table-cell>
              <table:table-cell office:value-type="float" office:value="0.005014">
                <text:p>0.005014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0.011151">
                <text:p>0.011151</text:p>
              </table:table-cell>
              <table:table-cell office:value-type="float" office:value="0.004132">
                <text:p>0.004132</text:p>
              </table:table-cell>
            </table:table-row>
            <table:table-row>
              <table:table-cell office:value-type="string">
                <text:p>09:12:26</text:p>
              </table:table-cell>
              <table:table-cell office:value-type="float" office:value="0.01105">
                <text:p>0.01105</text:p>
              </table:table-cell>
              <table:table-cell office:value-type="float" office:value="0.002539">
                <text:p>0.002539</text:p>
              </table:table-cell>
            </table:table-row>
            <table:table-row>
              <table:table-cell office:value-type="string">
                <text:p>09:12:27</text:p>
              </table:table-cell>
              <table:table-cell office:value-type="float" office:value="0.010775">
                <text:p>0.010775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string">
                <text:p>09:12:28</text:p>
              </table:table-cell>
              <table:table-cell office:value-type="float" office:value="0.012096">
                <text:p>0.012096</text:p>
              </table:table-cell>
              <table:table-cell office:value-type="float" office:value="0.005916">
                <text:p>0.005916</text:p>
              </table:table-cell>
            </table:table-row>
            <table:table-row>
              <table:table-cell office:value-type="string">
                <text:p>09:12:2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7719">
                <text:p>0.007719</text:p>
              </table:table-cell>
            </table:table-row>
            <table:table-row>
              <table:table-cell office:value-type="string">
                <text:p>09:12:30</text:p>
              </table:table-cell>
              <table:table-cell office:value-type="float" office:value="0.012892">
                <text:p>0.012892</text:p>
              </table:table-cell>
              <table:table-cell office:value-type="float" office:value="0.004459">
                <text:p>0.004459</text:p>
              </table:table-cell>
            </table:table-row>
            <table:table-row>
              <table:table-cell office:value-type="string">
                <text:p>09:12:31</text:p>
              </table:table-cell>
              <table:table-cell office:value-type="float" office:value="0.010785">
                <text:p>0.010785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string">
                <text:p>09:12:32</text:p>
              </table:table-cell>
              <table:table-cell office:value-type="float" office:value="0.012601">
                <text:p>0.012601</text:p>
              </table:table-cell>
              <table:table-cell office:value-type="float" office:value="0.003197">
                <text:p>0.003197</text:p>
              </table:table-cell>
            </table:table-row>
            <table:table-row>
              <table:table-cell office:value-type="string">
                <text:p>09:12:33</text:p>
              </table:table-cell>
              <table:table-cell office:value-type="float" office:value="0.010342">
                <text:p>0.010342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string">
                <text:p>09:12:34</text:p>
              </table:table-cell>
              <table:table-cell office:value-type="float" office:value="0.029781">
                <text:p>0.029781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09:12:35</text:p>
              </table:table-cell>
              <table:table-cell office:value-type="float" office:value="0.011895">
                <text:p>0.011895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09:12:36</text:p>
              </table:table-cell>
              <table:table-cell office:value-type="float" office:value="0.01372">
                <text:p>0.01372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09:12:37</text:p>
              </table:table-cell>
              <table:table-cell office:value-type="float" office:value="0.013019">
                <text:p>0.013019</text:p>
              </table:table-cell>
              <table:table-cell office:value-type="float" office:value="0.004008">
                <text:p>0.004008</text:p>
              </table:table-cell>
            </table:table-row>
            <table:table-row>
              <table:table-cell office:value-type="string">
                <text:p>09:12:38</text:p>
              </table:table-cell>
              <table:table-cell office:value-type="float" office:value="0.013669">
                <text:p>0.013669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string">
                <text:p>09:12:39</text:p>
              </table:table-cell>
              <table:table-cell office:value-type="float" office:value="0.011031">
                <text:p>0.011031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09:12:40</text:p>
              </table:table-cell>
              <table:table-cell office:value-type="float" office:value="0.012375">
                <text:p>0.012375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09:12:41</text:p>
              </table:table-cell>
              <table:table-cell office:value-type="float" office:value="0.01383">
                <text:p>0.01383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>
                <text:p>09:12:42</text:p>
              </table:table-cell>
              <table:table-cell office:value-type="float" office:value="0.012394">
                <text:p>0.012394</text:p>
              </table:table-cell>
              <table:table-cell office:value-type="float" office:value="0.004127">
                <text:p>0.004127</text:p>
              </table:table-cell>
            </table:table-row>
            <table:table-row>
              <table:table-cell office:value-type="string">
                <text:p>09:12:43</text:p>
              </table:table-cell>
              <table:table-cell office:value-type="float" office:value="0.027451">
                <text:p>0.027451</text:p>
              </table:table-cell>
              <table:table-cell office:value-type="float" office:value="0.012577">
                <text:p>0.012577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0.020995">
                <text:p>0.020995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09:12:45</text:p>
              </table:table-cell>
              <table:table-cell office:value-type="float" office:value="0.02083">
                <text:p>0.02083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09:12:46</text:p>
              </table:table-cell>
              <table:table-cell office:value-type="float" office:value="0.010329">
                <text:p>0.010329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09:12:47</text:p>
              </table:table-cell>
              <table:table-cell office:value-type="float" office:value="0.017267">
                <text:p>0.017267</text:p>
              </table:table-cell>
              <table:table-cell office:value-type="float" office:value="0.008613">
                <text:p>0.008613</text:p>
              </table:table-cell>
            </table:table-row>
            <table:table-row>
              <table:table-cell office:value-type="string">
                <text:p>09:12:48</text:p>
              </table:table-cell>
              <table:table-cell office:value-type="float" office:value="0.078978">
                <text:p>0.078978</text:p>
              </table:table-cell>
              <table:table-cell office:value-type="float" office:value="0.046313">
                <text:p>0.046313</text:p>
              </table:table-cell>
            </table:table-row>
            <table:table-row>
              <table:table-cell office:value-type="string">
                <text:p>09:12:49</text:p>
              </table:table-cell>
              <table:table-cell office:value-type="float" office:value="0.01099">
                <text:p>0.01099</text:p>
              </table:table-cell>
              <table:table-cell office:value-type="float" office:value="0.002783">
                <text:p>0.002783</text:p>
              </table:table-cell>
            </table:table-row>
            <table:table-row>
              <table:table-cell office:value-type="string">
                <text:p>09:12:50</text:p>
              </table:table-cell>
              <table:table-cell office:value-type="float" office:value="0.011487">
                <text:p>0.01148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09:12:51</text:p>
              </table:table-cell>
              <table:table-cell office:value-type="float" office:value="0.017922">
                <text:p>0.01792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09:12:52</text:p>
              </table:table-cell>
              <table:table-cell office:value-type="float" office:value="0.014085">
                <text:p>0.014085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09:12:53</text:p>
              </table:table-cell>
              <table:table-cell office:value-type="float" office:value="0.010312">
                <text:p>0.010312</text:p>
              </table:table-cell>
              <table:table-cell office:value-type="float" office:value="0.002011">
                <text:p>0.002011</text:p>
              </table:table-cell>
            </table:table-row>
            <table:table-row>
              <table:table-cell office:value-type="string">
                <text:p>09:12:54</text:p>
              </table:table-cell>
              <table:table-cell office:value-type="float" office:value="0.011601">
                <text:p>0.011601</text:p>
              </table:table-cell>
              <table:table-cell office:value-type="float" office:value="0.002467">
                <text:p>0.002467</text:p>
              </table:table-cell>
            </table:table-row>
            <table:table-row>
              <table:table-cell office:value-type="string">
                <text:p>09:12:55</text:p>
              </table:table-cell>
              <table:table-cell office:value-type="float" office:value="0.0143">
                <text:p>0.0143</text:p>
              </table:table-cell>
              <table:table-cell office:value-type="float" office:value="0.002649">
                <text:p>0.002649</text:p>
              </table:table-cell>
            </table:table-row>
            <table:table-row>
              <table:table-cell office:value-type="string">
                <text:p>09:12:56</text:p>
              </table:table-cell>
              <table:table-cell office:value-type="float" office:value="0.107697">
                <text:p>0.107697</text:p>
              </table:table-cell>
              <table:table-cell office:value-type="float" office:value="0.056796">
                <text:p>0.056796</text:p>
              </table:table-cell>
            </table:table-row>
            <table:table-row>
              <table:table-cell office:value-type="string">
                <text:p>09:12:57</text:p>
              </table:table-cell>
              <table:table-cell office:value-type="float" office:value="0.015702">
                <text:p>0.015702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09:12:58</text:p>
              </table:table-cell>
              <table:table-cell office:value-type="float" office:value="0.013928">
                <text:p>0.013928</text:p>
              </table:table-cell>
              <table:table-cell office:value-type="float" office:value="0.009365">
                <text:p>0.009365</text:p>
              </table:table-cell>
            </table:table-row>
            <table:table-row>
              <table:table-cell office:value-type="string">
                <text:p>09:12:59</text:p>
              </table:table-cell>
              <table:table-cell office:value-type="float" office:value="0.015096">
                <text:p>0.015096</text:p>
              </table:table-cell>
              <table:table-cell office:value-type="float" office:value="0.005083">
                <text:p>0.005083</text:p>
              </table:table-cell>
            </table:table-row>
            <table:table-row>
              <table:table-cell office:value-type="string">
                <text:p>09:13:00</text:p>
              </table:table-cell>
              <table:table-cell office:value-type="float" office:value="0.010494">
                <text:p>0.010494</text:p>
              </table:table-cell>
              <table:table-cell office:value-type="float" office:value="0.002764">
                <text:p>0.002764</text:p>
              </table:table-cell>
            </table:table-row>
            <table:table-row>
              <table:table-cell office:value-type="string">
                <text:p>09:13:01</text:p>
              </table:table-cell>
              <table:table-cell office:value-type="float" office:value="0.008592">
                <text:p>0.008592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string">
                <text:p>09:13:02</text:p>
              </table:table-cell>
              <table:table-cell office:value-type="float" office:value="0.015026">
                <text:p>0.015026</text:p>
              </table:table-cell>
              <table:table-cell office:value-type="float" office:value="0.005118">
                <text:p>0.005118</text:p>
              </table:table-cell>
            </table:table-row>
            <table:table-row>
              <table:table-cell office:value-type="string">
                <text:p>09:13:03</text:p>
              </table:table-cell>
              <table:table-cell office:value-type="float" office:value="0.015006">
                <text:p>0.015006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09:13:04</text:p>
              </table:table-cell>
              <table:table-cell office:value-type="float" office:value="0.014473">
                <text:p>0.014473</text:p>
              </table:table-cell>
              <table:table-cell office:value-type="float" office:value="0.006241">
                <text:p>0.006241</text:p>
              </table:table-cell>
            </table:table-row>
            <table:table-row>
              <table:table-cell office:value-type="string">
                <text:p>09:13:05</text:p>
              </table:table-cell>
              <table:table-cell office:value-type="float" office:value="0.021683">
                <text:p>0.021683</text:p>
              </table:table-cell>
              <table:table-cell office:value-type="float" office:value="0.013119">
                <text:p>0.013119</text:p>
              </table:table-cell>
            </table:table-row>
            <table:table-row>
              <table:table-cell office:value-type="string">
                <text:p>09:13:06</text:p>
              </table:table-cell>
              <table:table-cell office:value-type="float" office:value="0.012348">
                <text:p>0.012348</text:p>
              </table:table-cell>
              <table:table-cell office:value-type="float" office:value="0.002428">
                <text:p>0.002428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0.011769">
                <text:p>0.011769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09:13:08</text:p>
              </table:table-cell>
              <table:table-cell office:value-type="float" office:value="0.010593">
                <text:p>0.010593</text:p>
              </table:table-cell>
              <table:table-cell office:value-type="float" office:value="0.001854">
                <text:p>0.001854</text:p>
              </table:table-cell>
            </table:table-row>
            <table:table-row>
              <table:table-cell office:value-type="string">
                <text:p>09:13:09</text:p>
              </table:table-cell>
              <table:table-cell office:value-type="float" office:value="0.022153">
                <text:p>0.022153</text:p>
              </table:table-cell>
              <table:table-cell office:value-type="float" office:value="0.007891">
                <text:p>0.007891</text:p>
              </table:table-cell>
            </table:table-row>
            <table:table-row>
              <table:table-cell office:value-type="string">
                <text:p>09:13:10</text:p>
              </table:table-cell>
              <table:table-cell office:value-type="float" office:value="0.023616">
                <text:p>0.023616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09:13:11</text:p>
              </table:table-cell>
              <table:table-cell office:value-type="float" office:value="0.01443">
                <text:p>0.01443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09:13:12</text:p>
              </table:table-cell>
              <table:table-cell office:value-type="float" office:value="0.012007">
                <text:p>0.012007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string">
                <text:p>09:13:13</text:p>
              </table:table-cell>
              <table:table-cell office:value-type="float" office:value="0.02174">
                <text:p>0.02174</text:p>
              </table:table-cell>
              <table:table-cell office:value-type="float" office:value="0.009218">
                <text:p>0.009218</text:p>
              </table:table-cell>
            </table:table-row>
            <table:table-row>
              <table:table-cell office:value-type="string">
                <text:p>09:13:14</text:p>
              </table:table-cell>
              <table:table-cell office:value-type="float" office:value="0.012292">
                <text:p>0.012292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09:13:15</text:p>
              </table:table-cell>
              <table:table-cell office:value-type="float" office:value="0.015757">
                <text:p>0.015757</text:p>
              </table:table-cell>
              <table:table-cell office:value-type="float" office:value="0.009316">
                <text:p>0.009316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0.012155">
                <text:p>0.012155</text:p>
              </table:table-cell>
              <table:table-cell office:value-type="float" office:value="0.004702">
                <text:p>0.004702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0.026662">
                <text:p>0.026662</text:p>
              </table:table-cell>
              <table:table-cell office:value-type="float" office:value="0.015656">
                <text:p>0.015656</text:p>
              </table:table-cell>
            </table:table-row>
            <table:table-row>
              <table:table-cell office:value-type="string">
                <text:p>09:13:18</text:p>
              </table:table-cell>
              <table:table-cell office:value-type="float" office:value="0.019728">
                <text:p>0.019728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09:13:19</text:p>
              </table:table-cell>
              <table:table-cell office:value-type="float" office:value="0.041398">
                <text:p>0.041398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09:13:20</text:p>
              </table:table-cell>
              <table:table-cell office:value-type="float" office:value="0.011948">
                <text:p>0.011948</text:p>
              </table:table-cell>
              <table:table-cell office:value-type="float" office:value="0.001752">
                <text:p>0.001752</text:p>
              </table:table-cell>
            </table:table-row>
            <table:table-row>
              <table:table-cell office:value-type="string">
                <text:p>09:13:21</text:p>
              </table:table-cell>
              <table:table-cell office:value-type="float" office:value="0.018269">
                <text:p>0.018269</text:p>
              </table:table-cell>
              <table:table-cell office:value-type="float" office:value="0.012053">
                <text:p>0.012053</text:p>
              </table:table-cell>
            </table:table-row>
            <table:table-row>
              <table:table-cell office:value-type="string">
                <text:p>09:13:22</text:p>
              </table:table-cell>
              <table:table-cell office:value-type="float" office:value="0.015158">
                <text:p>0.015158</text:p>
              </table:table-cell>
              <table:table-cell office:value-type="float" office:value="0.008249">
                <text:p>0.008249</text:p>
              </table:table-cell>
            </table:table-row>
            <table:table-row>
              <table:table-cell office:value-type="string">
                <text:p>09:13:23</text:p>
              </table:table-cell>
              <table:table-cell office:value-type="float" office:value="0.016046">
                <text:p>0.016046</text:p>
              </table:table-cell>
              <table:table-cell office:value-type="float" office:value="0.004992">
                <text:p>0.004992</text:p>
              </table:table-cell>
            </table:table-row>
            <table:table-row>
              <table:table-cell office:value-type="string">
                <text:p>09:13:24</text:p>
              </table:table-cell>
              <table:table-cell office:value-type="float" office:value="0.013075">
                <text:p>0.013075</text:p>
              </table:table-cell>
              <table:table-cell office:value-type="float" office:value="0.002291">
                <text:p>0.002291</text:p>
              </table:table-cell>
            </table:table-row>
            <table:table-row>
              <table:table-cell office:value-type="string">
                <text:p>09:13:25</text:p>
              </table:table-cell>
              <table:table-cell office:value-type="float" office:value="0.030624">
                <text:p>0.030624</text:p>
              </table:table-cell>
              <table:table-cell office:value-type="float" office:value="0.014579">
                <text:p>0.014579</text:p>
              </table:table-cell>
            </table:table-row>
            <table:table-row>
              <table:table-cell office:value-type="string">
                <text:p>09:13:26</text:p>
              </table:table-cell>
              <table:table-cell office:value-type="float" office:value="0.016635">
                <text:p>0.016635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09:13:27</text:p>
              </table:table-cell>
              <table:table-cell office:value-type="float" office:value="0.028233">
                <text:p>0.028233</text:p>
              </table:table-cell>
              <table:table-cell office:value-type="float" office:value="0.013778">
                <text:p>0.013778</text:p>
              </table:table-cell>
            </table:table-row>
            <table:table-row>
              <table:table-cell office:value-type="string">
                <text:p>09:13:28</text:p>
              </table:table-cell>
              <table:table-cell office:value-type="float" office:value="0.046783">
                <text:p>0.046783</text:p>
              </table:table-cell>
              <table:table-cell office:value-type="float" office:value="0.021181">
                <text:p>0.021181</text:p>
              </table:table-cell>
            </table:table-row>
            <table:table-row>
              <table:table-cell office:value-type="string">
                <text:p>09:13:29</text:p>
              </table:table-cell>
              <table:table-cell office:value-type="float" office:value="0.012779">
                <text:p>0.012779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09:13:30</text:p>
              </table:table-cell>
              <table:table-cell office:value-type="float" office:value="0.159764">
                <text:p>0.159764</text:p>
              </table:table-cell>
              <table:table-cell office:value-type="float" office:value="0.004584">
                <text:p>0.004584</text:p>
              </table:table-cell>
            </table:table-row>
            <table:table-row>
              <table:table-cell office:value-type="string">
                <text:p>09:13:31</text:p>
              </table:table-cell>
              <table:table-cell office:value-type="float" office:value="0.010945">
                <text:p>0.010945</text:p>
              </table:table-cell>
              <table:table-cell office:value-type="float" office:value="0.001644">
                <text:p>0.001644</text:p>
              </table:table-cell>
            </table:table-row>
            <table:table-row>
              <table:table-cell office:value-type="string">
                <text:p>09:13:32</text:p>
              </table:table-cell>
              <table:table-cell office:value-type="float" office:value="0.014078">
                <text:p>0.014078</text:p>
              </table:table-cell>
              <table:table-cell office:value-type="float" office:value="0.005081">
                <text:p>0.005081</text:p>
              </table:table-cell>
            </table:table-row>
            <table:table-row>
              <table:table-cell office:value-type="string">
                <text:p>09:13:33</text:p>
              </table:table-cell>
              <table:table-cell office:value-type="float" office:value="0.135496">
                <text:p>0.135496</text:p>
              </table:table-cell>
              <table:table-cell office:value-type="float" office:value="0.100851">
                <text:p>0.100851</text:p>
              </table:table-cell>
            </table:table-row>
            <table:table-row>
              <table:table-cell office:value-type="string">
                <text:p>09:13:34</text:p>
              </table:table-cell>
              <table:table-cell office:value-type="float" office:value="0.251879">
                <text:p>0.251879</text:p>
              </table:table-cell>
              <table:table-cell office:value-type="float" office:value="0.093048">
                <text:p>0.093048</text:p>
              </table:table-cell>
            </table:table-row>
            <table:table-row>
              <table:table-cell office:value-type="string">
                <text:p>09:13:35</text:p>
              </table:table-cell>
              <table:table-cell office:value-type="float" office:value="0.040432">
                <text:p>0.040432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09:13:36</text:p>
              </table:table-cell>
              <table:table-cell office:value-type="float" office:value="0.081094">
                <text:p>0.081094</text:p>
              </table:table-cell>
              <table:table-cell office:value-type="float" office:value="0.063028">
                <text:p>0.063028</text:p>
              </table:table-cell>
            </table:table-row>
            <table:table-row>
              <table:table-cell office:value-type="string">
                <text:p>09:13:37</text:p>
              </table:table-cell>
              <table:table-cell office:value-type="float" office:value="0.10732">
                <text:p>0.10732</text:p>
              </table:table-cell>
              <table:table-cell office:value-type="float" office:value="0.027631">
                <text:p>0.027631</text:p>
              </table:table-cell>
            </table:table-row>
            <table:table-row>
              <table:table-cell office:value-type="string">
                <text:p>09:13:38</text:p>
              </table:table-cell>
              <table:table-cell office:value-type="float" office:value="0.065847">
                <text:p>0.065847</text:p>
              </table:table-cell>
              <table:table-cell office:value-type="float" office:value="0.065423">
                <text:p>0.065423</text:p>
              </table:table-cell>
            </table:table-row>
            <table:table-row>
              <table:table-cell office:value-type="string">
                <text:p>09:13:39</text:p>
              </table:table-cell>
              <table:table-cell office:value-type="float" office:value="0.285751">
                <text:p>0.285751</text:p>
              </table:table-cell>
              <table:table-cell office:value-type="float" office:value="0.06087">
                <text:p>0.06087</text:p>
              </table:table-cell>
            </table:table-row>
            <table:table-row>
              <table:table-cell office:value-type="string">
                <text:p>09:13:40</text:p>
              </table:table-cell>
              <table:table-cell office:value-type="float" office:value="0.032374">
                <text:p>0.032374</text:p>
              </table:table-cell>
              <table:table-cell office:value-type="float" office:value="0.016969">
                <text:p>0.016969</text:p>
              </table:table-cell>
            </table:table-row>
            <table:table-row>
              <table:table-cell office:value-type="string">
                <text:p>09:13:41</text:p>
              </table:table-cell>
              <table:table-cell office:value-type="float" office:value="0.022903">
                <text:p>0.022903</text:p>
              </table:table-cell>
              <table:table-cell office:value-type="float" office:value="0.005775">
                <text:p>0.005775</text:p>
              </table:table-cell>
            </table:table-row>
            <table:table-row>
              <table:table-cell office:value-type="string">
                <text:p>09:13:42</text:p>
              </table:table-cell>
              <table:table-cell office:value-type="float" office:value="0.024589">
                <text:p>0.024589</text:p>
              </table:table-cell>
              <table:table-cell office:value-type="float" office:value="0.007293">
                <text:p>0.007293</text:p>
              </table:table-cell>
            </table:table-row>
            <table:table-row>
              <table:table-cell office:value-type="string">
                <text:p>09:13:43</text:p>
              </table:table-cell>
              <table:table-cell office:value-type="float" office:value="0.034054">
                <text:p>0.034054</text:p>
              </table:table-cell>
              <table:table-cell office:value-type="float" office:value="0.011732">
                <text:p>0.011732</text:p>
              </table:table-cell>
            </table:table-row>
            <table:table-row>
              <table:table-cell office:value-type="string">
                <text:p>09:13:44</text:p>
              </table:table-cell>
              <table:table-cell office:value-type="float" office:value="0.024615">
                <text:p>0.024615</text:p>
              </table:table-cell>
              <table:table-cell office:value-type="float" office:value="0.007506">
                <text:p>0.007506</text:p>
              </table:table-cell>
            </table:table-row>
            <table:table-row>
              <table:table-cell office:value-type="string">
                <text:p>09:13:45</text:p>
              </table:table-cell>
              <table:table-cell office:value-type="float" office:value="0.030937">
                <text:p>0.030937</text:p>
              </table:table-cell>
              <table:table-cell office:value-type="float" office:value="0.005445">
                <text:p>0.005445</text:p>
              </table:table-cell>
            </table:table-row>
            <table:table-row>
              <table:table-cell office:value-type="string">
                <text:p>09:13:46</text:p>
              </table:table-cell>
              <table:table-cell office:value-type="float" office:value="0.016705">
                <text:p>0.016705</text:p>
              </table:table-cell>
              <table:table-cell office:value-type="float" office:value="0.003142">
                <text:p>0.003142</text:p>
              </table:table-cell>
            </table:table-row>
            <table:table-row>
              <table:table-cell office:value-type="string">
                <text:p>09:13:47</text:p>
              </table:table-cell>
              <table:table-cell office:value-type="float" office:value="0.017076">
                <text:p>0.017076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string">
                <text:p>09:13:48</text:p>
              </table:table-cell>
              <table:table-cell office:value-type="float" office:value="0.018353">
                <text:p>0.018353</text:p>
              </table:table-cell>
              <table:table-cell office:value-type="float" office:value="0.003869">
                <text:p>0.003869</text:p>
              </table:table-cell>
            </table:table-row>
            <table:table-row>
              <table:table-cell office:value-type="string">
                <text:p>09:13:49</text:p>
              </table:table-cell>
              <table:table-cell office:value-type="float" office:value="0.015686">
                <text:p>0.015686</text:p>
              </table:table-cell>
              <table:table-cell office:value-type="float" office:value="0.002306">
                <text:p>0.002306</text:p>
              </table:table-cell>
            </table:table-row>
            <table:table-row>
              <table:table-cell office:value-type="string">
                <text:p>09:13:50</text:p>
              </table:table-cell>
              <table:table-cell office:value-type="float" office:value="0.022245">
                <text:p>0.022245</text:p>
              </table:table-cell>
              <table:table-cell office:value-type="float" office:value="0.006124">
                <text:p>0.006124</text:p>
              </table:table-cell>
            </table:table-row>
            <table:table-row>
              <table:table-cell office:value-type="string">
                <text:p>09:13:51</text:p>
              </table:table-cell>
              <table:table-cell office:value-type="float" office:value="0.165904">
                <text:p>0.165904</text:p>
              </table:table-cell>
              <table:table-cell office:value-type="float" office:value="0.146361">
                <text:p>0.146361</text:p>
              </table:table-cell>
            </table:table-row>
            <table:table-row>
              <table:table-cell office:value-type="string">
                <text:p>09:13:52</text:p>
              </table:table-cell>
              <table:table-cell office:value-type="float" office:value="3.300705">
                <text:p>3.300705</text:p>
              </table:table-cell>
              <table:table-cell office:value-type="float" office:value="6.275621">
                <text:p>6.275621</text:p>
              </table:table-cell>
            </table:table-row>
            <table:table-row>
              <table:table-cell office:value-type="string">
                <text:p>09:13:53</text:p>
              </table:table-cell>
              <table:table-cell office:value-type="float" office:value="24.757029">
                <text:p>24.757029</text:p>
              </table:table-cell>
              <table:table-cell office:value-type="float" office:value="9.07825">
                <text:p>9.07825</text:p>
              </table:table-cell>
            </table:table-row>
            <table:table-row>
              <table:table-cell office:value-type="string">
                <text:p>09:13:54</text:p>
              </table:table-cell>
              <table:table-cell office:value-type="float" office:value="30.44933">
                <text:p>30.44933</text:p>
              </table:table-cell>
              <table:table-cell office:value-type="float" office:value="0.078423">
                <text:p>0.078423</text:p>
              </table:table-cell>
            </table:table-row>
            <table:table-row>
              <table:table-cell office:value-type="string">
                <text:p>09:13:55</text:p>
              </table:table-cell>
              <table:table-cell office:value-type="float" office:value="29.66622">
                <text:p>29.66622</text:p>
              </table:table-cell>
              <table:table-cell office:value-type="float" office:value="1.424818">
                <text:p>1.424818</text:p>
              </table:table-cell>
            </table:table-row>
            <table:table-row>
              <table:table-cell office:value-type="string">
                <text:p>09:13:56</text:p>
              </table:table-cell>
              <table:table-cell office:value-type="float" office:value="24.563797">
                <text:p>24.563797</text:p>
              </table:table-cell>
              <table:table-cell office:value-type="float" office:value="0.052769">
                <text:p>0.052769</text:p>
              </table:table-cell>
            </table:table-row>
            <table:table-row>
              <table:table-cell office:value-type="string">
                <text:p>09:13:57</text:p>
              </table:table-cell>
              <table:table-cell office:value-type="float" office:value="19.507226">
                <text:p>19.507226</text:p>
              </table:table-cell>
              <table:table-cell office:value-type="float" office:value="0.025766">
                <text:p>0.025766</text:p>
              </table:table-cell>
            </table:table-row>
            <table:table-row>
              <table:table-cell office:value-type="string">
                <text:p>09:13:58</text:p>
              </table:table-cell>
              <table:table-cell office:value-type="float" office:value="18.460614">
                <text:p>18.460614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09:13:59</text:p>
              </table:table-cell>
              <table:table-cell office:value-type="float" office:value="14.608214">
                <text:p>14.608214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10.051127">
                <text:p>10.051127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09:14:01</text:p>
              </table:table-cell>
              <table:table-cell office:value-type="float" office:value="7.555799">
                <text:p>7.555799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09:14:02</text:p>
              </table:table-cell>
              <table:table-cell office:value-type="float" office:value="7.393259">
                <text:p>7.393259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03</text:p>
              </table:table-cell>
              <table:table-cell office:value-type="float" office:value="7.187028">
                <text:p>7.187028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09:14:04</text:p>
              </table:table-cell>
              <table:table-cell office:value-type="float" office:value="4.689256">
                <text:p>4.68925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05</text:p>
              </table:table-cell>
              <table:table-cell office:value-type="float" office:value="3.281296">
                <text:p>3.281296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09:14:06</text:p>
              </table:table-cell>
              <table:table-cell office:value-type="float" office:value="2.013344">
                <text:p>2.013344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09:14:07</text:p>
              </table:table-cell>
              <table:table-cell office:value-type="float" office:value="0.578553">
                <text:p>0.578553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string">
                <text:p>09:14:08</text:p>
              </table:table-cell>
              <table:table-cell office:value-type="float" office:value="0.103481">
                <text:p>0.103481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09:14:09</text:p>
              </table:table-cell>
              <table:table-cell office:value-type="float" office:value="0.204575">
                <text:p>0.204575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10</text:p>
              </table:table-cell>
              <table:table-cell office:value-type="float" office:value="0.090127">
                <text:p>0.09012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11</text:p>
              </table:table-cell>
              <table:table-cell office:value-type="float" office:value="0.098405">
                <text:p>0.098405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0.101908">
                <text:p>0.10190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09:14:13</text:p>
              </table:table-cell>
              <table:table-cell office:value-type="float" office:value="0.08956">
                <text:p>0.08956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14</text:p>
              </table:table-cell>
              <table:table-cell office:value-type="float" office:value="0.050953">
                <text:p>0.050953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09:14:15</text:p>
              </table:table-cell>
              <table:table-cell office:value-type="float" office:value="0.021623">
                <text:p>0.021623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09:14:16</text:p>
              </table:table-cell>
              <table:table-cell office:value-type="float" office:value="0.012451">
                <text:p>0.012451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0.018703">
                <text:p>0.018703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09:14:18</text:p>
              </table:table-cell>
              <table:table-cell office:value-type="float" office:value="0.021001">
                <text:p>0.021001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09:14:19</text:p>
              </table:table-cell>
              <table:table-cell office:value-type="float" office:value="0.01181">
                <text:p>0.01181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09:14:20</text:p>
              </table:table-cell>
              <table:table-cell office:value-type="float" office:value="20.188559">
                <text:p>20.188559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09:14:21</text:p>
              </table:table-cell>
              <table:table-cell office:value-type="float" office:value="20.821947">
                <text:p>20.821947</text:p>
              </table:table-cell>
              <table:table-cell office:value-type="float" office:value="0.047168">
                <text:p>0.047168</text:p>
              </table:table-cell>
            </table:table-row>
            <table:table-row>
              <table:table-cell office:value-type="string">
                <text:p>09:14:22</text:p>
              </table:table-cell>
              <table:table-cell office:value-type="float" office:value="20.773296">
                <text:p>20.773296</text:p>
              </table:table-cell>
              <table:table-cell office:value-type="float" office:value="0.021413">
                <text:p>0.021413</text:p>
              </table:table-cell>
            </table:table-row>
            <table:table-row>
              <table:table-cell office:value-type="string">
                <text:p>09:14:23</text:p>
              </table:table-cell>
              <table:table-cell office:value-type="float" office:value="20.347071">
                <text:p>20.347071</text:p>
              </table:table-cell>
              <table:table-cell office:value-type="float" office:value="0.069053">
                <text:p>0.069053</text:p>
              </table:table-cell>
            </table:table-row>
            <table:table-row>
              <table:table-cell office:value-type="string">
                <text:p>09:14:24</text:p>
              </table:table-cell>
              <table:table-cell office:value-type="float" office:value="21.010472">
                <text:p>21.010472</text:p>
              </table:table-cell>
              <table:table-cell office:value-type="float" office:value="0.093947">
                <text:p>0.093947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19.881046">
                <text:p>19.881046</text:p>
              </table:table-cell>
              <table:table-cell office:value-type="float" office:value="0.146827">
                <text:p>0.146827</text:p>
              </table:table-cell>
            </table:table-row>
            <table:table-row>
              <table:table-cell office:value-type="string">
                <text:p>09:14:26</text:p>
              </table:table-cell>
              <table:table-cell office:value-type="float" office:value="19.701265">
                <text:p>19.701265</text:p>
              </table:table-cell>
              <table:table-cell office:value-type="float" office:value="0.100665">
                <text:p>0.100665</text:p>
              </table:table-cell>
            </table:table-row>
            <table:table-row>
              <table:table-cell office:value-type="string">
                <text:p>09:14:27</text:p>
              </table:table-cell>
              <table:table-cell office:value-type="float" office:value="20.853899">
                <text:p>20.853899</text:p>
              </table:table-cell>
              <table:table-cell office:value-type="float" office:value="0.123192">
                <text:p>0.123192</text:p>
              </table:table-cell>
            </table:table-row>
            <table:table-row>
              <table:table-cell office:value-type="string">
                <text:p>09:14:28</text:p>
              </table:table-cell>
              <table:table-cell office:value-type="float" office:value="20.431269">
                <text:p>20.431269</text:p>
              </table:table-cell>
              <table:table-cell office:value-type="float" office:value="0.101507">
                <text:p>0.101507</text:p>
              </table:table-cell>
            </table:table-row>
            <table:table-row>
              <table:table-cell office:value-type="string">
                <text:p>09:14:29</text:p>
              </table:table-cell>
              <table:table-cell office:value-type="float" office:value="20.337297">
                <text:p>20.337297</text:p>
              </table:table-cell>
              <table:table-cell office:value-type="float" office:value="0.065508">
                <text:p>0.065508</text:p>
              </table:table-cell>
            </table:table-row>
            <table:table-row>
              <table:table-cell office:value-type="string">
                <text:p>09:14:30</text:p>
              </table:table-cell>
              <table:table-cell office:value-type="float" office:value="20.036195">
                <text:p>20.036195</text:p>
              </table:table-cell>
              <table:table-cell office:value-type="float" office:value="0.040642">
                <text:p>0.040642</text:p>
              </table:table-cell>
            </table:table-row>
            <table:table-row>
              <table:table-cell office:value-type="string">
                <text:p>09:14:31</text:p>
              </table:table-cell>
              <table:table-cell office:value-type="float" office:value="19.506508">
                <text:p>19.506508</text:p>
              </table:table-cell>
              <table:table-cell office:value-type="float" office:value="0.028984">
                <text:p>0.028984</text:p>
              </table:table-cell>
            </table:table-row>
            <table:table-row>
              <table:table-cell office:value-type="string">
                <text:p>09:14:32</text:p>
              </table:table-cell>
              <table:table-cell office:value-type="float" office:value="19.079475">
                <text:p>19.079475</text:p>
              </table:table-cell>
              <table:table-cell office:value-type="float" office:value="0.021259">
                <text:p>0.021259</text:p>
              </table:table-cell>
            </table:table-row>
            <table:table-row>
              <table:table-cell office:value-type="string">
                <text:p>09:14:33</text:p>
              </table:table-cell>
              <table:table-cell office:value-type="float" office:value="18.35906">
                <text:p>18.35906</text:p>
              </table:table-cell>
              <table:table-cell office:value-type="float" office:value="0.019215">
                <text:p>0.019215</text:p>
              </table:table-cell>
            </table:table-row>
            <table:table-row>
              <table:table-cell office:value-type="string">
                <text:p>09:14:34</text:p>
              </table:table-cell>
              <table:table-cell office:value-type="float" office:value="17.392243">
                <text:p>17.392243</text:p>
              </table:table-cell>
              <table:table-cell office:value-type="float" office:value="0.010465">
                <text:p>0.010465</text:p>
              </table:table-cell>
            </table:table-row>
            <table:table-row>
              <table:table-cell office:value-type="string">
                <text:p>09:14:35</text:p>
              </table:table-cell>
              <table:table-cell office:value-type="float" office:value="17.306379">
                <text:p>17.306379</text:p>
              </table:table-cell>
              <table:table-cell office:value-type="float" office:value="0.003137">
                <text:p>0.003137</text:p>
              </table:table-cell>
            </table:table-row>
            <table:table-row>
              <table:table-cell office:value-type="string">
                <text:p>09:14:36</text:p>
              </table:table-cell>
              <table:table-cell office:value-type="float" office:value="11.430418">
                <text:p>11.430418</text:p>
              </table:table-cell>
              <table:table-cell office:value-type="float" office:value="0.012935">
                <text:p>0.012935</text:p>
              </table:table-cell>
            </table:table-row>
            <table:table-row>
              <table:table-cell office:value-type="string">
                <text:p>09:14:37</text:p>
              </table:table-cell>
              <table:table-cell office:value-type="float" office:value="10.569055">
                <text:p>10.569055</text:p>
              </table:table-cell>
              <table:table-cell office:value-type="float" office:value="0.097688">
                <text:p>0.097688</text:p>
              </table:table-cell>
            </table:table-row>
            <table:table-row>
              <table:table-cell office:value-type="string">
                <text:p>09:14:38</text:p>
              </table:table-cell>
              <table:table-cell office:value-type="float" office:value="8.977416">
                <text:p>8.977416</text:p>
              </table:table-cell>
              <table:table-cell office:value-type="float" office:value="0.118674">
                <text:p>0.118674</text:p>
              </table:table-cell>
            </table:table-row>
            <table:table-row>
              <table:table-cell office:value-type="string">
                <text:p>09:14:39</text:p>
              </table:table-cell>
              <table:table-cell office:value-type="float" office:value="9.229559">
                <text:p>9.229559</text:p>
              </table:table-cell>
              <table:table-cell office:value-type="float" office:value="0.097616">
                <text:p>0.097616</text:p>
              </table:table-cell>
            </table:table-row>
            <table:table-row>
              <table:table-cell office:value-type="string">
                <text:p>09:14:40</text:p>
              </table:table-cell>
              <table:table-cell office:value-type="float" office:value="7.942118">
                <text:p>7.942118</text:p>
              </table:table-cell>
              <table:table-cell office:value-type="float" office:value="0.028803">
                <text:p>0.028803</text:p>
              </table:table-cell>
            </table:table-row>
            <table:table-row>
              <table:table-cell office:value-type="string">
                <text:p>09:14:41</text:p>
              </table:table-cell>
              <table:table-cell office:value-type="float" office:value="4.947292">
                <text:p>4.947292</text:p>
              </table:table-cell>
              <table:table-cell office:value-type="float" office:value="0.052912">
                <text:p>0.052912</text:p>
              </table:table-cell>
            </table:table-row>
            <table:table-row>
              <table:table-cell office:value-type="string">
                <text:p>09:14:42</text:p>
              </table:table-cell>
              <table:table-cell office:value-type="float" office:value="6.909065">
                <text:p>6.909065</text:p>
              </table:table-cell>
              <table:table-cell office:value-type="float" office:value="0.033194">
                <text:p>0.033194</text:p>
              </table:table-cell>
            </table:table-row>
            <table:table-row>
              <table:table-cell office:value-type="string">
                <text:p>09:14:43</text:p>
              </table:table-cell>
              <table:table-cell office:value-type="float" office:value="9.09005">
                <text:p>9.09005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09:14:44</text:p>
              </table:table-cell>
              <table:table-cell office:value-type="float" office:value="9.377756">
                <text:p>9.377756</text:p>
              </table:table-cell>
              <table:table-cell office:value-type="float" office:value="0.003638">
                <text:p>0.003638</text:p>
              </table:table-cell>
            </table:table-row>
            <table:table-row>
              <table:table-cell office:value-type="string">
                <text:p>09:14:45</text:p>
              </table:table-cell>
              <table:table-cell office:value-type="float" office:value="8.479475">
                <text:p>8.479475</text:p>
              </table:table-cell>
              <table:table-cell office:value-type="float" office:value="0.019533">
                <text:p>0.019533</text:p>
              </table:table-cell>
            </table:table-row>
            <table:table-row>
              <table:table-cell office:value-type="string">
                <text:p>09:14:46</text:p>
              </table:table-cell>
              <table:table-cell office:value-type="float" office:value="7.534471">
                <text:p>7.534471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string">
                <text:p>09:14:47</text:p>
              </table:table-cell>
              <table:table-cell office:value-type="float" office:value="6.413458">
                <text:p>6.413458</text:p>
              </table:table-cell>
              <table:table-cell office:value-type="float" office:value="0.004643">
                <text:p>0.004643</text:p>
              </table:table-cell>
            </table:table-row>
            <table:table-row>
              <table:table-cell office:value-type="string">
                <text:p>09:14:48</text:p>
              </table:table-cell>
              <table:table-cell office:value-type="float" office:value="6.202955">
                <text:p>6.202955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4.32169">
                <text:p>4.32169</text:p>
              </table:table-cell>
              <table:table-cell office:value-type="float" office:value="0.002078">
                <text:p>0.002078</text:p>
              </table:table-cell>
            </table:table-row>
            <table:table-row>
              <table:table-cell office:value-type="string">
                <text:p>09:14:50</text:p>
              </table:table-cell>
              <table:table-cell office:value-type="float" office:value="3.464932">
                <text:p>3.464932</text:p>
              </table:table-cell>
              <table:table-cell office:value-type="float" office:value="0.000229">
                <text:p>0.000229</text:p>
              </table:table-cell>
            </table:table-row>
            <table:table-row>
              <table:table-cell office:value-type="string">
                <text:p>09:14:51</text:p>
              </table:table-cell>
              <table:table-cell office:value-type="float" office:value="2.40479">
                <text:p>2.40479</text:p>
              </table:table-cell>
              <table:table-cell office:value-type="float" office:value="0.000449">
                <text:p>0.000449</text:p>
              </table:table-cell>
            </table:table-row>
            <table:table-row>
              <table:table-cell office:value-type="string">
                <text:p>09:14:52</text:p>
              </table:table-cell>
              <table:table-cell office:value-type="float" office:value="1.286361">
                <text:p>1.286361</text:p>
              </table:table-cell>
              <table:table-cell office:value-type="float" office:value="0.010124">
                <text:p>0.010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97.B2:test97.B286 test97.G1:test97.G286" chart:data-source-has-labels="both" svg:x="0.32cm" svg:y="0.18cm" svg:width="12.726cm" svg:height="8.64cm">
          <chartooo:coordinate-region svg:x="1.359cm" svg:y="0.18cm" svg:width="11.687cm" svg:height="7.037cm"/>
          <chart:axis chart:dimension="x" chart:name="primary-x" chart:style-name="ch4" chartooo:axis-type="auto">
            <chartooo:date-scale/>
            <chart:categories table:cell-range-address="test97.B2:test97.B2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7.G2:test97.G286" chart:label-cell-address="test97.G1:test97.G1" chart:class="chart:bar">
            <chart:data-point chart:repeated="2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97.G1:test9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10:08</text:p>
                <draw:g>
                  <svg:desc>test97.B2:test97.B286</svg:desc>
                </draw:g>
              </table:table-cell>
              <table:table-cell office:value-type="float" office:value="28">
                <text:p>28</text:p>
                <draw:g>
                  <svg:desc>test97.G2:test97.G286</svg:desc>
                </draw:g>
              </table:table-cell>
            </table:table-row>
            <table:table-row>
              <table:table-cell office:value-type="string">
                <text:p>09:10:0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9:10: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9:11: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09:11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09:12:0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09:12:3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09:13:0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09:13: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09:13: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09:13:5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09:13:5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09:13:5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09:13:5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09:13:5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9:14:0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2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09:14:2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09:14:2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09:14:2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09:14:2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09:14:2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09:14:2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09:14:2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4:2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09:14:3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9:14: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9:14:3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09:14: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9:14:3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9:14: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9:14: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9:14:3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9:14: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9:14: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9:14: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9:14:4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9:14: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9:14: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:14: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9:14: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14: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:14: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14:5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97.B2:test97.G286 test97.C1:test97.G1" chart:data-source-has-labels="both" svg:x="0.32cm" svg:y="0.18cm" svg:width="12.726cm" svg:height="8.64cm">
          <chartooo:coordinate-region svg:x="1.867cm" svg:y="0.18cm" svg:width="11.179cm" svg:height="7.038cm"/>
          <chart:axis chart:dimension="x" chart:name="primary-x" chart:style-name="ch4" chartooo:axis-type="auto">
            <chartooo:date-scale/>
            <chart:categories table:cell-range-address="test97.B2:test97.B2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97.C2:test97.C286" chart:label-cell-address="test97.C1:test97.C1" chart:class="chart:bar">
            <chart:data-point chart:repeated="285"/>
          </chart:series>
          <chart:series chart:style-name="ch8" chart:values-cell-range-address="test97.D2:test97.D286" chart:label-cell-address="test97.D1:test97.D1" chart:class="chart:bar">
            <chart:data-point chart:repeated="285"/>
          </chart:series>
          <chart:series chart:style-name="ch9" chart:values-cell-range-address="test97.E2:test97.E286" chart:label-cell-address="test97.E1:test97.E1" chart:class="chart:bar">
            <chart:data-point chart:repeated="285"/>
          </chart:series>
          <chart:series chart:style-name="ch10" chart:values-cell-range-address="test97.F2:test97.F286" chart:label-cell-address="test97.F1:test97.F1" chart:class="chart:bar">
            <chart:data-point chart:repeated="285"/>
          </chart:series>
          <chart:series chart:style-name="ch11" chart:values-cell-range-address="test97.G2:test97.G286" chart:label-cell-address="test97.G1:test97.G1" chart:class="chart:bar">
            <chart:data-point chart:repeated="2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97.C1:test97.C1</svg:desc>
                </draw:g>
              </table:table-cell>
              <table:table-cell office:value-type="string">
                <text:p>xfertime</text:p>
                <draw:g>
                  <svg:desc>test97.D1:test97.D1</svg:desc>
                </draw:g>
              </table:table-cell>
              <table:table-cell office:value-type="string">
                <text:p>thinktime</text:p>
                <draw:g>
                  <svg:desc>test97.E1:test97.E1</svg:desc>
                </draw:g>
              </table:table-cell>
              <table:table-cell office:value-type="string">
                <text:p>bytes</text:p>
                <draw:g>
                  <svg:desc>test97.F1:test97.F1</svg:desc>
                </draw:g>
              </table:table-cell>
              <table:table-cell office:value-type="string">
                <text:p>transactions</text:p>
                <draw:g>
                  <svg:desc>test97.G1:test97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9:10:08</text:p>
                <draw:g>
                  <svg:desc>test97.B2:test97.B286</svg:desc>
                </draw:g>
              </table:table-cell>
              <table:table-cell office:value-type="float" office:value="0.317168">
                <text:p>0.317168</text:p>
                <draw:g>
                  <svg:desc>test97.C2:test97.C286</svg:desc>
                </draw:g>
              </table:table-cell>
              <table:table-cell office:value-type="float" office:value="0.01215">
                <text:p>0.01215</text:p>
                <draw:g>
                  <svg:desc>test97.D2:test97.D286</svg:desc>
                </draw:g>
              </table:table-cell>
              <table:table-cell office:value-type="float" office:value="0">
                <text:p>0</text:p>
                <draw:g>
                  <svg:desc>test97.E2:test97.E286</svg:desc>
                </draw:g>
              </table:table-cell>
              <table:table-cell office:value-type="float" office:value="193871">
                <text:p>193871</text:p>
                <draw:g>
                  <svg:desc>test97.F2:test97.F286</svg:desc>
                </draw:g>
              </table:table-cell>
              <table:table-cell office:value-type="float" office:value="28">
                <text:p>28</text:p>
                <draw:g>
                  <svg:desc>test97.G2:test97.G286</svg:desc>
                </draw:g>
              </table:table-cell>
            </table:table-row>
            <table:table-row>
              <table:table-cell office:value-type="string">
                <text:p>09:10:09</text:p>
              </table:table-cell>
              <table:table-cell office:value-type="float" office:value="0.0853">
                <text:p>0.0853</text:p>
              </table:table-cell>
              <table:table-cell office:value-type="float" office:value="0.001672">
                <text:p>0.001672</text:p>
              </table:table-cell>
              <table:table-cell office:value-type="float" office:value="0">
                <text:p>0</text:p>
              </table:table-cell>
              <table:table-cell office:value-type="float" office:value="28927">
                <text:p>289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0</text:p>
              </table:table-cell>
              <table:table-cell office:value-type="float" office:value="0.010508">
                <text:p>0.010508</text:p>
              </table:table-cell>
              <table:table-cell office:value-type="float" office:value="0.001109">
                <text:p>0.001109</text:p>
              </table:table-cell>
              <table:table-cell office:value-type="float" office:value="0">
                <text:p>0</text:p>
              </table:table-cell>
              <table:table-cell office:value-type="float" office:value="35732">
                <text:p>357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1</text:p>
              </table:table-cell>
              <table:table-cell office:value-type="float" office:value="0.011111">
                <text:p>0.011111</text:p>
              </table:table-cell>
              <table:table-cell office:value-type="float" office:value="0.001297">
                <text:p>0.001297</text:p>
              </table:table-cell>
              <table:table-cell office:value-type="float" office:value="0">
                <text:p>0</text:p>
              </table:table-cell>
              <table:table-cell office:value-type="float" office:value="29736">
                <text:p>297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2</text:p>
              </table:table-cell>
              <table:table-cell office:value-type="float" office:value="0.011588">
                <text:p>0.011588</text:p>
              </table:table-cell>
              <table:table-cell office:value-type="float" office:value="0.00145">
                <text:p>0.00145</text:p>
              </table:table-cell>
              <table:table-cell office:value-type="float" office:value="0">
                <text:p>0</text:p>
              </table:table-cell>
              <table:table-cell office:value-type="float" office:value="31918">
                <text:p>319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3</text:p>
              </table:table-cell>
              <table:table-cell office:value-type="float" office:value="0.011537">
                <text:p>0.011537</text:p>
              </table:table-cell>
              <table:table-cell office:value-type="float" office:value="0.001351">
                <text:p>0.001351</text:p>
              </table:table-cell>
              <table:table-cell office:value-type="float" office:value="0">
                <text:p>0</text:p>
              </table:table-cell>
              <table:table-cell office:value-type="float" office:value="31320">
                <text:p>313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4</text:p>
              </table:table-cell>
              <table:table-cell office:value-type="float" office:value="0.012827">
                <text:p>0.012827</text:p>
              </table:table-cell>
              <table:table-cell office:value-type="float" office:value="0.001494">
                <text:p>0.001494</text:p>
              </table:table-cell>
              <table:table-cell office:value-type="float" office:value="0">
                <text:p>0</text:p>
              </table:table-cell>
              <table:table-cell office:value-type="float" office:value="33336">
                <text:p>3333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5</text:p>
              </table:table-cell>
              <table:table-cell office:value-type="float" office:value="0.013064">
                <text:p>0.013064</text:p>
              </table:table-cell>
              <table:table-cell office:value-type="float" office:value="0.001291">
                <text:p>0.001291</text:p>
              </table:table-cell>
              <table:table-cell office:value-type="float" office:value="0">
                <text:p>0</text:p>
              </table:table-cell>
              <table:table-cell office:value-type="float" office:value="28802">
                <text:p>288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6</text:p>
              </table:table-cell>
              <table:table-cell office:value-type="float" office:value="0.012299">
                <text:p>0.012299</text:p>
              </table:table-cell>
              <table:table-cell office:value-type="float" office:value="0.002728">
                <text:p>0.002728</text:p>
              </table:table-cell>
              <table:table-cell office:value-type="float" office:value="0">
                <text:p>0</text:p>
              </table:table-cell>
              <table:table-cell office:value-type="float" office:value="54321">
                <text:p>543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7</text:p>
              </table:table-cell>
              <table:table-cell office:value-type="float" office:value="0.011693">
                <text:p>0.011693</text:p>
              </table:table-cell>
              <table:table-cell office:value-type="float" office:value="0.001691">
                <text:p>0.001691</text:p>
              </table:table-cell>
              <table:table-cell office:value-type="float" office:value="0">
                <text:p>0</text:p>
              </table:table-cell>
              <table:table-cell office:value-type="float" office:value="37712">
                <text:p>377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8</text:p>
              </table:table-cell>
              <table:table-cell office:value-type="float" office:value="0.012275">
                <text:p>0.012275</text:p>
              </table:table-cell>
              <table:table-cell office:value-type="float" office:value="0.00181">
                <text:p>0.00181</text:p>
              </table:table-cell>
              <table:table-cell office:value-type="float" office:value="0">
                <text:p>0</text:p>
              </table:table-cell>
              <table:table-cell office:value-type="float" office:value="39126">
                <text:p>391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19</text:p>
              </table:table-cell>
              <table:table-cell office:value-type="float" office:value="0.01125">
                <text:p>0.01125</text:p>
              </table:table-cell>
              <table:table-cell office:value-type="float" office:value="0.001301">
                <text:p>0.001301</text:p>
              </table:table-cell>
              <table:table-cell office:value-type="float" office:value="0">
                <text:p>0</text:p>
              </table:table-cell>
              <table:table-cell office:value-type="float" office:value="28626">
                <text:p>286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0</text:p>
              </table:table-cell>
              <table:table-cell office:value-type="float" office:value="0.010362">
                <text:p>0.010362</text:p>
              </table:table-cell>
              <table:table-cell office:value-type="float" office:value="0.001034">
                <text:p>0.001034</text:p>
              </table:table-cell>
              <table:table-cell office:value-type="float" office:value="0">
                <text:p>0</text:p>
              </table:table-cell>
              <table:table-cell office:value-type="float" office:value="28624">
                <text:p>286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1</text:p>
              </table:table-cell>
              <table:table-cell office:value-type="float" office:value="0.501958">
                <text:p>0.501958</text:p>
              </table:table-cell>
              <table:table-cell office:value-type="float" office:value="0.001271">
                <text:p>0.001271</text:p>
              </table:table-cell>
              <table:table-cell office:value-type="float" office:value="0">
                <text:p>0</text:p>
              </table:table-cell>
              <table:table-cell office:value-type="float" office:value="30705">
                <text:p>307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2</text:p>
              </table:table-cell>
              <table:table-cell office:value-type="float" office:value="0.583356">
                <text:p>0.583356</text:p>
              </table:table-cell>
              <table:table-cell office:value-type="float" office:value="0.001168">
                <text:p>0.001168</text:p>
              </table:table-cell>
              <table:table-cell office:value-type="float" office:value="0">
                <text:p>0</text:p>
              </table:table-cell>
              <table:table-cell office:value-type="float" office:value="28206">
                <text:p>282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3</text:p>
              </table:table-cell>
              <table:table-cell office:value-type="float" office:value="0.358675">
                <text:p>0.358675</text:p>
              </table:table-cell>
              <table:table-cell office:value-type="float" office:value="0.001407">
                <text:p>0.001407</text:p>
              </table:table-cell>
              <table:table-cell office:value-type="float" office:value="0">
                <text:p>0</text:p>
              </table:table-cell>
              <table:table-cell office:value-type="float" office:value="31632">
                <text:p>316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4</text:p>
              </table:table-cell>
              <table:table-cell office:value-type="float" office:value="0.095788">
                <text:p>0.095788</text:p>
              </table:table-cell>
              <table:table-cell office:value-type="float" office:value="0.001415">
                <text:p>0.001415</text:p>
              </table:table-cell>
              <table:table-cell office:value-type="float" office:value="0">
                <text:p>0</text:p>
              </table:table-cell>
              <table:table-cell office:value-type="float" office:value="32553">
                <text:p>325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5</text:p>
              </table:table-cell>
              <table:table-cell office:value-type="float" office:value="0.012103">
                <text:p>0.012103</text:p>
              </table:table-cell>
              <table:table-cell office:value-type="float" office:value="0.004474">
                <text:p>0.004474</text:p>
              </table:table-cell>
              <table:table-cell office:value-type="float" office:value="0">
                <text:p>0</text:p>
              </table:table-cell>
              <table:table-cell office:value-type="float" office:value="88566">
                <text:p>885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6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095">
                <text:p>0.003095</text:p>
              </table:table-cell>
              <table:table-cell office:value-type="float" office:value="0">
                <text:p>0</text:p>
              </table:table-cell>
              <table:table-cell office:value-type="float" office:value="58286">
                <text:p>582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7</text:p>
              </table:table-cell>
              <table:table-cell office:value-type="float" office:value="0.016179">
                <text:p>0.016179</text:p>
              </table:table-cell>
              <table:table-cell office:value-type="float" office:value="0.00201">
                <text:p>0.00201</text:p>
              </table:table-cell>
              <table:table-cell office:value-type="float" office:value="0">
                <text:p>0</text:p>
              </table:table-cell>
              <table:table-cell office:value-type="float" office:value="40749">
                <text:p>407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8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455">
                <text:p>0.004455</text:p>
              </table:table-cell>
              <table:table-cell office:value-type="float" office:value="0">
                <text:p>0</text:p>
              </table:table-cell>
              <table:table-cell office:value-type="float" office:value="81850">
                <text:p>818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29</text:p>
              </table:table-cell>
              <table:table-cell office:value-type="float" office:value="0.012877">
                <text:p>0.012877</text:p>
              </table:table-cell>
              <table:table-cell office:value-type="float" office:value="0.004717">
                <text:p>0.004717</text:p>
              </table:table-cell>
              <table:table-cell office:value-type="float" office:value="0">
                <text:p>0</text:p>
              </table:table-cell>
              <table:table-cell office:value-type="float" office:value="89176">
                <text:p>8917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0</text:p>
              </table:table-cell>
              <table:table-cell office:value-type="float" office:value="0.012017">
                <text:p>0.012017</text:p>
              </table:table-cell>
              <table:table-cell office:value-type="float" office:value="0.002463">
                <text:p>0.002463</text:p>
              </table:table-cell>
              <table:table-cell office:value-type="float" office:value="0">
                <text:p>0</text:p>
              </table:table-cell>
              <table:table-cell office:value-type="float" office:value="52617">
                <text:p>526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1</text:p>
              </table:table-cell>
              <table:table-cell office:value-type="float" office:value="0.012034">
                <text:p>0.012034</text:p>
              </table:table-cell>
              <table:table-cell office:value-type="float" office:value="0.002162">
                <text:p>0.002162</text:p>
              </table:table-cell>
              <table:table-cell office:value-type="float" office:value="0">
                <text:p>0</text:p>
              </table:table-cell>
              <table:table-cell office:value-type="float" office:value="43804">
                <text:p>43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2</text:p>
              </table:table-cell>
              <table:table-cell office:value-type="float" office:value="0.564549">
                <text:p>0.564549</text:p>
              </table:table-cell>
              <table:table-cell office:value-type="float" office:value="0.005342">
                <text:p>0.005342</text:p>
              </table:table-cell>
              <table:table-cell office:value-type="float" office:value="0">
                <text:p>0</text:p>
              </table:table-cell>
              <table:table-cell office:value-type="float" office:value="105684">
                <text:p>1056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3</text:p>
              </table:table-cell>
              <table:table-cell office:value-type="float" office:value="0.569872">
                <text:p>0.569872</text:p>
              </table:table-cell>
              <table:table-cell office:value-type="float" office:value="0.01001">
                <text:p>0.01001</text:p>
              </table:table-cell>
              <table:table-cell office:value-type="float" office:value="0">
                <text:p>0</text:p>
              </table:table-cell>
              <table:table-cell office:value-type="float" office:value="179597">
                <text:p>1795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4</text:p>
              </table:table-cell>
              <table:table-cell office:value-type="float" office:value="0.340566">
                <text:p>0.340566</text:p>
              </table:table-cell>
              <table:table-cell office:value-type="float" office:value="0.003681">
                <text:p>0.003681</text:p>
              </table:table-cell>
              <table:table-cell office:value-type="float" office:value="0">
                <text:p>0</text:p>
              </table:table-cell>
              <table:table-cell office:value-type="float" office:value="74597">
                <text:p>7459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5</text:p>
              </table:table-cell>
              <table:table-cell office:value-type="float" office:value="0.074949">
                <text:p>0.074949</text:p>
              </table:table-cell>
              <table:table-cell office:value-type="float" office:value="0.003799">
                <text:p>0.003799</text:p>
              </table:table-cell>
              <table:table-cell office:value-type="float" office:value="0">
                <text:p>0</text:p>
              </table:table-cell>
              <table:table-cell office:value-type="float" office:value="73621">
                <text:p>736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6</text:p>
              </table:table-cell>
              <table:table-cell office:value-type="float" office:value="0.012695">
                <text:p>0.012695</text:p>
              </table:table-cell>
              <table:table-cell office:value-type="float" office:value="0.003829">
                <text:p>0.003829</text:p>
              </table:table-cell>
              <table:table-cell office:value-type="float" office:value="0">
                <text:p>0</text:p>
              </table:table-cell>
              <table:table-cell office:value-type="float" office:value="69960">
                <text:p>699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7</text:p>
              </table:table-cell>
              <table:table-cell office:value-type="float" office:value="0.012435">
                <text:p>0.012435</text:p>
              </table:table-cell>
              <table:table-cell office:value-type="float" office:value="0.002523">
                <text:p>0.002523</text:p>
              </table:table-cell>
              <table:table-cell office:value-type="float" office:value="0">
                <text:p>0</text:p>
              </table:table-cell>
              <table:table-cell office:value-type="float" office:value="51578">
                <text:p>5157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9:10:38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75">
                <text:p>0.00275</text:p>
              </table:table-cell>
              <table:table-cell office:value-type="float" office:value="0">
                <text:p>0</text:p>
              </table:table-cell>
              <table:table-cell office:value-type="float" office:value="55201">
                <text:p>552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9:10:39</text:p>
              </table:table-cell>
              <table:table-cell office:value-type="float" office:value="0.012771">
                <text:p>0.012771</text:p>
              </table:table-cell>
              <table:table-cell office:value-type="float" office:value="0.002691">
                <text:p>0.002691</text:p>
              </table:table-cell>
              <table:table-cell office:value-type="float" office:value="0">
                <text:p>0</text:p>
              </table:table-cell>
              <table:table-cell office:value-type="float" office:value="57222">
                <text:p>572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0</text:p>
              </table:table-cell>
              <table:table-cell office:value-type="float" office:value="0.010561">
                <text:p>0.010561</text:p>
              </table:table-cell>
              <table:table-cell office:value-type="float" office:value="0.002818">
                <text:p>0.002818</text:p>
              </table:table-cell>
              <table:table-cell office:value-type="float" office:value="0">
                <text:p>0</text:p>
              </table:table-cell>
              <table:table-cell office:value-type="float" office:value="69262">
                <text:p>692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1</text:p>
              </table:table-cell>
              <table:table-cell office:value-type="float" office:value="0.010875">
                <text:p>0.010875</text:p>
              </table:table-cell>
              <table:table-cell office:value-type="float" office:value="0.002552">
                <text:p>0.002552</text:p>
              </table:table-cell>
              <table:table-cell office:value-type="float" office:value="0">
                <text:p>0</text:p>
              </table:table-cell>
              <table:table-cell office:value-type="float" office:value="56483">
                <text:p>564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2</text:p>
              </table:table-cell>
              <table:table-cell office:value-type="float" office:value="0.013182">
                <text:p>0.013182</text:p>
              </table:table-cell>
              <table:table-cell office:value-type="float" office:value="0.007078">
                <text:p>0.007078</text:p>
              </table:table-cell>
              <table:table-cell office:value-type="float" office:value="0">
                <text:p>0</text:p>
              </table:table-cell>
              <table:table-cell office:value-type="float" office:value="66746">
                <text:p>667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3</text:p>
              </table:table-cell>
              <table:table-cell office:value-type="float" office:value="0.015025">
                <text:p>0.015025</text:p>
              </table:table-cell>
              <table:table-cell office:value-type="float" office:value="0.005948">
                <text:p>0.005948</text:p>
              </table:table-cell>
              <table:table-cell office:value-type="float" office:value="0">
                <text:p>0</text:p>
              </table:table-cell>
              <table:table-cell office:value-type="float" office:value="120958">
                <text:p>1209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4</text:p>
              </table:table-cell>
              <table:table-cell office:value-type="float" office:value="0.011621">
                <text:p>0.011621</text:p>
              </table:table-cell>
              <table:table-cell office:value-type="float" office:value="0.002953">
                <text:p>0.002953</text:p>
              </table:table-cell>
              <table:table-cell office:value-type="float" office:value="0">
                <text:p>0</text:p>
              </table:table-cell>
              <table:table-cell office:value-type="float" office:value="64842">
                <text:p>648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5</text:p>
              </table:table-cell>
              <table:table-cell office:value-type="float" office:value="0.012973">
                <text:p>0.012973</text:p>
              </table:table-cell>
              <table:table-cell office:value-type="float" office:value="0.005863">
                <text:p>0.005863</text:p>
              </table:table-cell>
              <table:table-cell office:value-type="float" office:value="0">
                <text:p>0</text:p>
              </table:table-cell>
              <table:table-cell office:value-type="float" office:value="119785">
                <text:p>1197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6</text:p>
              </table:table-cell>
              <table:table-cell office:value-type="float" office:value="0.01265">
                <text:p>0.01265</text:p>
              </table:table-cell>
              <table:table-cell office:value-type="float" office:value="0.005025">
                <text:p>0.005025</text:p>
              </table:table-cell>
              <table:table-cell office:value-type="float" office:value="0">
                <text:p>0</text:p>
              </table:table-cell>
              <table:table-cell office:value-type="float" office:value="96832">
                <text:p>968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7</text:p>
              </table:table-cell>
              <table:table-cell office:value-type="float" office:value="0.012486">
                <text:p>0.012486</text:p>
              </table:table-cell>
              <table:table-cell office:value-type="float" office:value="0.007321">
                <text:p>0.007321</text:p>
              </table:table-cell>
              <table:table-cell office:value-type="float" office:value="0">
                <text:p>0</text:p>
              </table:table-cell>
              <table:table-cell office:value-type="float" office:value="102838">
                <text:p>1028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8</text:p>
              </table:table-cell>
              <table:table-cell office:value-type="float" office:value="0.012421">
                <text:p>0.012421</text:p>
              </table:table-cell>
              <table:table-cell office:value-type="float" office:value="0.004952">
                <text:p>0.004952</text:p>
              </table:table-cell>
              <table:table-cell office:value-type="float" office:value="0">
                <text:p>0</text:p>
              </table:table-cell>
              <table:table-cell office:value-type="float" office:value="98886">
                <text:p>988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49</text:p>
              </table:table-cell>
              <table:table-cell office:value-type="float" office:value="0.01203">
                <text:p>0.01203</text:p>
              </table:table-cell>
              <table:table-cell office:value-type="float" office:value="0.004699">
                <text:p>0.004699</text:p>
              </table:table-cell>
              <table:table-cell office:value-type="float" office:value="0">
                <text:p>0</text:p>
              </table:table-cell>
              <table:table-cell office:value-type="float" office:value="100465">
                <text:p>1004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0</text:p>
              </table:table-cell>
              <table:table-cell office:value-type="float" office:value="0.010068">
                <text:p>0.010068</text:p>
              </table:table-cell>
              <table:table-cell office:value-type="float" office:value="0.001408">
                <text:p>0.001408</text:p>
              </table:table-cell>
              <table:table-cell office:value-type="float" office:value="0">
                <text:p>0</text:p>
              </table:table-cell>
              <table:table-cell office:value-type="float" office:value="36094">
                <text:p>360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1</text:p>
              </table:table-cell>
              <table:table-cell office:value-type="float" office:value="0.011278">
                <text:p>0.011278</text:p>
              </table:table-cell>
              <table:table-cell office:value-type="float" office:value="0.004237">
                <text:p>0.004237</text:p>
              </table:table-cell>
              <table:table-cell office:value-type="float" office:value="0">
                <text:p>0</text:p>
              </table:table-cell>
              <table:table-cell office:value-type="float" office:value="88630">
                <text:p>886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2</text:p>
              </table:table-cell>
              <table:table-cell office:value-type="float" office:value="0.01115">
                <text:p>0.01115</text:p>
              </table:table-cell>
              <table:table-cell office:value-type="float" office:value="0.002729">
                <text:p>0.002729</text:p>
              </table:table-cell>
              <table:table-cell office:value-type="float" office:value="0">
                <text:p>0</text:p>
              </table:table-cell>
              <table:table-cell office:value-type="float" office:value="59546">
                <text:p>595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3</text:p>
              </table:table-cell>
              <table:table-cell office:value-type="float" office:value="0.014226">
                <text:p>0.014226</text:p>
              </table:table-cell>
              <table:table-cell office:value-type="float" office:value="0.004476">
                <text:p>0.004476</text:p>
              </table:table-cell>
              <table:table-cell office:value-type="float" office:value="0">
                <text:p>0</text:p>
              </table:table-cell>
              <table:table-cell office:value-type="float" office:value="91945">
                <text:p>919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4</text:p>
              </table:table-cell>
              <table:table-cell office:value-type="float" office:value="0.011508">
                <text:p>0.011508</text:p>
              </table:table-cell>
              <table:table-cell office:value-type="float" office:value="0.002706">
                <text:p>0.002706</text:p>
              </table:table-cell>
              <table:table-cell office:value-type="float" office:value="0">
                <text:p>0</text:p>
              </table:table-cell>
              <table:table-cell office:value-type="float" office:value="56944">
                <text:p>569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5</text:p>
              </table:table-cell>
              <table:table-cell office:value-type="float" office:value="0.011411">
                <text:p>0.011411</text:p>
              </table:table-cell>
              <table:table-cell office:value-type="float" office:value="0.003503">
                <text:p>0.003503</text:p>
              </table:table-cell>
              <table:table-cell office:value-type="float" office:value="0">
                <text:p>0</text:p>
              </table:table-cell>
              <table:table-cell office:value-type="float" office:value="71595">
                <text:p>715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6</text:p>
              </table:table-cell>
              <table:table-cell office:value-type="float" office:value="0.011525">
                <text:p>0.011525</text:p>
              </table:table-cell>
              <table:table-cell office:value-type="float" office:value="0.00585">
                <text:p>0.00585</text:p>
              </table:table-cell>
              <table:table-cell office:value-type="float" office:value="0">
                <text:p>0</text:p>
              </table:table-cell>
              <table:table-cell office:value-type="float" office:value="82703">
                <text:p>827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7</text:p>
              </table:table-cell>
              <table:table-cell office:value-type="float" office:value="0.011277">
                <text:p>0.011277</text:p>
              </table:table-cell>
              <table:table-cell office:value-type="float" office:value="0.002948">
                <text:p>0.002948</text:p>
              </table:table-cell>
              <table:table-cell office:value-type="float" office:value="0">
                <text:p>0</text:p>
              </table:table-cell>
              <table:table-cell office:value-type="float" office:value="59418">
                <text:p>594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8</text:p>
              </table:table-cell>
              <table:table-cell office:value-type="float" office:value="0.011242">
                <text:p>0.011242</text:p>
              </table:table-cell>
              <table:table-cell office:value-type="float" office:value="0.002693">
                <text:p>0.002693</text:p>
              </table:table-cell>
              <table:table-cell office:value-type="float" office:value="0">
                <text:p>0</text:p>
              </table:table-cell>
              <table:table-cell office:value-type="float" office:value="55535">
                <text:p>555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0:59</text:p>
              </table:table-cell>
              <table:table-cell office:value-type="float" office:value="0.010566">
                <text:p>0.010566</text:p>
              </table:table-cell>
              <table:table-cell office:value-type="float" office:value="0.001594">
                <text:p>0.001594</text:p>
              </table:table-cell>
              <table:table-cell office:value-type="float" office:value="0">
                <text:p>0</text:p>
              </table:table-cell>
              <table:table-cell office:value-type="float" office:value="36434">
                <text:p>364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0</text:p>
              </table:table-cell>
              <table:table-cell office:value-type="float" office:value="0.010375">
                <text:p>0.010375</text:p>
              </table:table-cell>
              <table:table-cell office:value-type="float" office:value="0.002058">
                <text:p>0.002058</text:p>
              </table:table-cell>
              <table:table-cell office:value-type="float" office:value="0">
                <text:p>0</text:p>
              </table:table-cell>
              <table:table-cell office:value-type="float" office:value="49632">
                <text:p>49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1</text:p>
              </table:table-cell>
              <table:table-cell office:value-type="float" office:value="0.010447">
                <text:p>0.010447</text:p>
              </table:table-cell>
              <table:table-cell office:value-type="float" office:value="0.000727">
                <text:p>0.000727</text:p>
              </table:table-cell>
              <table:table-cell office:value-type="float" office:value="0">
                <text:p>0</text:p>
              </table:table-cell>
              <table:table-cell office:value-type="float" office:value="15634">
                <text:p>156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2</text:p>
              </table:table-cell>
              <table:table-cell office:value-type="float" office:value="0.010771">
                <text:p>0.010771</text:p>
              </table:table-cell>
              <table:table-cell office:value-type="float" office:value="0.001958">
                <text:p>0.001958</text:p>
              </table:table-cell>
              <table:table-cell office:value-type="float" office:value="0">
                <text:p>0</text:p>
              </table:table-cell>
              <table:table-cell office:value-type="float" office:value="41655">
                <text:p>416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3</text:p>
              </table:table-cell>
              <table:table-cell office:value-type="float" office:value="0.011118">
                <text:p>0.011118</text:p>
              </table:table-cell>
              <table:table-cell office:value-type="float" office:value="0.002564">
                <text:p>0.002564</text:p>
              </table:table-cell>
              <table:table-cell office:value-type="float" office:value="0">
                <text:p>0</text:p>
              </table:table-cell>
              <table:table-cell office:value-type="float" office:value="53311">
                <text:p>533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4</text:p>
              </table:table-cell>
              <table:table-cell office:value-type="float" office:value="0.011138">
                <text:p>0.011138</text:p>
              </table:table-cell>
              <table:table-cell office:value-type="float" office:value="0.001645">
                <text:p>0.001645</text:p>
              </table:table-cell>
              <table:table-cell office:value-type="float" office:value="0">
                <text:p>0</text:p>
              </table:table-cell>
              <table:table-cell office:value-type="float" office:value="36196">
                <text:p>361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5</text:p>
              </table:table-cell>
              <table:table-cell office:value-type="float" office:value="0.010944">
                <text:p>0.010944</text:p>
              </table:table-cell>
              <table:table-cell office:value-type="float" office:value="0.001681">
                <text:p>0.001681</text:p>
              </table:table-cell>
              <table:table-cell office:value-type="float" office:value="0">
                <text:p>0</text:p>
              </table:table-cell>
              <table:table-cell office:value-type="float" office:value="35811">
                <text:p>358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6</text:p>
              </table:table-cell>
              <table:table-cell office:value-type="float" office:value="0.010267">
                <text:p>0.010267</text:p>
              </table:table-cell>
              <table:table-cell office:value-type="float" office:value="0.001108">
                <text:p>0.001108</text:p>
              </table:table-cell>
              <table:table-cell office:value-type="float" office:value="0">
                <text:p>0</text:p>
              </table:table-cell>
              <table:table-cell office:value-type="float" office:value="22995">
                <text:p>229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7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751">
                <text:p>0.001751</text:p>
              </table:table-cell>
              <table:table-cell office:value-type="float" office:value="0">
                <text:p>0</text:p>
              </table:table-cell>
              <table:table-cell office:value-type="float" office:value="37932">
                <text:p>379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9:11:08</text:p>
              </table:table-cell>
              <table:table-cell office:value-type="float" office:value="0.011735">
                <text:p>0.011735</text:p>
              </table:table-cell>
              <table:table-cell office:value-type="float" office:value="0.003273">
                <text:p>0.003273</text:p>
              </table:table-cell>
              <table:table-cell office:value-type="float" office:value="0">
                <text:p>0</text:p>
              </table:table-cell>
              <table:table-cell office:value-type="float" office:value="63976">
                <text:p>639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9:11:09</text:p>
              </table:table-cell>
              <table:table-cell office:value-type="float" office:value="0.011326">
                <text:p>0.011326</text:p>
              </table:table-cell>
              <table:table-cell office:value-type="float" office:value="0.003546">
                <text:p>0.003546</text:p>
              </table:table-cell>
              <table:table-cell office:value-type="float" office:value="0">
                <text:p>0</text:p>
              </table:table-cell>
              <table:table-cell office:value-type="float" office:value="70400">
                <text:p>704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0</text:p>
              </table:table-cell>
              <table:table-cell office:value-type="float" office:value="0.009759">
                <text:p>0.009759</text:p>
              </table:table-cell>
              <table:table-cell office:value-type="float" office:value="0.002182">
                <text:p>0.002182</text:p>
              </table:table-cell>
              <table:table-cell office:value-type="float" office:value="0">
                <text:p>0</text:p>
              </table:table-cell>
              <table:table-cell office:value-type="float" office:value="50638">
                <text:p>506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1</text:p>
              </table:table-cell>
              <table:table-cell office:value-type="float" office:value="0.0104">
                <text:p>0.0104</text:p>
              </table:table-cell>
              <table:table-cell office:value-type="float" office:value="0.002598">
                <text:p>0.002598</text:p>
              </table:table-cell>
              <table:table-cell office:value-type="float" office:value="0">
                <text:p>0</text:p>
              </table:table-cell>
              <table:table-cell office:value-type="float" office:value="60128">
                <text:p>601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2</text:p>
              </table:table-cell>
              <table:table-cell office:value-type="float" office:value="0.012566">
                <text:p>0.012566</text:p>
              </table:table-cell>
              <table:table-cell office:value-type="float" office:value="0.004805">
                <text:p>0.004805</text:p>
              </table:table-cell>
              <table:table-cell office:value-type="float" office:value="0">
                <text:p>0</text:p>
              </table:table-cell>
              <table:table-cell office:value-type="float" office:value="71227">
                <text:p>712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3</text:p>
              </table:table-cell>
              <table:table-cell office:value-type="float" office:value="0.0102">
                <text:p>0.0102</text:p>
              </table:table-cell>
              <table:table-cell office:value-type="float" office:value="0.001418">
                <text:p>0.001418</text:p>
              </table:table-cell>
              <table:table-cell office:value-type="float" office:value="0">
                <text:p>0</text:p>
              </table:table-cell>
              <table:table-cell office:value-type="float" office:value="30137">
                <text:p>301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4</text:p>
              </table:table-cell>
              <table:table-cell office:value-type="float" office:value="0.009751">
                <text:p>0.009751</text:p>
              </table:table-cell>
              <table:table-cell office:value-type="float" office:value="0.001073">
                <text:p>0.001073</text:p>
              </table:table-cell>
              <table:table-cell office:value-type="float" office:value="0">
                <text:p>0</text:p>
              </table:table-cell>
              <table:table-cell office:value-type="float" office:value="24007">
                <text:p>240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5</text:p>
              </table:table-cell>
              <table:table-cell office:value-type="float" office:value="0.010739">
                <text:p>0.010739</text:p>
              </table:table-cell>
              <table:table-cell office:value-type="float" office:value="0.001802">
                <text:p>0.001802</text:p>
              </table:table-cell>
              <table:table-cell office:value-type="float" office:value="0">
                <text:p>0</text:p>
              </table:table-cell>
              <table:table-cell office:value-type="float" office:value="47246">
                <text:p>472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6</text:p>
              </table:table-cell>
              <table:table-cell office:value-type="float" office:value="0.010889">
                <text:p>0.010889</text:p>
              </table:table-cell>
              <table:table-cell office:value-type="float" office:value="0.001593">
                <text:p>0.001593</text:p>
              </table:table-cell>
              <table:table-cell office:value-type="float" office:value="0">
                <text:p>0</text:p>
              </table:table-cell>
              <table:table-cell office:value-type="float" office:value="37325">
                <text:p>373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7</text:p>
              </table:table-cell>
              <table:table-cell office:value-type="float" office:value="0.012034">
                <text:p>0.012034</text:p>
              </table:table-cell>
              <table:table-cell office:value-type="float" office:value="0.004582">
                <text:p>0.004582</text:p>
              </table:table-cell>
              <table:table-cell office:value-type="float" office:value="0">
                <text:p>0</text:p>
              </table:table-cell>
              <table:table-cell office:value-type="float" office:value="72734">
                <text:p>727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8</text:p>
              </table:table-cell>
              <table:table-cell office:value-type="float" office:value="0.012016">
                <text:p>0.012016</text:p>
              </table:table-cell>
              <table:table-cell office:value-type="float" office:value="0.004757">
                <text:p>0.004757</text:p>
              </table:table-cell>
              <table:table-cell office:value-type="float" office:value="0">
                <text:p>0</text:p>
              </table:table-cell>
              <table:table-cell office:value-type="float" office:value="98403">
                <text:p>984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19</text:p>
              </table:table-cell>
              <table:table-cell office:value-type="float" office:value="0.011236">
                <text:p>0.011236</text:p>
              </table:table-cell>
              <table:table-cell office:value-type="float" office:value="0.001753">
                <text:p>0.001753</text:p>
              </table:table-cell>
              <table:table-cell office:value-type="float" office:value="0">
                <text:p>0</text:p>
              </table:table-cell>
              <table:table-cell office:value-type="float" office:value="36988">
                <text:p>369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0</text:p>
              </table:table-cell>
              <table:table-cell office:value-type="float" office:value="0.009461">
                <text:p>0.009461</text:p>
              </table:table-cell>
              <table:table-cell office:value-type="float" office:value="0.001334">
                <text:p>0.001334</text:p>
              </table:table-cell>
              <table:table-cell office:value-type="float" office:value="0">
                <text:p>0</text:p>
              </table:table-cell>
              <table:table-cell office:value-type="float" office:value="32383">
                <text:p>3238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1</text:p>
              </table:table-cell>
              <table:table-cell office:value-type="float" office:value="0.009821">
                <text:p>0.009821</text:p>
              </table:table-cell>
              <table:table-cell office:value-type="float" office:value="0.001033">
                <text:p>0.001033</text:p>
              </table:table-cell>
              <table:table-cell office:value-type="float" office:value="0">
                <text:p>0</text:p>
              </table:table-cell>
              <table:table-cell office:value-type="float" office:value="23049">
                <text:p>230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2</text:p>
              </table:table-cell>
              <table:table-cell office:value-type="float" office:value="0.017511">
                <text:p>0.017511</text:p>
              </table:table-cell>
              <table:table-cell office:value-type="float" office:value="0.003244">
                <text:p>0.003244</text:p>
              </table:table-cell>
              <table:table-cell office:value-type="float" office:value="0">
                <text:p>0</text:p>
              </table:table-cell>
              <table:table-cell office:value-type="float" office:value="69812">
                <text:p>698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3</text:p>
              </table:table-cell>
              <table:table-cell office:value-type="float" office:value="0.010009">
                <text:p>0.010009</text:p>
              </table:table-cell>
              <table:table-cell office:value-type="float" office:value="0.001803">
                <text:p>0.001803</text:p>
              </table:table-cell>
              <table:table-cell office:value-type="float" office:value="0">
                <text:p>0</text:p>
              </table:table-cell>
              <table:table-cell office:value-type="float" office:value="38995">
                <text:p>389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4</text:p>
              </table:table-cell>
              <table:table-cell office:value-type="float" office:value="0.011706">
                <text:p>0.011706</text:p>
              </table:table-cell>
              <table:table-cell office:value-type="float" office:value="0.003369">
                <text:p>0.003369</text:p>
              </table:table-cell>
              <table:table-cell office:value-type="float" office:value="0">
                <text:p>0</text:p>
              </table:table-cell>
              <table:table-cell office:value-type="float" office:value="69836">
                <text:p>698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5</text:p>
              </table:table-cell>
              <table:table-cell office:value-type="float" office:value="0.011374">
                <text:p>0.011374</text:p>
              </table:table-cell>
              <table:table-cell office:value-type="float" office:value="0.004102">
                <text:p>0.004102</text:p>
              </table:table-cell>
              <table:table-cell office:value-type="float" office:value="0">
                <text:p>0</text:p>
              </table:table-cell>
              <table:table-cell office:value-type="float" office:value="61071">
                <text:p>6107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0.010448">
                <text:p>0.010448</text:p>
              </table:table-cell>
              <table:table-cell office:value-type="float" office:value="0.001953">
                <text:p>0.001953</text:p>
              </table:table-cell>
              <table:table-cell office:value-type="float" office:value="0">
                <text:p>0</text:p>
              </table:table-cell>
              <table:table-cell office:value-type="float" office:value="43447">
                <text:p>434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7</text:p>
              </table:table-cell>
              <table:table-cell office:value-type="float" office:value="0.013654">
                <text:p>0.013654</text:p>
              </table:table-cell>
              <table:table-cell office:value-type="float" office:value="0.009008">
                <text:p>0.009008</text:p>
              </table:table-cell>
              <table:table-cell office:value-type="float" office:value="0">
                <text:p>0</text:p>
              </table:table-cell>
              <table:table-cell office:value-type="float" office:value="108104">
                <text:p>1081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8</text:p>
              </table:table-cell>
              <table:table-cell office:value-type="float" office:value="0.014861">
                <text:p>0.014861</text:p>
              </table:table-cell>
              <table:table-cell office:value-type="float" office:value="0.007155">
                <text:p>0.007155</text:p>
              </table:table-cell>
              <table:table-cell office:value-type="float" office:value="0">
                <text:p>0</text:p>
              </table:table-cell>
              <table:table-cell office:value-type="float" office:value="123000">
                <text:p>1230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29</text:p>
              </table:table-cell>
              <table:table-cell office:value-type="float" office:value="0.012089">
                <text:p>0.012089</text:p>
              </table:table-cell>
              <table:table-cell office:value-type="float" office:value="0.005454">
                <text:p>0.005454</text:p>
              </table:table-cell>
              <table:table-cell office:value-type="float" office:value="0">
                <text:p>0</text:p>
              </table:table-cell>
              <table:table-cell office:value-type="float" office:value="108482">
                <text:p>1084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0</text:p>
              </table:table-cell>
              <table:table-cell office:value-type="float" office:value="0.010325">
                <text:p>0.010325</text:p>
              </table:table-cell>
              <table:table-cell office:value-type="float" office:value="0.003964">
                <text:p>0.003964</text:p>
              </table:table-cell>
              <table:table-cell office:value-type="float" office:value="0">
                <text:p>0</text:p>
              </table:table-cell>
              <table:table-cell office:value-type="float" office:value="62788">
                <text:p>6278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1</text:p>
              </table:table-cell>
              <table:table-cell office:value-type="float" office:value="0.009901">
                <text:p>0.009901</text:p>
              </table:table-cell>
              <table:table-cell office:value-type="float" office:value="0.00139">
                <text:p>0.00139</text:p>
              </table:table-cell>
              <table:table-cell office:value-type="float" office:value="0">
                <text:p>0</text:p>
              </table:table-cell>
              <table:table-cell office:value-type="float" office:value="37356">
                <text:p>373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2</text:p>
              </table:table-cell>
              <table:table-cell office:value-type="float" office:value="0.01426">
                <text:p>0.01426</text:p>
              </table:table-cell>
              <table:table-cell office:value-type="float" office:value="0.003575">
                <text:p>0.003575</text:p>
              </table:table-cell>
              <table:table-cell office:value-type="float" office:value="0">
                <text:p>0</text:p>
              </table:table-cell>
              <table:table-cell office:value-type="float" office:value="72425">
                <text:p>724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3</text:p>
              </table:table-cell>
              <table:table-cell office:value-type="float" office:value="0.011189">
                <text:p>0.011189</text:p>
              </table:table-cell>
              <table:table-cell office:value-type="float" office:value="0.003509">
                <text:p>0.003509</text:p>
              </table:table-cell>
              <table:table-cell office:value-type="float" office:value="0">
                <text:p>0</text:p>
              </table:table-cell>
              <table:table-cell office:value-type="float" office:value="68881">
                <text:p>6888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4</text:p>
              </table:table-cell>
              <table:table-cell office:value-type="float" office:value="0.011741">
                <text:p>0.011741</text:p>
              </table:table-cell>
              <table:table-cell office:value-type="float" office:value="0.004035">
                <text:p>0.004035</text:p>
              </table:table-cell>
              <table:table-cell office:value-type="float" office:value="0">
                <text:p>0</text:p>
              </table:table-cell>
              <table:table-cell office:value-type="float" office:value="81678">
                <text:p>8167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5</text:p>
              </table:table-cell>
              <table:table-cell office:value-type="float" office:value="0.010496">
                <text:p>0.010496</text:p>
              </table:table-cell>
              <table:table-cell office:value-type="float" office:value="0.00226">
                <text:p>0.00226</text:p>
              </table:table-cell>
              <table:table-cell office:value-type="float" office:value="0">
                <text:p>0</text:p>
              </table:table-cell>
              <table:table-cell office:value-type="float" office:value="47393">
                <text:p>4739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6</text:p>
              </table:table-cell>
              <table:table-cell office:value-type="float" office:value="0.011274">
                <text:p>0.011274</text:p>
              </table:table-cell>
              <table:table-cell office:value-type="float" office:value="0.003795">
                <text:p>0.003795</text:p>
              </table:table-cell>
              <table:table-cell office:value-type="float" office:value="0">
                <text:p>0</text:p>
              </table:table-cell>
              <table:table-cell office:value-type="float" office:value="53804">
                <text:p>538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7</text:p>
              </table:table-cell>
              <table:table-cell office:value-type="float" office:value="0.010795">
                <text:p>0.010795</text:p>
              </table:table-cell>
              <table:table-cell office:value-type="float" office:value="0.00276">
                <text:p>0.00276</text:p>
              </table:table-cell>
              <table:table-cell office:value-type="float" office:value="0">
                <text:p>0</text:p>
              </table:table-cell>
              <table:table-cell office:value-type="float" office:value="56467">
                <text:p>564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9:11:38</text:p>
              </table:table-cell>
              <table:table-cell office:value-type="float" office:value="0.014416">
                <text:p>0.014416</text:p>
              </table:table-cell>
              <table:table-cell office:value-type="float" office:value="0.009951">
                <text:p>0.009951</text:p>
              </table:table-cell>
              <table:table-cell office:value-type="float" office:value="0">
                <text:p>0</text:p>
              </table:table-cell>
              <table:table-cell office:value-type="float" office:value="106261">
                <text:p>10626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09:11:39</text:p>
              </table:table-cell>
              <table:table-cell office:value-type="float" office:value="0.013058">
                <text:p>0.013058</text:p>
              </table:table-cell>
              <table:table-cell office:value-type="float" office:value="0.006845">
                <text:p>0.006845</text:p>
              </table:table-cell>
              <table:table-cell office:value-type="float" office:value="0">
                <text:p>0</text:p>
              </table:table-cell>
              <table:table-cell office:value-type="float" office:value="114479">
                <text:p>1144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0</text:p>
              </table:table-cell>
              <table:table-cell office:value-type="float" office:value="0.017291">
                <text:p>0.017291</text:p>
              </table:table-cell>
              <table:table-cell office:value-type="float" office:value="0.004798">
                <text:p>0.004798</text:p>
              </table:table-cell>
              <table:table-cell office:value-type="float" office:value="0">
                <text:p>0</text:p>
              </table:table-cell>
              <table:table-cell office:value-type="float" office:value="88755">
                <text:p>887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1</text:p>
              </table:table-cell>
              <table:table-cell office:value-type="float" office:value="0.013296">
                <text:p>0.013296</text:p>
              </table:table-cell>
              <table:table-cell office:value-type="float" office:value="0.003912">
                <text:p>0.003912</text:p>
              </table:table-cell>
              <table:table-cell office:value-type="float" office:value="0">
                <text:p>0</text:p>
              </table:table-cell>
              <table:table-cell office:value-type="float" office:value="81115">
                <text:p>811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2</text:p>
              </table:table-cell>
              <table:table-cell office:value-type="float" office:value="0.010406">
                <text:p>0.010406</text:p>
              </table:table-cell>
              <table:table-cell office:value-type="float" office:value="0.001928">
                <text:p>0.001928</text:p>
              </table:table-cell>
              <table:table-cell office:value-type="float" office:value="0">
                <text:p>0</text:p>
              </table:table-cell>
              <table:table-cell office:value-type="float" office:value="46367">
                <text:p>4636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3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997">
                <text:p>0.001997</text:p>
              </table:table-cell>
              <table:table-cell office:value-type="float" office:value="0">
                <text:p>0</text:p>
              </table:table-cell>
              <table:table-cell office:value-type="float" office:value="57979">
                <text:p>579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4</text:p>
              </table:table-cell>
              <table:table-cell office:value-type="float" office:value="0.742516">
                <text:p>0.742516</text:p>
              </table:table-cell>
              <table:table-cell office:value-type="float" office:value="0.004376">
                <text:p>0.004376</text:p>
              </table:table-cell>
              <table:table-cell office:value-type="float" office:value="0">
                <text:p>0</text:p>
              </table:table-cell>
              <table:table-cell office:value-type="float" office:value="72891">
                <text:p>728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5</text:p>
              </table:table-cell>
              <table:table-cell office:value-type="float" office:value="0.592068">
                <text:p>0.592068</text:p>
              </table:table-cell>
              <table:table-cell office:value-type="float" office:value="0.003458">
                <text:p>0.003458</text:p>
              </table:table-cell>
              <table:table-cell office:value-type="float" office:value="0">
                <text:p>0</text:p>
              </table:table-cell>
              <table:table-cell office:value-type="float" office:value="47435">
                <text:p>4743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6</text:p>
              </table:table-cell>
              <table:table-cell office:value-type="float" office:value="0.339998">
                <text:p>0.339998</text:p>
              </table:table-cell>
              <table:table-cell office:value-type="float" office:value="0.003973">
                <text:p>0.003973</text:p>
              </table:table-cell>
              <table:table-cell office:value-type="float" office:value="0">
                <text:p>0</text:p>
              </table:table-cell>
              <table:table-cell office:value-type="float" office:value="61641">
                <text:p>616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7</text:p>
              </table:table-cell>
              <table:table-cell office:value-type="float" office:value="0.10106">
                <text:p>0.10106</text:p>
              </table:table-cell>
              <table:table-cell office:value-type="float" office:value="0.017068">
                <text:p>0.017068</text:p>
              </table:table-cell>
              <table:table-cell office:value-type="float" office:value="0">
                <text:p>0</text:p>
              </table:table-cell>
              <table:table-cell office:value-type="float" office:value="134361">
                <text:p>1343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8</text:p>
              </table:table-cell>
              <table:table-cell office:value-type="float" office:value="0.030979">
                <text:p>0.030979</text:p>
              </table:table-cell>
              <table:table-cell office:value-type="float" office:value="0.008996">
                <text:p>0.008996</text:p>
              </table:table-cell>
              <table:table-cell office:value-type="float" office:value="0">
                <text:p>0</text:p>
              </table:table-cell>
              <table:table-cell office:value-type="float" office:value="127761">
                <text:p>12776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49</text:p>
              </table:table-cell>
              <table:table-cell office:value-type="float" office:value="0.009903">
                <text:p>0.009903</text:p>
              </table:table-cell>
              <table:table-cell office:value-type="float" office:value="0.001589">
                <text:p>0.001589</text:p>
              </table:table-cell>
              <table:table-cell office:value-type="float" office:value="0">
                <text:p>0</text:p>
              </table:table-cell>
              <table:table-cell office:value-type="float" office:value="38542">
                <text:p>3854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0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895">
                <text:p>0.000895</text:p>
              </table:table-cell>
              <table:table-cell office:value-type="float" office:value="0">
                <text:p>0</text:p>
              </table:table-cell>
              <table:table-cell office:value-type="float" office:value="24184">
                <text:p>24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1</text:p>
              </table:table-cell>
              <table:table-cell office:value-type="float" office:value="0.011301">
                <text:p>0.011301</text:p>
              </table:table-cell>
              <table:table-cell office:value-type="float" office:value="0.003136">
                <text:p>0.003136</text:p>
              </table:table-cell>
              <table:table-cell office:value-type="float" office:value="0">
                <text:p>0</text:p>
              </table:table-cell>
              <table:table-cell office:value-type="float" office:value="71818">
                <text:p>718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2</text:p>
              </table:table-cell>
              <table:table-cell office:value-type="float" office:value="0.012447">
                <text:p>0.012447</text:p>
              </table:table-cell>
              <table:table-cell office:value-type="float" office:value="0.00504">
                <text:p>0.00504</text:p>
              </table:table-cell>
              <table:table-cell office:value-type="float" office:value="0">
                <text:p>0</text:p>
              </table:table-cell>
              <table:table-cell office:value-type="float" office:value="89258">
                <text:p>8925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3</text:p>
              </table:table-cell>
              <table:table-cell office:value-type="float" office:value="0.010699">
                <text:p>0.010699</text:p>
              </table:table-cell>
              <table:table-cell office:value-type="float" office:value="0.00247">
                <text:p>0.00247</text:p>
              </table:table-cell>
              <table:table-cell office:value-type="float" office:value="0">
                <text:p>0</text:p>
              </table:table-cell>
              <table:table-cell office:value-type="float" office:value="55008">
                <text:p>550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4</text:p>
              </table:table-cell>
              <table:table-cell office:value-type="float" office:value="0.013491">
                <text:p>0.013491</text:p>
              </table:table-cell>
              <table:table-cell office:value-type="float" office:value="0.004037">
                <text:p>0.004037</text:p>
              </table:table-cell>
              <table:table-cell office:value-type="float" office:value="0">
                <text:p>0</text:p>
              </table:table-cell>
              <table:table-cell office:value-type="float" office:value="85307">
                <text:p>853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5</text:p>
              </table:table-cell>
              <table:table-cell office:value-type="float" office:value="0.012206">
                <text:p>0.012206</text:p>
              </table:table-cell>
              <table:table-cell office:value-type="float" office:value="0.003385">
                <text:p>0.003385</text:p>
              </table:table-cell>
              <table:table-cell office:value-type="float" office:value="0">
                <text:p>0</text:p>
              </table:table-cell>
              <table:table-cell office:value-type="float" office:value="73823">
                <text:p>738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6</text:p>
              </table:table-cell>
              <table:table-cell office:value-type="float" office:value="0.014346">
                <text:p>0.014346</text:p>
              </table:table-cell>
              <table:table-cell office:value-type="float" office:value="0.007588">
                <text:p>0.007588</text:p>
              </table:table-cell>
              <table:table-cell office:value-type="float" office:value="0">
                <text:p>0</text:p>
              </table:table-cell>
              <table:table-cell office:value-type="float" office:value="99110">
                <text:p>991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7</text:p>
              </table:table-cell>
              <table:table-cell office:value-type="float" office:value="0.011705">
                <text:p>0.011705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90222">
                <text:p>902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8</text:p>
              </table:table-cell>
              <table:table-cell office:value-type="float" office:value="0.012476">
                <text:p>0.012476</text:p>
              </table:table-cell>
              <table:table-cell office:value-type="float" office:value="0.003347">
                <text:p>0.003347</text:p>
              </table:table-cell>
              <table:table-cell office:value-type="float" office:value="0">
                <text:p>0</text:p>
              </table:table-cell>
              <table:table-cell office:value-type="float" office:value="73810">
                <text:p>738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1:59</text:p>
              </table:table-cell>
              <table:table-cell office:value-type="float" office:value="0.012763">
                <text:p>0.012763</text:p>
              </table:table-cell>
              <table:table-cell office:value-type="float" office:value="0.003071">
                <text:p>0.003071</text:p>
              </table:table-cell>
              <table:table-cell office:value-type="float" office:value="0">
                <text:p>0</text:p>
              </table:table-cell>
              <table:table-cell office:value-type="float" office:value="67113">
                <text:p>671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0</text:p>
              </table:table-cell>
              <table:table-cell office:value-type="float" office:value="0.013413">
                <text:p>0.013413</text:p>
              </table:table-cell>
              <table:table-cell office:value-type="float" office:value="0.004862">
                <text:p>0.004862</text:p>
              </table:table-cell>
              <table:table-cell office:value-type="float" office:value="0">
                <text:p>0</text:p>
              </table:table-cell>
              <table:table-cell office:value-type="float" office:value="84692">
                <text:p>846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1</text:p>
              </table:table-cell>
              <table:table-cell office:value-type="float" office:value="0.026983">
                <text:p>0.026983</text:p>
              </table:table-cell>
              <table:table-cell office:value-type="float" office:value="0.019073">
                <text:p>0.019073</text:p>
              </table:table-cell>
              <table:table-cell office:value-type="float" office:value="0">
                <text:p>0</text:p>
              </table:table-cell>
              <table:table-cell office:value-type="float" office:value="193092">
                <text:p>19309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2</text:p>
              </table:table-cell>
              <table:table-cell office:value-type="float" office:value="0.0286">
                <text:p>0.0286</text:p>
              </table:table-cell>
              <table:table-cell office:value-type="float" office:value="0.018243">
                <text:p>0.018243</text:p>
              </table:table-cell>
              <table:table-cell office:value-type="float" office:value="0">
                <text:p>0</text:p>
              </table:table-cell>
              <table:table-cell office:value-type="float" office:value="182240">
                <text:p>1822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3</text:p>
              </table:table-cell>
              <table:table-cell office:value-type="float" office:value="0.01185">
                <text:p>0.01185</text:p>
              </table:table-cell>
              <table:table-cell office:value-type="float" office:value="0.002743">
                <text:p>0.002743</text:p>
              </table:table-cell>
              <table:table-cell office:value-type="float" office:value="0">
                <text:p>0</text:p>
              </table:table-cell>
              <table:table-cell office:value-type="float" office:value="60466">
                <text:p>6046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4</text:p>
              </table:table-cell>
              <table:table-cell office:value-type="float" office:value="0.010734">
                <text:p>0.010734</text:p>
              </table:table-cell>
              <table:table-cell office:value-type="float" office:value="0.002013">
                <text:p>0.002013</text:p>
              </table:table-cell>
              <table:table-cell office:value-type="float" office:value="0">
                <text:p>0</text:p>
              </table:table-cell>
              <table:table-cell office:value-type="float" office:value="44223">
                <text:p>442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5</text:p>
              </table:table-cell>
              <table:table-cell office:value-type="float" office:value="0.010138">
                <text:p>0.010138</text:p>
              </table:table-cell>
              <table:table-cell office:value-type="float" office:value="0.001882">
                <text:p>0.001882</text:p>
              </table:table-cell>
              <table:table-cell office:value-type="float" office:value="0">
                <text:p>0</text:p>
              </table:table-cell>
              <table:table-cell office:value-type="float" office:value="44226">
                <text:p>442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6</text:p>
              </table:table-cell>
              <table:table-cell office:value-type="float" office:value="0.011489">
                <text:p>0.011489</text:p>
              </table:table-cell>
              <table:table-cell office:value-type="float" office:value="0.003728">
                <text:p>0.003728</text:p>
              </table:table-cell>
              <table:table-cell office:value-type="float" office:value="0">
                <text:p>0</text:p>
              </table:table-cell>
              <table:table-cell office:value-type="float" office:value="61422">
                <text:p>614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7</text:p>
              </table:table-cell>
              <table:table-cell office:value-type="float" office:value="0.012447">
                <text:p>0.012447</text:p>
              </table:table-cell>
              <table:table-cell office:value-type="float" office:value="0.004174">
                <text:p>0.004174</text:p>
              </table:table-cell>
              <table:table-cell office:value-type="float" office:value="0">
                <text:p>0</text:p>
              </table:table-cell>
              <table:table-cell office:value-type="float" office:value="71474">
                <text:p>714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9:12:08</text:p>
              </table:table-cell>
              <table:table-cell office:value-type="float" office:value="0.010845">
                <text:p>0.010845</text:p>
              </table:table-cell>
              <table:table-cell office:value-type="float" office:value="0.003298">
                <text:p>0.003298</text:p>
              </table:table-cell>
              <table:table-cell office:value-type="float" office:value="0">
                <text:p>0</text:p>
              </table:table-cell>
              <table:table-cell office:value-type="float" office:value="69672">
                <text:p>6967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09:12:09</text:p>
              </table:table-cell>
              <table:table-cell office:value-type="float" office:value="0.014002">
                <text:p>0.014002</text:p>
              </table:table-cell>
              <table:table-cell office:value-type="float" office:value="0.006713">
                <text:p>0.006713</text:p>
              </table:table-cell>
              <table:table-cell office:value-type="float" office:value="0">
                <text:p>0</text:p>
              </table:table-cell>
              <table:table-cell office:value-type="float" office:value="91027">
                <text:p>910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0</text:p>
              </table:table-cell>
              <table:table-cell office:value-type="float" office:value="0.011571">
                <text:p>0.011571</text:p>
              </table:table-cell>
              <table:table-cell office:value-type="float" office:value="0.004403">
                <text:p>0.004403</text:p>
              </table:table-cell>
              <table:table-cell office:value-type="float" office:value="0">
                <text:p>0</text:p>
              </table:table-cell>
              <table:table-cell office:value-type="float" office:value="50775">
                <text:p>5077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1</text:p>
              </table:table-cell>
              <table:table-cell office:value-type="float" office:value="0.009223">
                <text:p>0.009223</text:p>
              </table:table-cell>
              <table:table-cell office:value-type="float" office:value="0.001056">
                <text:p>0.001056</text:p>
              </table:table-cell>
              <table:table-cell office:value-type="float" office:value="0">
                <text:p>0</text:p>
              </table:table-cell>
              <table:table-cell office:value-type="float" office:value="26163">
                <text:p>2616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2</text:p>
              </table:table-cell>
              <table:table-cell office:value-type="float" office:value="0.010039">
                <text:p>0.010039</text:p>
              </table:table-cell>
              <table:table-cell office:value-type="float" office:value="0.000793">
                <text:p>0.000793</text:p>
              </table:table-cell>
              <table:table-cell office:value-type="float" office:value="0">
                <text:p>0</text:p>
              </table:table-cell>
              <table:table-cell office:value-type="float" office:value="22672">
                <text:p>2267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3</text:p>
              </table:table-cell>
              <table:table-cell office:value-type="float" office:value="0.010295">
                <text:p>0.010295</text:p>
              </table:table-cell>
              <table:table-cell office:value-type="float" office:value="0.001385">
                <text:p>0.001385</text:p>
              </table:table-cell>
              <table:table-cell office:value-type="float" office:value="0">
                <text:p>0</text:p>
              </table:table-cell>
              <table:table-cell office:value-type="float" office:value="35442">
                <text:p>354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4</text:p>
              </table:table-cell>
              <table:table-cell office:value-type="float" office:value="0.010425">
                <text:p>0.010425</text:p>
              </table:table-cell>
              <table:table-cell office:value-type="float" office:value="0.002421">
                <text:p>0.002421</text:p>
              </table:table-cell>
              <table:table-cell office:value-type="float" office:value="0">
                <text:p>0</text:p>
              </table:table-cell>
              <table:table-cell office:value-type="float" office:value="54813">
                <text:p>548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5</text:p>
              </table:table-cell>
              <table:table-cell office:value-type="float" office:value="0.012858">
                <text:p>0.012858</text:p>
              </table:table-cell>
              <table:table-cell office:value-type="float" office:value="0.005381">
                <text:p>0.005381</text:p>
              </table:table-cell>
              <table:table-cell office:value-type="float" office:value="0">
                <text:p>0</text:p>
              </table:table-cell>
              <table:table-cell office:value-type="float" office:value="63954">
                <text:p>6395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6</text:p>
              </table:table-cell>
              <table:table-cell office:value-type="float" office:value="0.012929">
                <text:p>0.012929</text:p>
              </table:table-cell>
              <table:table-cell office:value-type="float" office:value="0.002895">
                <text:p>0.002895</text:p>
              </table:table-cell>
              <table:table-cell office:value-type="float" office:value="0">
                <text:p>0</text:p>
              </table:table-cell>
              <table:table-cell office:value-type="float" office:value="64211">
                <text:p>6421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7</text:p>
              </table:table-cell>
              <table:table-cell office:value-type="float" office:value="0.009975">
                <text:p>0.009975</text:p>
              </table:table-cell>
              <table:table-cell office:value-type="float" office:value="0.002645">
                <text:p>0.002645</text:p>
              </table:table-cell>
              <table:table-cell office:value-type="float" office:value="0">
                <text:p>0</text:p>
              </table:table-cell>
              <table:table-cell office:value-type="float" office:value="42692">
                <text:p>426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8</text:p>
              </table:table-cell>
              <table:table-cell office:value-type="float" office:value="0.013055">
                <text:p>0.013055</text:p>
              </table:table-cell>
              <table:table-cell office:value-type="float" office:value="0.003886">
                <text:p>0.003886</text:p>
              </table:table-cell>
              <table:table-cell office:value-type="float" office:value="0">
                <text:p>0</text:p>
              </table:table-cell>
              <table:table-cell office:value-type="float" office:value="62717">
                <text:p>6271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19</text:p>
              </table:table-cell>
              <table:table-cell office:value-type="float" office:value="0.012042">
                <text:p>0.012042</text:p>
              </table:table-cell>
              <table:table-cell office:value-type="float" office:value="0.003294">
                <text:p>0.003294</text:p>
              </table:table-cell>
              <table:table-cell office:value-type="float" office:value="0">
                <text:p>0</text:p>
              </table:table-cell>
              <table:table-cell office:value-type="float" office:value="64612">
                <text:p>6461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0</text:p>
              </table:table-cell>
              <table:table-cell office:value-type="float" office:value="0.010939">
                <text:p>0.010939</text:p>
              </table:table-cell>
              <table:table-cell office:value-type="float" office:value="0.003026">
                <text:p>0.003026</text:p>
              </table:table-cell>
              <table:table-cell office:value-type="float" office:value="0">
                <text:p>0</text:p>
              </table:table-cell>
              <table:table-cell office:value-type="float" office:value="67688">
                <text:p>6768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1</text:p>
              </table:table-cell>
              <table:table-cell office:value-type="float" office:value="0.013287">
                <text:p>0.013287</text:p>
              </table:table-cell>
              <table:table-cell office:value-type="float" office:value="0.004106">
                <text:p>0.004106</text:p>
              </table:table-cell>
              <table:table-cell office:value-type="float" office:value="0">
                <text:p>0</text:p>
              </table:table-cell>
              <table:table-cell office:value-type="float" office:value="86061">
                <text:p>860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2</text:p>
              </table:table-cell>
              <table:table-cell office:value-type="float" office:value="0.0119">
                <text:p>0.0119</text:p>
              </table:table-cell>
              <table:table-cell office:value-type="float" office:value="0.003049">
                <text:p>0.003049</text:p>
              </table:table-cell>
              <table:table-cell office:value-type="float" office:value="0">
                <text:p>0</text:p>
              </table:table-cell>
              <table:table-cell office:value-type="float" office:value="62927">
                <text:p>629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3</text:p>
              </table:table-cell>
              <table:table-cell office:value-type="float" office:value="0.013721">
                <text:p>0.013721</text:p>
              </table:table-cell>
              <table:table-cell office:value-type="float" office:value="0.004734">
                <text:p>0.004734</text:p>
              </table:table-cell>
              <table:table-cell office:value-type="float" office:value="0">
                <text:p>0</text:p>
              </table:table-cell>
              <table:table-cell office:value-type="float" office:value="61799">
                <text:p>6179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4</text:p>
              </table:table-cell>
              <table:table-cell office:value-type="float" office:value="0.012977">
                <text:p>0.012977</text:p>
              </table:table-cell>
              <table:table-cell office:value-type="float" office:value="0.005014">
                <text:p>0.005014</text:p>
              </table:table-cell>
              <table:table-cell office:value-type="float" office:value="0">
                <text:p>0</text:p>
              </table:table-cell>
              <table:table-cell office:value-type="float" office:value="67451">
                <text:p>674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5</text:p>
              </table:table-cell>
              <table:table-cell office:value-type="float" office:value="0.011151">
                <text:p>0.011151</text:p>
              </table:table-cell>
              <table:table-cell office:value-type="float" office:value="0.004132">
                <text:p>0.004132</text:p>
              </table:table-cell>
              <table:table-cell office:value-type="float" office:value="0">
                <text:p>0</text:p>
              </table:table-cell>
              <table:table-cell office:value-type="float" office:value="54192">
                <text:p>541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6</text:p>
              </table:table-cell>
              <table:table-cell office:value-type="float" office:value="0.01105">
                <text:p>0.01105</text:p>
              </table:table-cell>
              <table:table-cell office:value-type="float" office:value="0.002539">
                <text:p>0.002539</text:p>
              </table:table-cell>
              <table:table-cell office:value-type="float" office:value="0">
                <text:p>0</text:p>
              </table:table-cell>
              <table:table-cell office:value-type="float" office:value="54466">
                <text:p>5446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7</text:p>
              </table:table-cell>
              <table:table-cell office:value-type="float" office:value="0.010775">
                <text:p>0.010775</text:p>
              </table:table-cell>
              <table:table-cell office:value-type="float" office:value="0.002895">
                <text:p>0.002895</text:p>
              </table:table-cell>
              <table:table-cell office:value-type="float" office:value="0">
                <text:p>0</text:p>
              </table:table-cell>
              <table:table-cell office:value-type="float" office:value="61122">
                <text:p>6112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8</text:p>
              </table:table-cell>
              <table:table-cell office:value-type="float" office:value="0.012096">
                <text:p>0.012096</text:p>
              </table:table-cell>
              <table:table-cell office:value-type="float" office:value="0.005916">
                <text:p>0.005916</text:p>
              </table:table-cell>
              <table:table-cell office:value-type="float" office:value="0">
                <text:p>0</text:p>
              </table:table-cell>
              <table:table-cell office:value-type="float" office:value="87207">
                <text:p>8720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2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7719">
                <text:p>0.007719</text:p>
              </table:table-cell>
              <table:table-cell office:value-type="float" office:value="0">
                <text:p>0</text:p>
              </table:table-cell>
              <table:table-cell office:value-type="float" office:value="85308">
                <text:p>8530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0</text:p>
              </table:table-cell>
              <table:table-cell office:value-type="float" office:value="0.012892">
                <text:p>0.012892</text:p>
              </table:table-cell>
              <table:table-cell office:value-type="float" office:value="0.004459">
                <text:p>0.004459</text:p>
              </table:table-cell>
              <table:table-cell office:value-type="float" office:value="0">
                <text:p>0</text:p>
              </table:table-cell>
              <table:table-cell office:value-type="float" office:value="79489">
                <text:p>7948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1</text:p>
              </table:table-cell>
              <table:table-cell office:value-type="float" office:value="0.010785">
                <text:p>0.010785</text:p>
              </table:table-cell>
              <table:table-cell office:value-type="float" office:value="0.002522">
                <text:p>0.002522</text:p>
              </table:table-cell>
              <table:table-cell office:value-type="float" office:value="0">
                <text:p>0</text:p>
              </table:table-cell>
              <table:table-cell office:value-type="float" office:value="58684">
                <text:p>5868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2</text:p>
              </table:table-cell>
              <table:table-cell office:value-type="float" office:value="0.012601">
                <text:p>0.012601</text:p>
              </table:table-cell>
              <table:table-cell office:value-type="float" office:value="0.003197">
                <text:p>0.003197</text:p>
              </table:table-cell>
              <table:table-cell office:value-type="float" office:value="0">
                <text:p>0</text:p>
              </table:table-cell>
              <table:table-cell office:value-type="float" office:value="66365">
                <text:p>6636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3</text:p>
              </table:table-cell>
              <table:table-cell office:value-type="float" office:value="0.010342">
                <text:p>0.010342</text:p>
              </table:table-cell>
              <table:table-cell office:value-type="float" office:value="0.001937">
                <text:p>0.001937</text:p>
              </table:table-cell>
              <table:table-cell office:value-type="float" office:value="0">
                <text:p>0</text:p>
              </table:table-cell>
              <table:table-cell office:value-type="float" office:value="43039">
                <text:p>430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4</text:p>
              </table:table-cell>
              <table:table-cell office:value-type="float" office:value="0.029781">
                <text:p>0.029781</text:p>
              </table:table-cell>
              <table:table-cell office:value-type="float" office:value="0.015218">
                <text:p>0.015218</text:p>
              </table:table-cell>
              <table:table-cell office:value-type="float" office:value="0">
                <text:p>0</text:p>
              </table:table-cell>
              <table:table-cell office:value-type="float" office:value="138898">
                <text:p>13889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5</text:p>
              </table:table-cell>
              <table:table-cell office:value-type="float" office:value="0.011895">
                <text:p>0.011895</text:p>
              </table:table-cell>
              <table:table-cell office:value-type="float" office:value="0.003337">
                <text:p>0.003337</text:p>
              </table:table-cell>
              <table:table-cell office:value-type="float" office:value="0">
                <text:p>0</text:p>
              </table:table-cell>
              <table:table-cell office:value-type="float" office:value="68483">
                <text:p>6848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6</text:p>
              </table:table-cell>
              <table:table-cell office:value-type="float" office:value="0.01372">
                <text:p>0.01372</text:p>
              </table:table-cell>
              <table:table-cell office:value-type="float" office:value="0.009784">
                <text:p>0.009784</text:p>
              </table:table-cell>
              <table:table-cell office:value-type="float" office:value="0">
                <text:p>0</text:p>
              </table:table-cell>
              <table:table-cell office:value-type="float" office:value="100102">
                <text:p>1001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7</text:p>
              </table:table-cell>
              <table:table-cell office:value-type="float" office:value="0.013019">
                <text:p>0.013019</text:p>
              </table:table-cell>
              <table:table-cell office:value-type="float" office:value="0.004008">
                <text:p>0.004008</text:p>
              </table:table-cell>
              <table:table-cell office:value-type="float" office:value="0">
                <text:p>0</text:p>
              </table:table-cell>
              <table:table-cell office:value-type="float" office:value="88499">
                <text:p>8849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09:12:38</text:p>
              </table:table-cell>
              <table:table-cell office:value-type="float" office:value="0.013669">
                <text:p>0.013669</text:p>
              </table:table-cell>
              <table:table-cell office:value-type="float" office:value="0.004137">
                <text:p>0.004137</text:p>
              </table:table-cell>
              <table:table-cell office:value-type="float" office:value="0">
                <text:p>0</text:p>
              </table:table-cell>
              <table:table-cell office:value-type="float" office:value="80589">
                <text:p>8058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09:12:39</text:p>
              </table:table-cell>
              <table:table-cell office:value-type="float" office:value="0.011031">
                <text:p>0.011031</text:p>
              </table:table-cell>
              <table:table-cell office:value-type="float" office:value="0.00291">
                <text:p>0.00291</text:p>
              </table:table-cell>
              <table:table-cell office:value-type="float" office:value="0">
                <text:p>0</text:p>
              </table:table-cell>
              <table:table-cell office:value-type="float" office:value="51458">
                <text:p>5145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0</text:p>
              </table:table-cell>
              <table:table-cell office:value-type="float" office:value="0.012375">
                <text:p>0.012375</text:p>
              </table:table-cell>
              <table:table-cell office:value-type="float" office:value="0.004111">
                <text:p>0.004111</text:p>
              </table:table-cell>
              <table:table-cell office:value-type="float" office:value="0">
                <text:p>0</text:p>
              </table:table-cell>
              <table:table-cell office:value-type="float" office:value="63581">
                <text:p>6358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1</text:p>
              </table:table-cell>
              <table:table-cell office:value-type="float" office:value="0.01383">
                <text:p>0.01383</text:p>
              </table:table-cell>
              <table:table-cell office:value-type="float" office:value="0.006643">
                <text:p>0.006643</text:p>
              </table:table-cell>
              <table:table-cell office:value-type="float" office:value="0">
                <text:p>0</text:p>
              </table:table-cell>
              <table:table-cell office:value-type="float" office:value="101064">
                <text:p>10106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2</text:p>
              </table:table-cell>
              <table:table-cell office:value-type="float" office:value="0.012394">
                <text:p>0.012394</text:p>
              </table:table-cell>
              <table:table-cell office:value-type="float" office:value="0.004127">
                <text:p>0.004127</text:p>
              </table:table-cell>
              <table:table-cell office:value-type="float" office:value="0">
                <text:p>0</text:p>
              </table:table-cell>
              <table:table-cell office:value-type="float" office:value="66942">
                <text:p>669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3</text:p>
              </table:table-cell>
              <table:table-cell office:value-type="float" office:value="0.027451">
                <text:p>0.027451</text:p>
              </table:table-cell>
              <table:table-cell office:value-type="float" office:value="0.012577">
                <text:p>0.012577</text:p>
              </table:table-cell>
              <table:table-cell office:value-type="float" office:value="0">
                <text:p>0</text:p>
              </table:table-cell>
              <table:table-cell office:value-type="float" office:value="100479">
                <text:p>10047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4</text:p>
              </table:table-cell>
              <table:table-cell office:value-type="float" office:value="0.020995">
                <text:p>0.020995</text:p>
              </table:table-cell>
              <table:table-cell office:value-type="float" office:value="0.006438">
                <text:p>0.006438</text:p>
              </table:table-cell>
              <table:table-cell office:value-type="float" office:value="0">
                <text:p>0</text:p>
              </table:table-cell>
              <table:table-cell office:value-type="float" office:value="108531">
                <text:p>1085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5</text:p>
              </table:table-cell>
              <table:table-cell office:value-type="float" office:value="0.02083">
                <text:p>0.02083</text:p>
              </table:table-cell>
              <table:table-cell office:value-type="float" office:value="0.011247">
                <text:p>0.011247</text:p>
              </table:table-cell>
              <table:table-cell office:value-type="float" office:value="0">
                <text:p>0</text:p>
              </table:table-cell>
              <table:table-cell office:value-type="float" office:value="85894">
                <text:p>858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6</text:p>
              </table:table-cell>
              <table:table-cell office:value-type="float" office:value="0.010329">
                <text:p>0.010329</text:p>
              </table:table-cell>
              <table:table-cell office:value-type="float" office:value="0.0023">
                <text:p>0.0023</text:p>
              </table:table-cell>
              <table:table-cell office:value-type="float" office:value="0">
                <text:p>0</text:p>
              </table:table-cell>
              <table:table-cell office:value-type="float" office:value="51194">
                <text:p>511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7</text:p>
              </table:table-cell>
              <table:table-cell office:value-type="float" office:value="0.017267">
                <text:p>0.017267</text:p>
              </table:table-cell>
              <table:table-cell office:value-type="float" office:value="0.008613">
                <text:p>0.008613</text:p>
              </table:table-cell>
              <table:table-cell office:value-type="float" office:value="0">
                <text:p>0</text:p>
              </table:table-cell>
              <table:table-cell office:value-type="float" office:value="99531">
                <text:p>9953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8</text:p>
              </table:table-cell>
              <table:table-cell office:value-type="float" office:value="0.078978">
                <text:p>0.078978</text:p>
              </table:table-cell>
              <table:table-cell office:value-type="float" office:value="0.046313">
                <text:p>0.046313</text:p>
              </table:table-cell>
              <table:table-cell office:value-type="float" office:value="0">
                <text:p>0</text:p>
              </table:table-cell>
              <table:table-cell office:value-type="float" office:value="202630">
                <text:p>20263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49</text:p>
              </table:table-cell>
              <table:table-cell office:value-type="float" office:value="0.01099">
                <text:p>0.01099</text:p>
              </table:table-cell>
              <table:table-cell office:value-type="float" office:value="0.002783">
                <text:p>0.002783</text:p>
              </table:table-cell>
              <table:table-cell office:value-type="float" office:value="0">
                <text:p>0</text:p>
              </table:table-cell>
              <table:table-cell office:value-type="float" office:value="60318">
                <text:p>603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0</text:p>
              </table:table-cell>
              <table:table-cell office:value-type="float" office:value="0.011487">
                <text:p>0.011487</text:p>
              </table:table-cell>
              <table:table-cell office:value-type="float" office:value="0.00167">
                <text:p>0.00167</text:p>
              </table:table-cell>
              <table:table-cell office:value-type="float" office:value="0">
                <text:p>0</text:p>
              </table:table-cell>
              <table:table-cell office:value-type="float" office:value="41671">
                <text:p>416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1</text:p>
              </table:table-cell>
              <table:table-cell office:value-type="float" office:value="0.017922">
                <text:p>0.017922</text:p>
              </table:table-cell>
              <table:table-cell office:value-type="float" office:value="0.00621">
                <text:p>0.00621</text:p>
              </table:table-cell>
              <table:table-cell office:value-type="float" office:value="0">
                <text:p>0</text:p>
              </table:table-cell>
              <table:table-cell office:value-type="float" office:value="92994">
                <text:p>929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2</text:p>
              </table:table-cell>
              <table:table-cell office:value-type="float" office:value="0.014085">
                <text:p>0.014085</text:p>
              </table:table-cell>
              <table:table-cell office:value-type="float" office:value="0.004193">
                <text:p>0.004193</text:p>
              </table:table-cell>
              <table:table-cell office:value-type="float" office:value="0">
                <text:p>0</text:p>
              </table:table-cell>
              <table:table-cell office:value-type="float" office:value="64316">
                <text:p>6431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3</text:p>
              </table:table-cell>
              <table:table-cell office:value-type="float" office:value="0.010312">
                <text:p>0.010312</text:p>
              </table:table-cell>
              <table:table-cell office:value-type="float" office:value="0.002011">
                <text:p>0.002011</text:p>
              </table:table-cell>
              <table:table-cell office:value-type="float" office:value="0">
                <text:p>0</text:p>
              </table:table-cell>
              <table:table-cell office:value-type="float" office:value="46943">
                <text:p>469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4</text:p>
              </table:table-cell>
              <table:table-cell office:value-type="float" office:value="0.011601">
                <text:p>0.011601</text:p>
              </table:table-cell>
              <table:table-cell office:value-type="float" office:value="0.002467">
                <text:p>0.002467</text:p>
              </table:table-cell>
              <table:table-cell office:value-type="float" office:value="0">
                <text:p>0</text:p>
              </table:table-cell>
              <table:table-cell office:value-type="float" office:value="52663">
                <text:p>5266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5</text:p>
              </table:table-cell>
              <table:table-cell office:value-type="float" office:value="0.0143">
                <text:p>0.0143</text:p>
              </table:table-cell>
              <table:table-cell office:value-type="float" office:value="0.002649">
                <text:p>0.002649</text:p>
              </table:table-cell>
              <table:table-cell office:value-type="float" office:value="0">
                <text:p>0</text:p>
              </table:table-cell>
              <table:table-cell office:value-type="float" office:value="57532">
                <text:p>575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6</text:p>
              </table:table-cell>
              <table:table-cell office:value-type="float" office:value="0.107697">
                <text:p>0.107697</text:p>
              </table:table-cell>
              <table:table-cell office:value-type="float" office:value="0.056796">
                <text:p>0.056796</text:p>
              </table:table-cell>
              <table:table-cell office:value-type="float" office:value="0">
                <text:p>0</text:p>
              </table:table-cell>
              <table:table-cell office:value-type="float" office:value="251084">
                <text:p>25108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7</text:p>
              </table:table-cell>
              <table:table-cell office:value-type="float" office:value="0.015702">
                <text:p>0.015702</text:p>
              </table:table-cell>
              <table:table-cell office:value-type="float" office:value="0.003551">
                <text:p>0.003551</text:p>
              </table:table-cell>
              <table:table-cell office:value-type="float" office:value="0">
                <text:p>0</text:p>
              </table:table-cell>
              <table:table-cell office:value-type="float" office:value="61782">
                <text:p>6178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8</text:p>
              </table:table-cell>
              <table:table-cell office:value-type="float" office:value="0.013928">
                <text:p>0.013928</text:p>
              </table:table-cell>
              <table:table-cell office:value-type="float" office:value="0.009365">
                <text:p>0.009365</text:p>
              </table:table-cell>
              <table:table-cell office:value-type="float" office:value="0">
                <text:p>0</text:p>
              </table:table-cell>
              <table:table-cell office:value-type="float" office:value="93044">
                <text:p>930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2:59</text:p>
              </table:table-cell>
              <table:table-cell office:value-type="float" office:value="0.015096">
                <text:p>0.015096</text:p>
              </table:table-cell>
              <table:table-cell office:value-type="float" office:value="0.005083">
                <text:p>0.005083</text:p>
              </table:table-cell>
              <table:table-cell office:value-type="float" office:value="0">
                <text:p>0</text:p>
              </table:table-cell>
              <table:table-cell office:value-type="float" office:value="75806">
                <text:p>758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0</text:p>
              </table:table-cell>
              <table:table-cell office:value-type="float" office:value="0.010494">
                <text:p>0.010494</text:p>
              </table:table-cell>
              <table:table-cell office:value-type="float" office:value="0.002764">
                <text:p>0.002764</text:p>
              </table:table-cell>
              <table:table-cell office:value-type="float" office:value="0">
                <text:p>0</text:p>
              </table:table-cell>
              <table:table-cell office:value-type="float" office:value="46875">
                <text:p>468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1</text:p>
              </table:table-cell>
              <table:table-cell office:value-type="float" office:value="0.008592">
                <text:p>0.008592</text:p>
              </table:table-cell>
              <table:table-cell office:value-type="float" office:value="0.000751">
                <text:p>0.000751</text:p>
              </table:table-cell>
              <table:table-cell office:value-type="float" office:value="0">
                <text:p>0</text:p>
              </table:table-cell>
              <table:table-cell office:value-type="float" office:value="19711">
                <text:p>1971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2</text:p>
              </table:table-cell>
              <table:table-cell office:value-type="float" office:value="0.015026">
                <text:p>0.015026</text:p>
              </table:table-cell>
              <table:table-cell office:value-type="float" office:value="0.005118">
                <text:p>0.005118</text:p>
              </table:table-cell>
              <table:table-cell office:value-type="float" office:value="0">
                <text:p>0</text:p>
              </table:table-cell>
              <table:table-cell office:value-type="float" office:value="78957">
                <text:p>7895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3</text:p>
              </table:table-cell>
              <table:table-cell office:value-type="float" office:value="0.015006">
                <text:p>0.015006</text:p>
              </table:table-cell>
              <table:table-cell office:value-type="float" office:value="0.003148">
                <text:p>0.003148</text:p>
              </table:table-cell>
              <table:table-cell office:value-type="float" office:value="0">
                <text:p>0</text:p>
              </table:table-cell>
              <table:table-cell office:value-type="float" office:value="63059">
                <text:p>630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4</text:p>
              </table:table-cell>
              <table:table-cell office:value-type="float" office:value="0.014473">
                <text:p>0.014473</text:p>
              </table:table-cell>
              <table:table-cell office:value-type="float" office:value="0.006241">
                <text:p>0.006241</text:p>
              </table:table-cell>
              <table:table-cell office:value-type="float" office:value="0">
                <text:p>0</text:p>
              </table:table-cell>
              <table:table-cell office:value-type="float" office:value="101668">
                <text:p>10166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5</text:p>
              </table:table-cell>
              <table:table-cell office:value-type="float" office:value="0.021683">
                <text:p>0.021683</text:p>
              </table:table-cell>
              <table:table-cell office:value-type="float" office:value="0.013119">
                <text:p>0.013119</text:p>
              </table:table-cell>
              <table:table-cell office:value-type="float" office:value="0">
                <text:p>0</text:p>
              </table:table-cell>
              <table:table-cell office:value-type="float" office:value="107851">
                <text:p>1078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6</text:p>
              </table:table-cell>
              <table:table-cell office:value-type="float" office:value="0.012348">
                <text:p>0.012348</text:p>
              </table:table-cell>
              <table:table-cell office:value-type="float" office:value="0.002428">
                <text:p>0.002428</text:p>
              </table:table-cell>
              <table:table-cell office:value-type="float" office:value="0">
                <text:p>0</text:p>
              </table:table-cell>
              <table:table-cell office:value-type="float" office:value="52491">
                <text:p>5249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0.011769">
                <text:p>0.011769</text:p>
              </table:table-cell>
              <table:table-cell office:value-type="float" office:value="0.003202">
                <text:p>0.003202</text:p>
              </table:table-cell>
              <table:table-cell office:value-type="float" office:value="0">
                <text:p>0</text:p>
              </table:table-cell>
              <table:table-cell office:value-type="float" office:value="62306">
                <text:p>623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09:13:08</text:p>
              </table:table-cell>
              <table:table-cell office:value-type="float" office:value="0.010593">
                <text:p>0.010593</text:p>
              </table:table-cell>
              <table:table-cell office:value-type="float" office:value="0.001854">
                <text:p>0.001854</text:p>
              </table:table-cell>
              <table:table-cell office:value-type="float" office:value="0">
                <text:p>0</text:p>
              </table:table-cell>
              <table:table-cell office:value-type="float" office:value="41454">
                <text:p>414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09:13:09</text:p>
              </table:table-cell>
              <table:table-cell office:value-type="float" office:value="0.022153">
                <text:p>0.022153</text:p>
              </table:table-cell>
              <table:table-cell office:value-type="float" office:value="0.007891">
                <text:p>0.007891</text:p>
              </table:table-cell>
              <table:table-cell office:value-type="float" office:value="0">
                <text:p>0</text:p>
              </table:table-cell>
              <table:table-cell office:value-type="float" office:value="83410">
                <text:p>834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0</text:p>
              </table:table-cell>
              <table:table-cell office:value-type="float" office:value="0.023616">
                <text:p>0.023616</text:p>
              </table:table-cell>
              <table:table-cell office:value-type="float" office:value="0.012725">
                <text:p>0.012725</text:p>
              </table:table-cell>
              <table:table-cell office:value-type="float" office:value="0">
                <text:p>0</text:p>
              </table:table-cell>
              <table:table-cell office:value-type="float" office:value="129564">
                <text:p>12956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1</text:p>
              </table:table-cell>
              <table:table-cell office:value-type="float" office:value="0.01443">
                <text:p>0.01443</text:p>
              </table:table-cell>
              <table:table-cell office:value-type="float" office:value="0.008415">
                <text:p>0.008415</text:p>
              </table:table-cell>
              <table:table-cell office:value-type="float" office:value="0">
                <text:p>0</text:p>
              </table:table-cell>
              <table:table-cell office:value-type="float" office:value="72712">
                <text:p>7271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2</text:p>
              </table:table-cell>
              <table:table-cell office:value-type="float" office:value="0.012007">
                <text:p>0.012007</text:p>
              </table:table-cell>
              <table:table-cell office:value-type="float" office:value="0.003596">
                <text:p>0.003596</text:p>
              </table:table-cell>
              <table:table-cell office:value-type="float" office:value="0">
                <text:p>0</text:p>
              </table:table-cell>
              <table:table-cell office:value-type="float" office:value="73194">
                <text:p>7319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3</text:p>
              </table:table-cell>
              <table:table-cell office:value-type="float" office:value="0.02174">
                <text:p>0.02174</text:p>
              </table:table-cell>
              <table:table-cell office:value-type="float" office:value="0.009218">
                <text:p>0.009218</text:p>
              </table:table-cell>
              <table:table-cell office:value-type="float" office:value="0">
                <text:p>0</text:p>
              </table:table-cell>
              <table:table-cell office:value-type="float" office:value="93298">
                <text:p>932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4</text:p>
              </table:table-cell>
              <table:table-cell office:value-type="float" office:value="0.012292">
                <text:p>0.012292</text:p>
              </table:table-cell>
              <table:table-cell office:value-type="float" office:value="0.003425">
                <text:p>0.003425</text:p>
              </table:table-cell>
              <table:table-cell office:value-type="float" office:value="0">
                <text:p>0</text:p>
              </table:table-cell>
              <table:table-cell office:value-type="float" office:value="70916">
                <text:p>7091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5</text:p>
              </table:table-cell>
              <table:table-cell office:value-type="float" office:value="0.015757">
                <text:p>0.015757</text:p>
              </table:table-cell>
              <table:table-cell office:value-type="float" office:value="0.009316">
                <text:p>0.009316</text:p>
              </table:table-cell>
              <table:table-cell office:value-type="float" office:value="0">
                <text:p>0</text:p>
              </table:table-cell>
              <table:table-cell office:value-type="float" office:value="91936">
                <text:p>9193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6</text:p>
              </table:table-cell>
              <table:table-cell office:value-type="float" office:value="0.012155">
                <text:p>0.012155</text:p>
              </table:table-cell>
              <table:table-cell office:value-type="float" office:value="0.004702">
                <text:p>0.004702</text:p>
              </table:table-cell>
              <table:table-cell office:value-type="float" office:value="0">
                <text:p>0</text:p>
              </table:table-cell>
              <table:table-cell office:value-type="float" office:value="58525">
                <text:p>585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7</text:p>
              </table:table-cell>
              <table:table-cell office:value-type="float" office:value="0.026662">
                <text:p>0.026662</text:p>
              </table:table-cell>
              <table:table-cell office:value-type="float" office:value="0.015656">
                <text:p>0.015656</text:p>
              </table:table-cell>
              <table:table-cell office:value-type="float" office:value="0">
                <text:p>0</text:p>
              </table:table-cell>
              <table:table-cell office:value-type="float" office:value="122420">
                <text:p>1224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8</text:p>
              </table:table-cell>
              <table:table-cell office:value-type="float" office:value="0.019728">
                <text:p>0.019728</text:p>
              </table:table-cell>
              <table:table-cell office:value-type="float" office:value="0.007461">
                <text:p>0.007461</text:p>
              </table:table-cell>
              <table:table-cell office:value-type="float" office:value="0">
                <text:p>0</text:p>
              </table:table-cell>
              <table:table-cell office:value-type="float" office:value="91240">
                <text:p>912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19</text:p>
              </table:table-cell>
              <table:table-cell office:value-type="float" office:value="0.041398">
                <text:p>0.041398</text:p>
              </table:table-cell>
              <table:table-cell office:value-type="float" office:value="0.018527">
                <text:p>0.018527</text:p>
              </table:table-cell>
              <table:table-cell office:value-type="float" office:value="0">
                <text:p>0</text:p>
              </table:table-cell>
              <table:table-cell office:value-type="float" office:value="142322">
                <text:p>1423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0</text:p>
              </table:table-cell>
              <table:table-cell office:value-type="float" office:value="0.011948">
                <text:p>0.011948</text:p>
              </table:table-cell>
              <table:table-cell office:value-type="float" office:value="0.001752">
                <text:p>0.001752</text:p>
              </table:table-cell>
              <table:table-cell office:value-type="float" office:value="0">
                <text:p>0</text:p>
              </table:table-cell>
              <table:table-cell office:value-type="float" office:value="42355">
                <text:p>4235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1</text:p>
              </table:table-cell>
              <table:table-cell office:value-type="float" office:value="0.018269">
                <text:p>0.018269</text:p>
              </table:table-cell>
              <table:table-cell office:value-type="float" office:value="0.012053">
                <text:p>0.012053</text:p>
              </table:table-cell>
              <table:table-cell office:value-type="float" office:value="0">
                <text:p>0</text:p>
              </table:table-cell>
              <table:table-cell office:value-type="float" office:value="87168">
                <text:p>871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2</text:p>
              </table:table-cell>
              <table:table-cell office:value-type="float" office:value="0.015158">
                <text:p>0.015158</text:p>
              </table:table-cell>
              <table:table-cell office:value-type="float" office:value="0.008249">
                <text:p>0.008249</text:p>
              </table:table-cell>
              <table:table-cell office:value-type="float" office:value="0">
                <text:p>0</text:p>
              </table:table-cell>
              <table:table-cell office:value-type="float" office:value="103801">
                <text:p>10380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3</text:p>
              </table:table-cell>
              <table:table-cell office:value-type="float" office:value="0.016046">
                <text:p>0.016046</text:p>
              </table:table-cell>
              <table:table-cell office:value-type="float" office:value="0.004992">
                <text:p>0.004992</text:p>
              </table:table-cell>
              <table:table-cell office:value-type="float" office:value="0">
                <text:p>0</text:p>
              </table:table-cell>
              <table:table-cell office:value-type="float" office:value="79615">
                <text:p>7961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4</text:p>
              </table:table-cell>
              <table:table-cell office:value-type="float" office:value="0.013075">
                <text:p>0.013075</text:p>
              </table:table-cell>
              <table:table-cell office:value-type="float" office:value="0.002291">
                <text:p>0.002291</text:p>
              </table:table-cell>
              <table:table-cell office:value-type="float" office:value="0">
                <text:p>0</text:p>
              </table:table-cell>
              <table:table-cell office:value-type="float" office:value="46468">
                <text:p>464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5</text:p>
              </table:table-cell>
              <table:table-cell office:value-type="float" office:value="0.030624">
                <text:p>0.030624</text:p>
              </table:table-cell>
              <table:table-cell office:value-type="float" office:value="0.014579">
                <text:p>0.014579</text:p>
              </table:table-cell>
              <table:table-cell office:value-type="float" office:value="0">
                <text:p>0</text:p>
              </table:table-cell>
              <table:table-cell office:value-type="float" office:value="125441">
                <text:p>12544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6</text:p>
              </table:table-cell>
              <table:table-cell office:value-type="float" office:value="0.016635">
                <text:p>0.016635</text:p>
              </table:table-cell>
              <table:table-cell office:value-type="float" office:value="0.002926">
                <text:p>0.002926</text:p>
              </table:table-cell>
              <table:table-cell office:value-type="float" office:value="0">
                <text:p>0</text:p>
              </table:table-cell>
              <table:table-cell office:value-type="float" office:value="50339">
                <text:p>50339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7</text:p>
              </table:table-cell>
              <table:table-cell office:value-type="float" office:value="0.028233">
                <text:p>0.028233</text:p>
              </table:table-cell>
              <table:table-cell office:value-type="float" office:value="0.013778">
                <text:p>0.013778</text:p>
              </table:table-cell>
              <table:table-cell office:value-type="float" office:value="0">
                <text:p>0</text:p>
              </table:table-cell>
              <table:table-cell office:value-type="float" office:value="111805">
                <text:p>11180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8</text:p>
              </table:table-cell>
              <table:table-cell office:value-type="float" office:value="0.046783">
                <text:p>0.046783</text:p>
              </table:table-cell>
              <table:table-cell office:value-type="float" office:value="0.021181">
                <text:p>0.021181</text:p>
              </table:table-cell>
              <table:table-cell office:value-type="float" office:value="0">
                <text:p>0</text:p>
              </table:table-cell>
              <table:table-cell office:value-type="float" office:value="152744">
                <text:p>1527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29</text:p>
              </table:table-cell>
              <table:table-cell office:value-type="float" office:value="0.012779">
                <text:p>0.012779</text:p>
              </table:table-cell>
              <table:table-cell office:value-type="float" office:value="0.003396">
                <text:p>0.003396</text:p>
              </table:table-cell>
              <table:table-cell office:value-type="float" office:value="0">
                <text:p>0</text:p>
              </table:table-cell>
              <table:table-cell office:value-type="float" office:value="66125">
                <text:p>661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0</text:p>
              </table:table-cell>
              <table:table-cell office:value-type="float" office:value="0.159764">
                <text:p>0.159764</text:p>
              </table:table-cell>
              <table:table-cell office:value-type="float" office:value="0.004584">
                <text:p>0.004584</text:p>
              </table:table-cell>
              <table:table-cell office:value-type="float" office:value="0">
                <text:p>0</text:p>
              </table:table-cell>
              <table:table-cell office:value-type="float" office:value="51214">
                <text:p>5121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1</text:p>
              </table:table-cell>
              <table:table-cell office:value-type="float" office:value="0.010945">
                <text:p>0.010945</text:p>
              </table:table-cell>
              <table:table-cell office:value-type="float" office:value="0.001644">
                <text:p>0.001644</text:p>
              </table:table-cell>
              <table:table-cell office:value-type="float" office:value="0">
                <text:p>0</text:p>
              </table:table-cell>
              <table:table-cell office:value-type="float" office:value="37971">
                <text:p>3797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2</text:p>
              </table:table-cell>
              <table:table-cell office:value-type="float" office:value="0.014078">
                <text:p>0.014078</text:p>
              </table:table-cell>
              <table:table-cell office:value-type="float" office:value="0.005081">
                <text:p>0.005081</text:p>
              </table:table-cell>
              <table:table-cell office:value-type="float" office:value="0">
                <text:p>0</text:p>
              </table:table-cell>
              <table:table-cell office:value-type="float" office:value="69065">
                <text:p>6906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3</text:p>
              </table:table-cell>
              <table:table-cell office:value-type="float" office:value="0.135496">
                <text:p>0.135496</text:p>
              </table:table-cell>
              <table:table-cell office:value-type="float" office:value="0.100851">
                <text:p>0.100851</text:p>
              </table:table-cell>
              <table:table-cell office:value-type="float" office:value="0">
                <text:p>0</text:p>
              </table:table-cell>
              <table:table-cell office:value-type="float" office:value="280980">
                <text:p>28098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4</text:p>
              </table:table-cell>
              <table:table-cell office:value-type="float" office:value="0.251879">
                <text:p>0.251879</text:p>
              </table:table-cell>
              <table:table-cell office:value-type="float" office:value="0.093048">
                <text:p>0.093048</text:p>
              </table:table-cell>
              <table:table-cell office:value-type="float" office:value="0">
                <text:p>0</text:p>
              </table:table-cell>
              <table:table-cell office:value-type="float" office:value="216798">
                <text:p>21679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5</text:p>
              </table:table-cell>
              <table:table-cell office:value-type="float" office:value="0.040432">
                <text:p>0.040432</text:p>
              </table:table-cell>
              <table:table-cell office:value-type="float" office:value="0.010259">
                <text:p>0.010259</text:p>
              </table:table-cell>
              <table:table-cell office:value-type="float" office:value="0">
                <text:p>0</text:p>
              </table:table-cell>
              <table:table-cell office:value-type="float" office:value="64437">
                <text:p>6443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6</text:p>
              </table:table-cell>
              <table:table-cell office:value-type="float" office:value="0.081094">
                <text:p>0.081094</text:p>
              </table:table-cell>
              <table:table-cell office:value-type="float" office:value="0.063028">
                <text:p>0.063028</text:p>
              </table:table-cell>
              <table:table-cell office:value-type="float" office:value="0">
                <text:p>0</text:p>
              </table:table-cell>
              <table:table-cell office:value-type="float" office:value="248148">
                <text:p>24814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7</text:p>
              </table:table-cell>
              <table:table-cell office:value-type="float" office:value="0.10732">
                <text:p>0.10732</text:p>
              </table:table-cell>
              <table:table-cell office:value-type="float" office:value="0.027631">
                <text:p>0.027631</text:p>
              </table:table-cell>
              <table:table-cell office:value-type="float" office:value="0">
                <text:p>0</text:p>
              </table:table-cell>
              <table:table-cell office:value-type="float" office:value="96162">
                <text:p>9616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3:38</text:p>
              </table:table-cell>
              <table:table-cell office:value-type="float" office:value="0.065847">
                <text:p>0.065847</text:p>
              </table:table-cell>
              <table:table-cell office:value-type="float" office:value="0.065423">
                <text:p>0.065423</text:p>
              </table:table-cell>
              <table:table-cell office:value-type="float" office:value="0">
                <text:p>0</text:p>
              </table:table-cell>
              <table:table-cell office:value-type="float" office:value="245099">
                <text:p>24509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09:13:39</text:p>
              </table:table-cell>
              <table:table-cell office:value-type="float" office:value="0.285751">
                <text:p>0.285751</text:p>
              </table:table-cell>
              <table:table-cell office:value-type="float" office:value="0.06087">
                <text:p>0.06087</text:p>
              </table:table-cell>
              <table:table-cell office:value-type="float" office:value="0">
                <text:p>0</text:p>
              </table:table-cell>
              <table:table-cell office:value-type="float" office:value="145106">
                <text:p>1451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0</text:p>
              </table:table-cell>
              <table:table-cell office:value-type="float" office:value="0.032374">
                <text:p>0.032374</text:p>
              </table:table-cell>
              <table:table-cell office:value-type="float" office:value="0.016969">
                <text:p>0.016969</text:p>
              </table:table-cell>
              <table:table-cell office:value-type="float" office:value="0">
                <text:p>0</text:p>
              </table:table-cell>
              <table:table-cell office:value-type="float" office:value="114240">
                <text:p>1142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1</text:p>
              </table:table-cell>
              <table:table-cell office:value-type="float" office:value="0.022903">
                <text:p>0.022903</text:p>
              </table:table-cell>
              <table:table-cell office:value-type="float" office:value="0.005775">
                <text:p>0.005775</text:p>
              </table:table-cell>
              <table:table-cell office:value-type="float" office:value="0">
                <text:p>0</text:p>
              </table:table-cell>
              <table:table-cell office:value-type="float" office:value="65091">
                <text:p>6509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2</text:p>
              </table:table-cell>
              <table:table-cell office:value-type="float" office:value="0.024589">
                <text:p>0.024589</text:p>
              </table:table-cell>
              <table:table-cell office:value-type="float" office:value="0.007293">
                <text:p>0.007293</text:p>
              </table:table-cell>
              <table:table-cell office:value-type="float" office:value="0">
                <text:p>0</text:p>
              </table:table-cell>
              <table:table-cell office:value-type="float" office:value="84033">
                <text:p>840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3</text:p>
              </table:table-cell>
              <table:table-cell office:value-type="float" office:value="0.034054">
                <text:p>0.034054</text:p>
              </table:table-cell>
              <table:table-cell office:value-type="float" office:value="0.011732">
                <text:p>0.011732</text:p>
              </table:table-cell>
              <table:table-cell office:value-type="float" office:value="0">
                <text:p>0</text:p>
              </table:table-cell>
              <table:table-cell office:value-type="float" office:value="95688">
                <text:p>956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4</text:p>
              </table:table-cell>
              <table:table-cell office:value-type="float" office:value="0.024615">
                <text:p>0.024615</text:p>
              </table:table-cell>
              <table:table-cell office:value-type="float" office:value="0.007506">
                <text:p>0.007506</text:p>
              </table:table-cell>
              <table:table-cell office:value-type="float" office:value="0">
                <text:p>0</text:p>
              </table:table-cell>
              <table:table-cell office:value-type="float" office:value="89367">
                <text:p>8936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5</text:p>
              </table:table-cell>
              <table:table-cell office:value-type="float" office:value="0.030937">
                <text:p>0.030937</text:p>
              </table:table-cell>
              <table:table-cell office:value-type="float" office:value="0.005445">
                <text:p>0.005445</text:p>
              </table:table-cell>
              <table:table-cell office:value-type="float" office:value="0">
                <text:p>0</text:p>
              </table:table-cell>
              <table:table-cell office:value-type="float" office:value="75270">
                <text:p>752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6</text:p>
              </table:table-cell>
              <table:table-cell office:value-type="float" office:value="0.016705">
                <text:p>0.016705</text:p>
              </table:table-cell>
              <table:table-cell office:value-type="float" office:value="0.003142">
                <text:p>0.003142</text:p>
              </table:table-cell>
              <table:table-cell office:value-type="float" office:value="0">
                <text:p>0</text:p>
              </table:table-cell>
              <table:table-cell office:value-type="float" office:value="42378">
                <text:p>423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7</text:p>
              </table:table-cell>
              <table:table-cell office:value-type="float" office:value="0.017076">
                <text:p>0.017076</text:p>
              </table:table-cell>
              <table:table-cell office:value-type="float" office:value="0.001313">
                <text:p>0.001313</text:p>
              </table:table-cell>
              <table:table-cell office:value-type="float" office:value="0">
                <text:p>0</text:p>
              </table:table-cell>
              <table:table-cell office:value-type="float" office:value="31178">
                <text:p>3117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8</text:p>
              </table:table-cell>
              <table:table-cell office:value-type="float" office:value="0.018353">
                <text:p>0.018353</text:p>
              </table:table-cell>
              <table:table-cell office:value-type="float" office:value="0.003869">
                <text:p>0.003869</text:p>
              </table:table-cell>
              <table:table-cell office:value-type="float" office:value="0">
                <text:p>0</text:p>
              </table:table-cell>
              <table:table-cell office:value-type="float" office:value="69318">
                <text:p>693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49</text:p>
              </table:table-cell>
              <table:table-cell office:value-type="float" office:value="0.015686">
                <text:p>0.015686</text:p>
              </table:table-cell>
              <table:table-cell office:value-type="float" office:value="0.002306">
                <text:p>0.002306</text:p>
              </table:table-cell>
              <table:table-cell office:value-type="float" office:value="0">
                <text:p>0</text:p>
              </table:table-cell>
              <table:table-cell office:value-type="float" office:value="50488">
                <text:p>504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0</text:p>
              </table:table-cell>
              <table:table-cell office:value-type="float" office:value="0.022245">
                <text:p>0.022245</text:p>
              </table:table-cell>
              <table:table-cell office:value-type="float" office:value="0.006124">
                <text:p>0.006124</text:p>
              </table:table-cell>
              <table:table-cell office:value-type="float" office:value="0">
                <text:p>0</text:p>
              </table:table-cell>
              <table:table-cell office:value-type="float" office:value="71527">
                <text:p>715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1</text:p>
              </table:table-cell>
              <table:table-cell office:value-type="float" office:value="0.165904">
                <text:p>0.165904</text:p>
              </table:table-cell>
              <table:table-cell office:value-type="float" office:value="0.146361">
                <text:p>0.146361</text:p>
              </table:table-cell>
              <table:table-cell office:value-type="float" office:value="0">
                <text:p>0</text:p>
              </table:table-cell>
              <table:table-cell office:value-type="float" office:value="402597">
                <text:p>40259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2</text:p>
              </table:table-cell>
              <table:table-cell office:value-type="float" office:value="3.300705">
                <text:p>3.300705</text:p>
              </table:table-cell>
              <table:table-cell office:value-type="float" office:value="6.275621">
                <text:p>6.275621</text:p>
              </table:table-cell>
              <table:table-cell office:value-type="float" office:value="0">
                <text:p>0</text:p>
              </table:table-cell>
              <table:table-cell office:value-type="float" office:value="3958754">
                <text:p>39587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3:53</text:p>
              </table:table-cell>
              <table:table-cell office:value-type="float" office:value="24.757029">
                <text:p>24.757029</text:p>
              </table:table-cell>
              <table:table-cell office:value-type="float" office:value="9.07825">
                <text:p>9.07825</text:p>
              </table:table-cell>
              <table:table-cell office:value-type="float" office:value="0">
                <text:p>0</text:p>
              </table:table-cell>
              <table:table-cell office:value-type="float" office:value="8074820">
                <text:p>807482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09:13:54</text:p>
              </table:table-cell>
              <table:table-cell office:value-type="float" office:value="30.44933">
                <text:p>30.44933</text:p>
              </table:table-cell>
              <table:table-cell office:value-type="float" office:value="0.078423">
                <text:p>0.078423</text:p>
              </table:table-cell>
              <table:table-cell office:value-type="float" office:value="0">
                <text:p>0</text:p>
              </table:table-cell>
              <table:table-cell office:value-type="float" office:value="80746">
                <text:p>8074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09:13:55</text:p>
              </table:table-cell>
              <table:table-cell office:value-type="float" office:value="29.66622">
                <text:p>29.66622</text:p>
              </table:table-cell>
              <table:table-cell office:value-type="float" office:value="1.424818">
                <text:p>1.424818</text:p>
              </table:table-cell>
              <table:table-cell office:value-type="float" office:value="0">
                <text:p>0</text:p>
              </table:table-cell>
              <table:table-cell office:value-type="float" office:value="573949">
                <text:p>57394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09:13:56</text:p>
              </table:table-cell>
              <table:table-cell office:value-type="float" office:value="24.563797">
                <text:p>24.563797</text:p>
              </table:table-cell>
              <table:table-cell office:value-type="float" office:value="0.052769">
                <text:p>0.052769</text:p>
              </table:table-cell>
              <table:table-cell office:value-type="float" office:value="0">
                <text:p>0</text:p>
              </table:table-cell>
              <table:table-cell office:value-type="float" office:value="62031">
                <text:p>6203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09:13:57</text:p>
              </table:table-cell>
              <table:table-cell office:value-type="float" office:value="19.507226">
                <text:p>19.507226</text:p>
              </table:table-cell>
              <table:table-cell office:value-type="float" office:value="0.025766">
                <text:p>0.025766</text:p>
              </table:table-cell>
              <table:table-cell office:value-type="float" office:value="0">
                <text:p>0</text:p>
              </table:table-cell>
              <table:table-cell office:value-type="float" office:value="44805">
                <text:p>4480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09:13:58</text:p>
              </table:table-cell>
              <table:table-cell office:value-type="float" office:value="18.460614">
                <text:p>18.460614</text:p>
              </table:table-cell>
              <table:table-cell office:value-type="float" office:value="0.00784">
                <text:p>0.00784</text:p>
              </table:table-cell>
              <table:table-cell office:value-type="float" office:value="0">
                <text:p>0</text:p>
              </table:table-cell>
              <table:table-cell office:value-type="float" office:value="3733">
                <text:p>37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09:13:59</text:p>
              </table:table-cell>
              <table:table-cell office:value-type="float" office:value="14.608214">
                <text:p>14.608214</text:p>
              </table:table-cell>
              <table:table-cell office:value-type="float" office:value="0.000039">
                <text:p>0.000039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0</text:p>
              </table:table-cell>
              <table:table-cell office:value-type="float" office:value="10.051127">
                <text:p>10.051127</text:p>
              </table:table-cell>
              <table:table-cell office:value-type="float" office:value="0.000038">
                <text:p>0.00003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1</text:p>
              </table:table-cell>
              <table:table-cell office:value-type="float" office:value="7.555799">
                <text:p>7.555799</text:p>
              </table:table-cell>
              <table:table-cell office:value-type="float" office:value="0.000038">
                <text:p>0.00003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2</text:p>
              </table:table-cell>
              <table:table-cell office:value-type="float" office:value="7.393259">
                <text:p>7.393259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3</text:p>
              </table:table-cell>
              <table:table-cell office:value-type="float" office:value="7.187028">
                <text:p>7.187028</text:p>
              </table:table-cell>
              <table:table-cell office:value-type="float" office:value="0.000037">
                <text:p>0.000037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4</text:p>
              </table:table-cell>
              <table:table-cell office:value-type="float" office:value="4.689256">
                <text:p>4.689256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5</text:p>
              </table:table-cell>
              <table:table-cell office:value-type="float" office:value="3.281296">
                <text:p>3.281296</text:p>
              </table:table-cell>
              <table:table-cell office:value-type="float" office:value="0.000038">
                <text:p>0.00003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6</text:p>
              </table:table-cell>
              <table:table-cell office:value-type="float" office:value="2.013344">
                <text:p>2.013344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7</text:p>
              </table:table-cell>
              <table:table-cell office:value-type="float" office:value="0.578553">
                <text:p>0.578553</text:p>
              </table:table-cell>
              <table:table-cell office:value-type="float" office:value="0.000036">
                <text:p>0.000036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09:14:08</text:p>
              </table:table-cell>
              <table:table-cell office:value-type="float" office:value="0.103481">
                <text:p>0.103481</text:p>
              </table:table-cell>
              <table:table-cell office:value-type="float" office:value="0.000037">
                <text:p>0.000037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9:14:09</text:p>
              </table:table-cell>
              <table:table-cell office:value-type="float" office:value="0.204575">
                <text:p>0.204575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0</text:p>
              </table:table-cell>
              <table:table-cell office:value-type="float" office:value="0.090127">
                <text:p>0.090127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1</text:p>
              </table:table-cell>
              <table:table-cell office:value-type="float" office:value="0.098405">
                <text:p>0.098405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2</text:p>
              </table:table-cell>
              <table:table-cell office:value-type="float" office:value="0.101908">
                <text:p>0.101908</text:p>
              </table:table-cell>
              <table:table-cell office:value-type="float" office:value="0.000034">
                <text:p>0.000034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3</text:p>
              </table:table-cell>
              <table:table-cell office:value-type="float" office:value="0.08956">
                <text:p>0.08956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4</text:p>
              </table:table-cell>
              <table:table-cell office:value-type="float" office:value="0.050953">
                <text:p>0.050953</text:p>
              </table:table-cell>
              <table:table-cell office:value-type="float" office:value="0.000037">
                <text:p>0.000037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5</text:p>
              </table:table-cell>
              <table:table-cell office:value-type="float" office:value="0.021623">
                <text:p>0.021623</text:p>
              </table:table-cell>
              <table:table-cell office:value-type="float" office:value="0.000035">
                <text:p>0.000035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6</text:p>
              </table:table-cell>
              <table:table-cell office:value-type="float" office:value="0.012451">
                <text:p>0.012451</text:p>
              </table:table-cell>
              <table:table-cell office:value-type="float" office:value="0.000034">
                <text:p>0.000034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7</text:p>
              </table:table-cell>
              <table:table-cell office:value-type="float" office:value="0.018703">
                <text:p>0.018703</text:p>
              </table:table-cell>
              <table:table-cell office:value-type="float" office:value="0.000033">
                <text:p>0.000033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8</text:p>
              </table:table-cell>
              <table:table-cell office:value-type="float" office:value="0.021001">
                <text:p>0.021001</text:p>
              </table:table-cell>
              <table:table-cell office:value-type="float" office:value="0.000044">
                <text:p>0.000044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19</text:p>
              </table:table-cell>
              <table:table-cell office:value-type="float" office:value="0.01181">
                <text:p>0.01181</text:p>
              </table:table-cell>
              <table:table-cell office:value-type="float" office:value="0.000037">
                <text:p>0.000037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09:14:20</text:p>
              </table:table-cell>
              <table:table-cell office:value-type="float" office:value="20.188559">
                <text:p>20.188559</text:p>
              </table:table-cell>
              <table:table-cell office:value-type="float" office:value="0.003248">
                <text:p>0.003248</text:p>
              </table:table-cell>
              <table:table-cell office:value-type="float" office:value="0">
                <text:p>0</text:p>
              </table:table-cell>
              <table:table-cell office:value-type="float" office:value="5182">
                <text:p>518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09:14:21</text:p>
              </table:table-cell>
              <table:table-cell office:value-type="float" office:value="20.821947">
                <text:p>20.821947</text:p>
              </table:table-cell>
              <table:table-cell office:value-type="float" office:value="0.047168">
                <text:p>0.047168</text:p>
              </table:table-cell>
              <table:table-cell office:value-type="float" office:value="0">
                <text:p>0</text:p>
              </table:table-cell>
              <table:table-cell office:value-type="float" office:value="16470">
                <text:p>1647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09:14:22</text:p>
              </table:table-cell>
              <table:table-cell office:value-type="float" office:value="20.773296">
                <text:p>20.773296</text:p>
              </table:table-cell>
              <table:table-cell office:value-type="float" office:value="0.021413">
                <text:p>0.021413</text:p>
              </table:table-cell>
              <table:table-cell office:value-type="float" office:value="0">
                <text:p>0</text:p>
              </table:table-cell>
              <table:table-cell office:value-type="float" office:value="23809">
                <text:p>2380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09:14:23</text:p>
              </table:table-cell>
              <table:table-cell office:value-type="float" office:value="20.347071">
                <text:p>20.347071</text:p>
              </table:table-cell>
              <table:table-cell office:value-type="float" office:value="0.069053">
                <text:p>0.069053</text:p>
              </table:table-cell>
              <table:table-cell office:value-type="float" office:value="0">
                <text:p>0</text:p>
              </table:table-cell>
              <table:table-cell office:value-type="float" office:value="69613">
                <text:p>6961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09:14:24</text:p>
              </table:table-cell>
              <table:table-cell office:value-type="float" office:value="21.010472">
                <text:p>21.010472</text:p>
              </table:table-cell>
              <table:table-cell office:value-type="float" office:value="0.093947">
                <text:p>0.093947</text:p>
              </table:table-cell>
              <table:table-cell office:value-type="float" office:value="0">
                <text:p>0</text:p>
              </table:table-cell>
              <table:table-cell office:value-type="float" office:value="93622">
                <text:p>936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09:14:25</text:p>
              </table:table-cell>
              <table:table-cell office:value-type="float" office:value="19.881046">
                <text:p>19.881046</text:p>
              </table:table-cell>
              <table:table-cell office:value-type="float" office:value="0.146827">
                <text:p>0.146827</text:p>
              </table:table-cell>
              <table:table-cell office:value-type="float" office:value="0">
                <text:p>0</text:p>
              </table:table-cell>
              <table:table-cell office:value-type="float" office:value="97192">
                <text:p>9719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09:14:26</text:p>
              </table:table-cell>
              <table:table-cell office:value-type="float" office:value="19.701265">
                <text:p>19.701265</text:p>
              </table:table-cell>
              <table:table-cell office:value-type="float" office:value="0.100665">
                <text:p>0.100665</text:p>
              </table:table-cell>
              <table:table-cell office:value-type="float" office:value="0">
                <text:p>0</text:p>
              </table:table-cell>
              <table:table-cell office:value-type="float" office:value="85041">
                <text:p>8504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09:14:27</text:p>
              </table:table-cell>
              <table:table-cell office:value-type="float" office:value="20.853899">
                <text:p>20.853899</text:p>
              </table:table-cell>
              <table:table-cell office:value-type="float" office:value="0.123192">
                <text:p>0.123192</text:p>
              </table:table-cell>
              <table:table-cell office:value-type="float" office:value="0">
                <text:p>0</text:p>
              </table:table-cell>
              <table:table-cell office:value-type="float" office:value="151448">
                <text:p>15144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09:14:28</text:p>
              </table:table-cell>
              <table:table-cell office:value-type="float" office:value="20.431269">
                <text:p>20.431269</text:p>
              </table:table-cell>
              <table:table-cell office:value-type="float" office:value="0.101507">
                <text:p>0.101507</text:p>
              </table:table-cell>
              <table:table-cell office:value-type="float" office:value="0">
                <text:p>0</text:p>
              </table:table-cell>
              <table:table-cell office:value-type="float" office:value="101722">
                <text:p>1017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09:14:29</text:p>
              </table:table-cell>
              <table:table-cell office:value-type="float" office:value="20.337297">
                <text:p>20.337297</text:p>
              </table:table-cell>
              <table:table-cell office:value-type="float" office:value="0.065508">
                <text:p>0.065508</text:p>
              </table:table-cell>
              <table:table-cell office:value-type="float" office:value="0">
                <text:p>0</text:p>
              </table:table-cell>
              <table:table-cell office:value-type="float" office:value="107659">
                <text:p>10765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09:14:30</text:p>
              </table:table-cell>
              <table:table-cell office:value-type="float" office:value="20.036195">
                <text:p>20.036195</text:p>
              </table:table-cell>
              <table:table-cell office:value-type="float" office:value="0.040642">
                <text:p>0.040642</text:p>
              </table:table-cell>
              <table:table-cell office:value-type="float" office:value="0">
                <text:p>0</text:p>
              </table:table-cell>
              <table:table-cell office:value-type="float" office:value="79907">
                <text:p>799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09:14:31</text:p>
              </table:table-cell>
              <table:table-cell office:value-type="float" office:value="19.506508">
                <text:p>19.506508</text:p>
              </table:table-cell>
              <table:table-cell office:value-type="float" office:value="0.028984">
                <text:p>0.028984</text:p>
              </table:table-cell>
              <table:table-cell office:value-type="float" office:value="0">
                <text:p>0</text:p>
              </table:table-cell>
              <table:table-cell office:value-type="float" office:value="67638">
                <text:p>676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09:14:32</text:p>
              </table:table-cell>
              <table:table-cell office:value-type="float" office:value="19.079475">
                <text:p>19.079475</text:p>
              </table:table-cell>
              <table:table-cell office:value-type="float" office:value="0.021259">
                <text:p>0.021259</text:p>
              </table:table-cell>
              <table:table-cell office:value-type="float" office:value="0">
                <text:p>0</text:p>
              </table:table-cell>
              <table:table-cell office:value-type="float" office:value="81137">
                <text:p>8113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09:14:33</text:p>
              </table:table-cell>
              <table:table-cell office:value-type="float" office:value="18.35906">
                <text:p>18.35906</text:p>
              </table:table-cell>
              <table:table-cell office:value-type="float" office:value="0.019215">
                <text:p>0.019215</text:p>
              </table:table-cell>
              <table:table-cell office:value-type="float" office:value="0">
                <text:p>0</text:p>
              </table:table-cell>
              <table:table-cell office:value-type="float" office:value="70343">
                <text:p>703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9:14:34</text:p>
              </table:table-cell>
              <table:table-cell office:value-type="float" office:value="17.392243">
                <text:p>17.392243</text:p>
              </table:table-cell>
              <table:table-cell office:value-type="float" office:value="0.010465">
                <text:p>0.010465</text:p>
              </table:table-cell>
              <table:table-cell office:value-type="float" office:value="0">
                <text:p>0</text:p>
              </table:table-cell>
              <table:table-cell office:value-type="float" office:value="42096">
                <text:p>4209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9:14:35</text:p>
              </table:table-cell>
              <table:table-cell office:value-type="float" office:value="17.306379">
                <text:p>17.306379</text:p>
              </table:table-cell>
              <table:table-cell office:value-type="float" office:value="0.003137">
                <text:p>0.003137</text:p>
              </table:table-cell>
              <table:table-cell office:value-type="float" office:value="0">
                <text:p>0</text:p>
              </table:table-cell>
              <table:table-cell office:value-type="float" office:value="17030">
                <text:p>170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9:14:36</text:p>
              </table:table-cell>
              <table:table-cell office:value-type="float" office:value="11.430418">
                <text:p>11.430418</text:p>
              </table:table-cell>
              <table:table-cell office:value-type="float" office:value="0.012935">
                <text:p>0.012935</text:p>
              </table:table-cell>
              <table:table-cell office:value-type="float" office:value="0">
                <text:p>0</text:p>
              </table:table-cell>
              <table:table-cell office:value-type="float" office:value="18712">
                <text:p>187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9:14:37</text:p>
              </table:table-cell>
              <table:table-cell office:value-type="float" office:value="10.569055">
                <text:p>10.569055</text:p>
              </table:table-cell>
              <table:table-cell office:value-type="float" office:value="0.097688">
                <text:p>0.097688</text:p>
              </table:table-cell>
              <table:table-cell office:value-type="float" office:value="0">
                <text:p>0</text:p>
              </table:table-cell>
              <table:table-cell office:value-type="float" office:value="44516">
                <text:p>4451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9:14:38</text:p>
              </table:table-cell>
              <table:table-cell office:value-type="float" office:value="8.977416">
                <text:p>8.977416</text:p>
              </table:table-cell>
              <table:table-cell office:value-type="float" office:value="0.118674">
                <text:p>0.118674</text:p>
              </table:table-cell>
              <table:table-cell office:value-type="float" office:value="0">
                <text:p>0</text:p>
              </table:table-cell>
              <table:table-cell office:value-type="float" office:value="54651">
                <text:p>5465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9:14:39</text:p>
              </table:table-cell>
              <table:table-cell office:value-type="float" office:value="9.229559">
                <text:p>9.229559</text:p>
              </table:table-cell>
              <table:table-cell office:value-type="float" office:value="0.097616">
                <text:p>0.097616</text:p>
              </table:table-cell>
              <table:table-cell office:value-type="float" office:value="0">
                <text:p>0</text:p>
              </table:table-cell>
              <table:table-cell office:value-type="float" office:value="34295">
                <text:p>3429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9:14:40</text:p>
              </table:table-cell>
              <table:table-cell office:value-type="float" office:value="7.942118">
                <text:p>7.942118</text:p>
              </table:table-cell>
              <table:table-cell office:value-type="float" office:value="0.028803">
                <text:p>0.028803</text:p>
              </table:table-cell>
              <table:table-cell office:value-type="float" office:value="0">
                <text:p>0</text:p>
              </table:table-cell>
              <table:table-cell office:value-type="float" office:value="45895">
                <text:p>458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9:14:41</text:p>
              </table:table-cell>
              <table:table-cell office:value-type="float" office:value="4.947292">
                <text:p>4.947292</text:p>
              </table:table-cell>
              <table:table-cell office:value-type="float" office:value="0.052912">
                <text:p>0.052912</text:p>
              </table:table-cell>
              <table:table-cell office:value-type="float" office:value="0">
                <text:p>0</text:p>
              </table:table-cell>
              <table:table-cell office:value-type="float" office:value="30032">
                <text:p>3003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9:14:42</text:p>
              </table:table-cell>
              <table:table-cell office:value-type="float" office:value="6.909065">
                <text:p>6.909065</text:p>
              </table:table-cell>
              <table:table-cell office:value-type="float" office:value="0.033194">
                <text:p>0.033194</text:p>
              </table:table-cell>
              <table:table-cell office:value-type="float" office:value="0">
                <text:p>0</text:p>
              </table:table-cell>
              <table:table-cell office:value-type="float" office:value="37533">
                <text:p>375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9:14:43</text:p>
              </table:table-cell>
              <table:table-cell office:value-type="float" office:value="9.09005">
                <text:p>9.09005</text:p>
              </table:table-cell>
              <table:table-cell office:value-type="float" office:value="0.003133">
                <text:p>0.003133</text:p>
              </table:table-cell>
              <table:table-cell office:value-type="float" office:value="0">
                <text:p>0</text:p>
              </table:table-cell>
              <table:table-cell office:value-type="float" office:value="28353">
                <text:p>283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:14:44</text:p>
              </table:table-cell>
              <table:table-cell office:value-type="float" office:value="9.377756">
                <text:p>9.377756</text:p>
              </table:table-cell>
              <table:table-cell office:value-type="float" office:value="0.003638">
                <text:p>0.003638</text:p>
              </table:table-cell>
              <table:table-cell office:value-type="float" office:value="0">
                <text:p>0</text:p>
              </table:table-cell>
              <table:table-cell office:value-type="float" office:value="57782">
                <text:p>577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45</text:p>
              </table:table-cell>
              <table:table-cell office:value-type="float" office:value="8.479475">
                <text:p>8.479475</text:p>
              </table:table-cell>
              <table:table-cell office:value-type="float" office:value="0.019533">
                <text:p>0.019533</text:p>
              </table:table-cell>
              <table:table-cell office:value-type="float" office:value="0">
                <text:p>0</text:p>
              </table:table-cell>
              <table:table-cell office:value-type="float" office:value="295371">
                <text:p>295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46</text:p>
              </table:table-cell>
              <table:table-cell office:value-type="float" office:value="7.534471">
                <text:p>7.534471</text:p>
              </table:table-cell>
              <table:table-cell office:value-type="float" office:value="0.004448">
                <text:p>0.004448</text:p>
              </table:table-cell>
              <table:table-cell office:value-type="float" office:value="0">
                <text:p>0</text:p>
              </table:table-cell>
              <table:table-cell office:value-type="float" office:value="61611">
                <text:p>616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9:14:47</text:p>
              </table:table-cell>
              <table:table-cell office:value-type="float" office:value="6.413458">
                <text:p>6.413458</text:p>
              </table:table-cell>
              <table:table-cell office:value-type="float" office:value="0.004643">
                <text:p>0.004643</text:p>
              </table:table-cell>
              <table:table-cell office:value-type="float" office:value="0">
                <text:p>0</text:p>
              </table:table-cell>
              <table:table-cell office:value-type="float" office:value="94514">
                <text:p>945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9:14:48</text:p>
              </table:table-cell>
              <table:table-cell office:value-type="float" office:value="6.202955">
                <text:p>6.202955</text:p>
              </table:table-cell>
              <table:table-cell office:value-type="float" office:value="0.000793">
                <text:p>0.000793</text:p>
              </table:table-cell>
              <table:table-cell office:value-type="float" office:value="0">
                <text:p>0</text:p>
              </table:table-cell>
              <table:table-cell office:value-type="float" office:value="37608">
                <text:p>37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4.32169">
                <text:p>4.32169</text:p>
              </table:table-cell>
              <table:table-cell office:value-type="float" office:value="0.002078">
                <text:p>0.002078</text:p>
              </table:table-cell>
              <table:table-cell office:value-type="float" office:value="0">
                <text:p>0</text:p>
              </table:table-cell>
              <table:table-cell office:value-type="float" office:value="31571">
                <text:p>315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9:14:50</text:p>
              </table:table-cell>
              <table:table-cell office:value-type="float" office:value="3.464932">
                <text:p>3.464932</text:p>
              </table:table-cell>
              <table:table-cell office:value-type="float" office:value="0.000229">
                <text:p>0.000229</text:p>
              </table:table-cell>
              <table:table-cell office:value-type="float" office:value="0">
                <text:p>0</text:p>
              </table:table-cell>
              <table:table-cell office:value-type="float" office:value="3790">
                <text:p>37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9:14:51</text:p>
              </table:table-cell>
              <table:table-cell office:value-type="float" office:value="2.40479">
                <text:p>2.40479</text:p>
              </table:table-cell>
              <table:table-cell office:value-type="float" office:value="0.000449">
                <text:p>0.000449</text:p>
              </table:table-cell>
              <table:table-cell office:value-type="float" office:value="0">
                <text:p>0</text:p>
              </table:table-cell>
              <table:table-cell office:value-type="float" office:value="8483">
                <text:p>84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9:14:52</text:p>
              </table:table-cell>
              <table:table-cell office:value-type="float" office:value="1.286361">
                <text:p>1.286361</text:p>
              </table:table-cell>
              <table:table-cell office:value-type="float" office:value="0.010124">
                <text:p>0.010124</text:p>
              </table:table-cell>
              <table:table-cell office:value-type="float" office:value="0">
                <text:p>0</text:p>
              </table:table-cell>
              <table:table-cell office:value-type="float" office:value="11691">
                <text:p>11691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97.G1:test97.G218 test97.C1:test97.D218" chart:data-source-has-labels="row" svg:x="0.32cm" svg:y="0.18cm" svg:width="13.361cm" svg:height="8.64cm">
          <chartooo:coordinate-region svg:x="1.047cm" svg:y="0.353cm" svg:width="12.354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97.C2:test97.C218" chart:label-cell-address="test97.C1:test97.C1" chart:class="chart:scatter">
            <chart:domain table:cell-range-address="test97.G2:test97.G218"/>
            <chart:data-point chart:repeated="217"/>
          </chart:series>
          <chart:series chart:style-name="ch7" chart:values-cell-range-address="test97.D2:test97.D218" chart:label-cell-address="test97.D1:test97.D1" chart:class="chart:scatter">
            <chart:data-point chart:repeated="2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97.C1:test97.C1</svg:desc>
                </draw:g>
              </table:table-cell>
              <table:table-cell office:value-type="string">
                <text:p>xfertime</text:p>
                <draw:g>
                  <svg:desc>test97.D1:test97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">
                <text:p>28</text:p>
                <draw:g>
                  <svg:desc>test97.G2:test97.G218</svg:desc>
                </draw:g>
              </table:table-cell>
              <table:table-cell office:value-type="float" office:value="0.317168">
                <text:p>0.317168</text:p>
                <draw:g>
                  <svg:desc>test97.C2:test97.C218</svg:desc>
                </draw:g>
              </table:table-cell>
              <table:table-cell office:value-type="float" office:value="0.01215">
                <text:p>0.01215</text:p>
                <draw:g>
                  <svg:desc>test97.D2:test97.D2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0.0853">
                <text:p>0.0853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010508">
                <text:p>0.010508</text:p>
              </table:table-cell>
              <table:table-cell office:value-type="float" office:value="0.001109">
                <text:p>0.001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0.011111">
                <text:p>0.011111</text:p>
              </table:table-cell>
              <table:table-cell office:value-type="float" office:value="0.001297">
                <text:p>0.001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.011588">
                <text:p>0.011588</text:p>
              </table:table-cell>
              <table:table-cell office:value-type="float" office:value="0.00145">
                <text:p>0.00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0.011537">
                <text:p>0.011537</text:p>
              </table:table-cell>
              <table:table-cell office:value-type="float" office:value="0.001351">
                <text:p>0.00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0.012827">
                <text:p>0.012827</text:p>
              </table:table-cell>
              <table:table-cell office:value-type="float" office:value="0.001494">
                <text:p>0.0014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013064">
                <text:p>0.013064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012299">
                <text:p>0.012299</text:p>
              </table:table-cell>
              <table:table-cell office:value-type="float" office:value="0.002728">
                <text:p>0.002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0.011693">
                <text:p>0.011693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  <table:table-cell office:value-type="float" office:value="0.012275">
                <text:p>0.012275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0.01125">
                <text:p>0.01125</text:p>
              </table:table-cell>
              <table:table-cell office:value-type="float" office:value="0.001301">
                <text:p>0.00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0.010362">
                <text:p>0.010362</text:p>
              </table:table-cell>
              <table:table-cell office:value-type="float" office:value="0.001034">
                <text:p>0.001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">
                <text:p>49</text:p>
              </table:table-cell>
              <table:table-cell office:value-type="float" office:value="0.501958">
                <text:p>0.501958</text:p>
              </table:table-cell>
              <table:table-cell office:value-type="float" office:value="0.001271">
                <text:p>0.001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583356">
                <text:p>0.583356</text:p>
              </table:table-cell>
              <table:table-cell office:value-type="float" office:value="0.001168">
                <text:p>0.001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0.358675">
                <text:p>0.358675</text:p>
              </table:table-cell>
              <table:table-cell office:value-type="float" office:value="0.001407">
                <text:p>0.001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0.095788">
                <text:p>0.095788</text:p>
              </table:table-cell>
              <table:table-cell office:value-type="float" office:value="0.001415">
                <text:p>0.0014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0.012103">
                <text:p>0.012103</text:p>
              </table:table-cell>
              <table:table-cell office:value-type="float" office:value="0.004474">
                <text:p>0.004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">
                <text:p>49</text:p>
              </table:table-cell>
              <table:table-cell office:value-type="float" office:value="0.019201">
                <text:p>0.019201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0.016179">
                <text:p>0.016179</text:p>
              </table:table-cell>
              <table:table-cell office:value-type="float" office:value="0.00201">
                <text:p>0.00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.013523">
                <text:p>0.013523</text:p>
              </table:table-cell>
              <table:table-cell office:value-type="float" office:value="0.004455">
                <text:p>0.004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0.012877">
                <text:p>0.012877</text:p>
              </table:table-cell>
              <table:table-cell office:value-type="float" office:value="0.004717">
                <text:p>0.004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012017">
                <text:p>0.012017</text:p>
              </table:table-cell>
              <table:table-cell office:value-type="float" office:value="0.002463">
                <text:p>0.0024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012034">
                <text:p>0.012034</text:p>
              </table:table-cell>
              <table:table-cell office:value-type="float" office:value="0.002162">
                <text:p>0.002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564549">
                <text:p>0.564549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0.569872">
                <text:p>0.569872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340566">
                <text:p>0.340566</text:p>
              </table:table-cell>
              <table:table-cell office:value-type="float" office:value="0.003681">
                <text:p>0.003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0.074949">
                <text:p>0.074949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0.012695">
                <text:p>0.012695</text:p>
              </table:table-cell>
              <table:table-cell office:value-type="float" office:value="0.003829">
                <text:p>0.0038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0.012435">
                <text:p>0.012435</text:p>
              </table:table-cell>
              <table:table-cell office:value-type="float" office:value="0.002523">
                <text:p>0.002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0.011805">
                <text:p>0.011805</text:p>
              </table:table-cell>
              <table:table-cell office:value-type="float" office:value="0.00275">
                <text:p>0.002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0.012771">
                <text:p>0.012771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0.010561">
                <text:p>0.010561</text:p>
              </table:table-cell>
              <table:table-cell office:value-type="float" office:value="0.002818">
                <text:p>0.002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0.010875">
                <text:p>0.010875</text:p>
              </table:table-cell>
              <table:table-cell office:value-type="float" office:value="0.002552">
                <text:p>0.002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0.013182">
                <text:p>0.013182</text:p>
              </table:table-cell>
              <table:table-cell office:value-type="float" office:value="0.007078">
                <text:p>0.007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0.015025">
                <text:p>0.015025</text:p>
              </table:table-cell>
              <table:table-cell office:value-type="float" office:value="0.005948">
                <text:p>0.005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0.011621">
                <text:p>0.011621</text:p>
              </table:table-cell>
              <table:table-cell office:value-type="float" office:value="0.002953">
                <text:p>0.002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0.012973">
                <text:p>0.012973</text:p>
              </table:table-cell>
              <table:table-cell office:value-type="float" office:value="0.005863">
                <text:p>0.0058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0.01265">
                <text:p>0.01265</text:p>
              </table:table-cell>
              <table:table-cell office:value-type="float" office:value="0.005025">
                <text:p>0.005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0.012486">
                <text:p>0.012486</text:p>
              </table:table-cell>
              <table:table-cell office:value-type="float" office:value="0.007321">
                <text:p>0.007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0.012421">
                <text:p>0.012421</text:p>
              </table:table-cell>
              <table:table-cell office:value-type="float" office:value="0.004952">
                <text:p>0.004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0.01203">
                <text:p>0.01203</text:p>
              </table:table-cell>
              <table:table-cell office:value-type="float" office:value="0.004699">
                <text:p>0.004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0.010068">
                <text:p>0.010068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0.011278">
                <text:p>0.011278</text:p>
              </table:table-cell>
              <table:table-cell office:value-type="float" office:value="0.004237">
                <text:p>0.0042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0.01115">
                <text:p>0.01115</text:p>
              </table:table-cell>
              <table:table-cell office:value-type="float" office:value="0.002729">
                <text:p>0.002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0.014226">
                <text:p>0.014226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0.011508">
                <text:p>0.011508</text:p>
              </table:table-cell>
              <table:table-cell office:value-type="float" office:value="0.002706">
                <text:p>0.002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0.011411">
                <text:p>0.011411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0.011525">
                <text:p>0.011525</text:p>
              </table:table-cell>
              <table:table-cell office:value-type="float" office:value="0.00585">
                <text:p>0.005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0.011277">
                <text:p>0.011277</text:p>
              </table:table-cell>
              <table:table-cell office:value-type="float" office:value="0.002948">
                <text:p>0.002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0.011242">
                <text:p>0.011242</text:p>
              </table:table-cell>
              <table:table-cell office:value-type="float" office:value="0.002693">
                <text:p>0.0026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">
                <text:p>99</text:p>
              </table:table-cell>
              <table:table-cell office:value-type="float" office:value="0.010566">
                <text:p>0.010566</text:p>
              </table:table-cell>
              <table:table-cell office:value-type="float" office:value="0.001594">
                <text:p>0.0015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">
                <text:p>99</text:p>
              </table:table-cell>
              <table:table-cell office:value-type="float" office:value="0.010375">
                <text:p>0.010375</text:p>
              </table:table-cell>
              <table:table-cell office:value-type="float" office:value="0.002058">
                <text:p>0.0020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">
                <text:p>99</text:p>
              </table:table-cell>
              <table:table-cell office:value-type="float" office:value="0.010447">
                <text:p>0.010447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0.010771">
                <text:p>0.010771</text:p>
              </table:table-cell>
              <table:table-cell office:value-type="float" office:value="0.001958">
                <text:p>0.0019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0.011118">
                <text:p>0.011118</text:p>
              </table:table-cell>
              <table:table-cell office:value-type="float" office:value="0.002564">
                <text:p>0.0025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  <table:table-cell office:value-type="float" office:value="0.011138">
                <text:p>0.011138</text:p>
              </table:table-cell>
              <table:table-cell office:value-type="float" office:value="0.001645">
                <text:p>0.0016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">
                <text:p>99</text:p>
              </table:table-cell>
              <table:table-cell office:value-type="float" office:value="0.010944">
                <text:p>0.010944</text:p>
              </table:table-cell>
              <table:table-cell office:value-type="float" office:value="0.001681">
                <text:p>0.0016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">
                <text:p>99</text:p>
              </table:table-cell>
              <table:table-cell office:value-type="float" office:value="0.010267">
                <text:p>0.010267</text:p>
              </table:table-cell>
              <table:table-cell office:value-type="float" office:value="0.001108">
                <text:p>0.001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">
                <text:p>132</text:p>
              </table:table-cell>
              <table:table-cell office:value-type="float" office:value="0.011735">
                <text:p>0.011735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  <table:table-cell office:value-type="float" office:value="0.011326">
                <text:p>0.011326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">
                <text:p>149</text:p>
              </table:table-cell>
              <table:table-cell office:value-type="float" office:value="0.009759">
                <text:p>0.009759</text:p>
              </table:table-cell>
              <table:table-cell office:value-type="float" office:value="0.002182">
                <text:p>0.0021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">
                <text:p>149</text:p>
              </table:table-cell>
              <table:table-cell office:value-type="float" office:value="0.0104">
                <text:p>0.0104</text:p>
              </table:table-cell>
              <table:table-cell office:value-type="float" office:value="0.002598">
                <text:p>0.002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">
                <text:p>149</text:p>
              </table:table-cell>
              <table:table-cell office:value-type="float" office:value="0.012566">
                <text:p>0.012566</text:p>
              </table:table-cell>
              <table:table-cell office:value-type="float" office:value="0.004805">
                <text:p>0.0048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9">
                <text:p>149</text:p>
              </table:table-cell>
              <table:table-cell office:value-type="float" office:value="0.0102">
                <text:p>0.0102</text:p>
              </table:table-cell>
              <table:table-cell office:value-type="float" office:value="0.001418">
                <text:p>0.001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0.009751">
                <text:p>0.009751</text:p>
              </table:table-cell>
              <table:table-cell office:value-type="float" office:value="0.001073">
                <text:p>0.0010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9">
                <text:p>149</text:p>
              </table:table-cell>
              <table:table-cell office:value-type="float" office:value="0.010739">
                <text:p>0.010739</text:p>
              </table:table-cell>
              <table:table-cell office:value-type="float" office:value="0.001802">
                <text:p>0.0018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0.010889">
                <text:p>0.010889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0.012034">
                <text:p>0.012034</text:p>
              </table:table-cell>
              <table:table-cell office:value-type="float" office:value="0.004582">
                <text:p>0.004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9">
                <text:p>149</text:p>
              </table:table-cell>
              <table:table-cell office:value-type="float" office:value="0.012016">
                <text:p>0.012016</text:p>
              </table:table-cell>
              <table:table-cell office:value-type="float" office:value="0.004757">
                <text:p>0.0047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0.011236">
                <text:p>0.011236</text:p>
              </table:table-cell>
              <table:table-cell office:value-type="float" office:value="0.001753">
                <text:p>0.001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">
                <text:p>149</text:p>
              </table:table-cell>
              <table:table-cell office:value-type="float" office:value="0.009461">
                <text:p>0.009461</text:p>
              </table:table-cell>
              <table:table-cell office:value-type="float" office:value="0.001334">
                <text:p>0.001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0.009821">
                <text:p>0.009821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0.017511">
                <text:p>0.017511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9">
                <text:p>149</text:p>
              </table:table-cell>
              <table:table-cell office:value-type="float" office:value="0.010009">
                <text:p>0.010009</text:p>
              </table:table-cell>
              <table:table-cell office:value-type="float" office:value="0.001803">
                <text:p>0.001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011706">
                <text:p>0.011706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">
                <text:p>149</text:p>
              </table:table-cell>
              <table:table-cell office:value-type="float" office:value="0.011374">
                <text:p>0.011374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9">
                <text:p>149</text:p>
              </table:table-cell>
              <table:table-cell office:value-type="float" office:value="0.010448">
                <text:p>0.010448</text:p>
              </table:table-cell>
              <table:table-cell office:value-type="float" office:value="0.001953">
                <text:p>0.0019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0.013654">
                <text:p>0.013654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9">
                <text:p>149</text:p>
              </table:table-cell>
              <table:table-cell office:value-type="float" office:value="0.014861">
                <text:p>0.014861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9">
                <text:p>149</text:p>
              </table:table-cell>
              <table:table-cell office:value-type="float" office:value="0.012089">
                <text:p>0.012089</text:p>
              </table:table-cell>
              <table:table-cell office:value-type="float" office:value="0.005454">
                <text:p>0.0054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9">
                <text:p>149</text:p>
              </table:table-cell>
              <table:table-cell office:value-type="float" office:value="0.010325">
                <text:p>0.010325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">
                <text:p>149</text:p>
              </table:table-cell>
              <table:table-cell office:value-type="float" office:value="0.009901">
                <text:p>0.009901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9">
                <text:p>149</text:p>
              </table:table-cell>
              <table:table-cell office:value-type="float" office:value="0.01426">
                <text:p>0.01426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">
                <text:p>149</text:p>
              </table:table-cell>
              <table:table-cell office:value-type="float" office:value="0.011189">
                <text:p>0.011189</text:p>
              </table:table-cell>
              <table:table-cell office:value-type="float" office:value="0.003509">
                <text:p>0.0035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0.011741">
                <text:p>0.011741</text:p>
              </table:table-cell>
              <table:table-cell office:value-type="float" office:value="0.004035">
                <text:p>0.004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9">
                <text:p>149</text:p>
              </table:table-cell>
              <table:table-cell office:value-type="float" office:value="0.010496">
                <text:p>0.010496</text:p>
              </table:table-cell>
              <table:table-cell office:value-type="float" office:value="0.00226">
                <text:p>0.002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">
                <text:p>149</text:p>
              </table:table-cell>
              <table:table-cell office:value-type="float" office:value="0.011274">
                <text:p>0.011274</text:p>
              </table:table-cell>
              <table:table-cell office:value-type="float" office:value="0.003795">
                <text:p>0.003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  <table:table-cell office:value-type="float" office:value="0.010795">
                <text:p>0.010795</text:p>
              </table:table-cell>
              <table:table-cell office:value-type="float" office:value="0.00276">
                <text:p>0.002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0.014416">
                <text:p>0.014416</text:p>
              </table:table-cell>
              <table:table-cell office:value-type="float" office:value="0.009951">
                <text:p>0.009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9">
                <text:p>199</text:p>
              </table:table-cell>
              <table:table-cell office:value-type="float" office:value="0.013058">
                <text:p>0.013058</text:p>
              </table:table-cell>
              <table:table-cell office:value-type="float" office:value="0.006845">
                <text:p>0.0068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">
                <text:p>199</text:p>
              </table:table-cell>
              <table:table-cell office:value-type="float" office:value="0.017291">
                <text:p>0.017291</text:p>
              </table:table-cell>
              <table:table-cell office:value-type="float" office:value="0.004798">
                <text:p>0.0047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0.013296">
                <text:p>0.013296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9">
                <text:p>199</text:p>
              </table:table-cell>
              <table:table-cell office:value-type="float" office:value="0.010406">
                <text:p>0.010406</text:p>
              </table:table-cell>
              <table:table-cell office:value-type="float" office:value="0.001928">
                <text:p>0.0019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  <table:table-cell office:value-type="float" office:value="0.010544">
                <text:p>0.010544</text:p>
              </table:table-cell>
              <table:table-cell office:value-type="float" office:value="0.001997">
                <text:p>0.001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9">
                <text:p>199</text:p>
              </table:table-cell>
              <table:table-cell office:value-type="float" office:value="0.742516">
                <text:p>0.742516</text:p>
              </table:table-cell>
              <table:table-cell office:value-type="float" office:value="0.004376">
                <text:p>0.004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0.592068">
                <text:p>0.592068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">
                <text:p>199</text:p>
              </table:table-cell>
              <table:table-cell office:value-type="float" office:value="0.339998">
                <text:p>0.339998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0.10106">
                <text:p>0.10106</text:p>
              </table:table-cell>
              <table:table-cell office:value-type="float" office:value="0.017068">
                <text:p>0.017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9">
                <text:p>199</text:p>
              </table:table-cell>
              <table:table-cell office:value-type="float" office:value="0.030979">
                <text:p>0.030979</text:p>
              </table:table-cell>
              <table:table-cell office:value-type="float" office:value="0.008996">
                <text:p>0.008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9">
                <text:p>199</text:p>
              </table:table-cell>
              <table:table-cell office:value-type="float" office:value="0.009903">
                <text:p>0.009903</text:p>
              </table:table-cell>
              <table:table-cell office:value-type="float" office:value="0.001589">
                <text:p>0.001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">
                <text:p>199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895">
                <text:p>0.000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">
                <text:p>199</text:p>
              </table:table-cell>
              <table:table-cell office:value-type="float" office:value="0.011301">
                <text:p>0.011301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">
                <text:p>199</text:p>
              </table:table-cell>
              <table:table-cell office:value-type="float" office:value="0.012447">
                <text:p>0.012447</text:p>
              </table:table-cell>
              <table:table-cell office:value-type="float" office:value="0.00504">
                <text:p>0.005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0.010699">
                <text:p>0.010699</text:p>
              </table:table-cell>
              <table:table-cell office:value-type="float" office:value="0.00247">
                <text:p>0.002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9">
                <text:p>199</text:p>
              </table:table-cell>
              <table:table-cell office:value-type="float" office:value="0.013491">
                <text:p>0.013491</text:p>
              </table:table-cell>
              <table:table-cell office:value-type="float" office:value="0.004037">
                <text:p>0.0040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9">
                <text:p>199</text:p>
              </table:table-cell>
              <table:table-cell office:value-type="float" office:value="0.012206">
                <text:p>0.012206</text:p>
              </table:table-cell>
              <table:table-cell office:value-type="float" office:value="0.003385">
                <text:p>0.0033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">
                <text:p>199</text:p>
              </table:table-cell>
              <table:table-cell office:value-type="float" office:value="0.014346">
                <text:p>0.014346</text:p>
              </table:table-cell>
              <table:table-cell office:value-type="float" office:value="0.007588">
                <text:p>0.0075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">
                <text:p>199</text:p>
              </table:table-cell>
              <table:table-cell office:value-type="float" office:value="0.011705">
                <text:p>0.0117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">
                <text:p>199</text:p>
              </table:table-cell>
              <table:table-cell office:value-type="float" office:value="0.012476">
                <text:p>0.012476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">
                <text:p>199</text:p>
              </table:table-cell>
              <table:table-cell office:value-type="float" office:value="0.012763">
                <text:p>0.012763</text:p>
              </table:table-cell>
              <table:table-cell office:value-type="float" office:value="0.003071">
                <text:p>0.0030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0.013413">
                <text:p>0.013413</text:p>
              </table:table-cell>
              <table:table-cell office:value-type="float" office:value="0.004862">
                <text:p>0.0048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9">
                <text:p>199</text:p>
              </table:table-cell>
              <table:table-cell office:value-type="float" office:value="0.026983">
                <text:p>0.026983</text:p>
              </table:table-cell>
              <table:table-cell office:value-type="float" office:value="0.019073">
                <text:p>0.0190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9">
                <text:p>199</text:p>
              </table:table-cell>
              <table:table-cell office:value-type="float" office:value="0.0286">
                <text:p>0.0286</text:p>
              </table:table-cell>
              <table:table-cell office:value-type="float" office:value="0.018243">
                <text:p>0.0182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9">
                <text:p>199</text:p>
              </table:table-cell>
              <table:table-cell office:value-type="float" office:value="0.01185">
                <text:p>0.01185</text:p>
              </table:table-cell>
              <table:table-cell office:value-type="float" office:value="0.002743">
                <text:p>0.0027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">
                <text:p>199</text:p>
              </table:table-cell>
              <table:table-cell office:value-type="float" office:value="0.010734">
                <text:p>0.010734</text:p>
              </table:table-cell>
              <table:table-cell office:value-type="float" office:value="0.002013">
                <text:p>0.002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9">
                <text:p>199</text:p>
              </table:table-cell>
              <table:table-cell office:value-type="float" office:value="0.010138">
                <text:p>0.010138</text:p>
              </table:table-cell>
              <table:table-cell office:value-type="float" office:value="0.001882">
                <text:p>0.0018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9">
                <text:p>199</text:p>
              </table:table-cell>
              <table:table-cell office:value-type="float" office:value="0.011489">
                <text:p>0.011489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9">
                <text:p>199</text:p>
              </table:table-cell>
              <table:table-cell office:value-type="float" office:value="0.012447">
                <text:p>0.012447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8">
                <text:p>228</text:p>
              </table:table-cell>
              <table:table-cell office:value-type="float" office:value="0.010845">
                <text:p>0.010845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9">
                <text:p>249</text:p>
              </table:table-cell>
              <table:table-cell office:value-type="float" office:value="0.014002">
                <text:p>0.014002</text:p>
              </table:table-cell>
              <table:table-cell office:value-type="float" office:value="0.006713">
                <text:p>0.0067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9">
                <text:p>249</text:p>
              </table:table-cell>
              <table:table-cell office:value-type="float" office:value="0.011571">
                <text:p>0.011571</text:p>
              </table:table-cell>
              <table:table-cell office:value-type="float" office:value="0.004403">
                <text:p>0.004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9">
                <text:p>249</text:p>
              </table:table-cell>
              <table:table-cell office:value-type="float" office:value="0.009223">
                <text:p>0.009223</text:p>
              </table:table-cell>
              <table:table-cell office:value-type="float" office:value="0.001056">
                <text:p>0.001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0.010039">
                <text:p>0.010039</text:p>
              </table:table-cell>
              <table:table-cell office:value-type="float" office:value="0.000793">
                <text:p>0.0007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">
                <text:p>249</text:p>
              </table:table-cell>
              <table:table-cell office:value-type="float" office:value="0.010295">
                <text:p>0.010295</text:p>
              </table:table-cell>
              <table:table-cell office:value-type="float" office:value="0.001385">
                <text:p>0.001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9">
                <text:p>249</text:p>
              </table:table-cell>
              <table:table-cell office:value-type="float" office:value="0.010425">
                <text:p>0.010425</text:p>
              </table:table-cell>
              <table:table-cell office:value-type="float" office:value="0.002421">
                <text:p>0.0024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9">
                <text:p>249</text:p>
              </table:table-cell>
              <table:table-cell office:value-type="float" office:value="0.012858">
                <text:p>0.012858</text:p>
              </table:table-cell>
              <table:table-cell office:value-type="float" office:value="0.005381">
                <text:p>0.0053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9">
                <text:p>249</text:p>
              </table:table-cell>
              <table:table-cell office:value-type="float" office:value="0.012929">
                <text:p>0.012929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9">
                <text:p>249</text:p>
              </table:table-cell>
              <table:table-cell office:value-type="float" office:value="0.009975">
                <text:p>0.009975</text:p>
              </table:table-cell>
              <table:table-cell office:value-type="float" office:value="0.002645">
                <text:p>0.0026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9">
                <text:p>249</text:p>
              </table:table-cell>
              <table:table-cell office:value-type="float" office:value="0.013055">
                <text:p>0.013055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49">
                <text:p>249</text:p>
              </table:table-cell>
              <table:table-cell office:value-type="float" office:value="0.012042">
                <text:p>0.012042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9">
                <text:p>249</text:p>
              </table:table-cell>
              <table:table-cell office:value-type="float" office:value="0.010939">
                <text:p>0.010939</text:p>
              </table:table-cell>
              <table:table-cell office:value-type="float" office:value="0.003026">
                <text:p>0.0030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9">
                <text:p>249</text:p>
              </table:table-cell>
              <table:table-cell office:value-type="float" office:value="0.013287">
                <text:p>0.013287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9">
                <text:p>249</text:p>
              </table:table-cell>
              <table:table-cell office:value-type="float" office:value="0.0119">
                <text:p>0.0119</text:p>
              </table:table-cell>
              <table:table-cell office:value-type="float" office:value="0.003049">
                <text:p>0.0030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9">
                <text:p>249</text:p>
              </table:table-cell>
              <table:table-cell office:value-type="float" office:value="0.013721">
                <text:p>0.013721</text:p>
              </table:table-cell>
              <table:table-cell office:value-type="float" office:value="0.004734">
                <text:p>0.0047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9">
                <text:p>249</text:p>
              </table:table-cell>
              <table:table-cell office:value-type="float" office:value="0.012977">
                <text:p>0.012977</text:p>
              </table:table-cell>
              <table:table-cell office:value-type="float" office:value="0.005014">
                <text:p>0.0050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9">
                <text:p>249</text:p>
              </table:table-cell>
              <table:table-cell office:value-type="float" office:value="0.011151">
                <text:p>0.011151</text:p>
              </table:table-cell>
              <table:table-cell office:value-type="float" office:value="0.004132">
                <text:p>0.0041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9">
                <text:p>249</text:p>
              </table:table-cell>
              <table:table-cell office:value-type="float" office:value="0.01105">
                <text:p>0.01105</text:p>
              </table:table-cell>
              <table:table-cell office:value-type="float" office:value="0.002539">
                <text:p>0.0025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9">
                <text:p>249</text:p>
              </table:table-cell>
              <table:table-cell office:value-type="float" office:value="0.010775">
                <text:p>0.010775</text:p>
              </table:table-cell>
              <table:table-cell office:value-type="float" office:value="0.002895">
                <text:p>0.002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9">
                <text:p>249</text:p>
              </table:table-cell>
              <table:table-cell office:value-type="float" office:value="0.012096">
                <text:p>0.012096</text:p>
              </table:table-cell>
              <table:table-cell office:value-type="float" office:value="0.005916">
                <text:p>0.005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9">
                <text:p>24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7719">
                <text:p>0.0077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9">
                <text:p>249</text:p>
              </table:table-cell>
              <table:table-cell office:value-type="float" office:value="0.012892">
                <text:p>0.012892</text:p>
              </table:table-cell>
              <table:table-cell office:value-type="float" office:value="0.004459">
                <text:p>0.004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0.010785">
                <text:p>0.010785</text:p>
              </table:table-cell>
              <table:table-cell office:value-type="float" office:value="0.002522">
                <text:p>0.002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9">
                <text:p>249</text:p>
              </table:table-cell>
              <table:table-cell office:value-type="float" office:value="0.012601">
                <text:p>0.012601</text:p>
              </table:table-cell>
              <table:table-cell office:value-type="float" office:value="0.003197">
                <text:p>0.003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9">
                <text:p>249</text:p>
              </table:table-cell>
              <table:table-cell office:value-type="float" office:value="0.010342">
                <text:p>0.010342</text:p>
              </table:table-cell>
              <table:table-cell office:value-type="float" office:value="0.001937">
                <text:p>0.001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9">
                <text:p>249</text:p>
              </table:table-cell>
              <table:table-cell office:value-type="float" office:value="0.029781">
                <text:p>0.029781</text:p>
              </table:table-cell>
              <table:table-cell office:value-type="float" office:value="0.015218">
                <text:p>0.0152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9">
                <text:p>249</text:p>
              </table:table-cell>
              <table:table-cell office:value-type="float" office:value="0.011895">
                <text:p>0.011895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9">
                <text:p>249</text:p>
              </table:table-cell>
              <table:table-cell office:value-type="float" office:value="0.01372">
                <text:p>0.01372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9">
                <text:p>249</text:p>
              </table:table-cell>
              <table:table-cell office:value-type="float" office:value="0.013019">
                <text:p>0.013019</text:p>
              </table:table-cell>
              <table:table-cell office:value-type="float" office:value="0.004008">
                <text:p>0.0040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4">
                <text:p>284</text:p>
              </table:table-cell>
              <table:table-cell office:value-type="float" office:value="0.013669">
                <text:p>0.013669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9">
                <text:p>299</text:p>
              </table:table-cell>
              <table:table-cell office:value-type="float" office:value="0.011031">
                <text:p>0.011031</text:p>
              </table:table-cell>
              <table:table-cell office:value-type="float" office:value="0.00291">
                <text:p>0.002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9">
                <text:p>299</text:p>
              </table:table-cell>
              <table:table-cell office:value-type="float" office:value="0.012375">
                <text:p>0.012375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9">
                <text:p>299</text:p>
              </table:table-cell>
              <table:table-cell office:value-type="float" office:value="0.01383">
                <text:p>0.01383</text:p>
              </table:table-cell>
              <table:table-cell office:value-type="float" office:value="0.006643">
                <text:p>0.0066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9">
                <text:p>299</text:p>
              </table:table-cell>
              <table:table-cell office:value-type="float" office:value="0.012394">
                <text:p>0.012394</text:p>
              </table:table-cell>
              <table:table-cell office:value-type="float" office:value="0.004127">
                <text:p>0.0041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9">
                <text:p>299</text:p>
              </table:table-cell>
              <table:table-cell office:value-type="float" office:value="0.027451">
                <text:p>0.027451</text:p>
              </table:table-cell>
              <table:table-cell office:value-type="float" office:value="0.012577">
                <text:p>0.0125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9">
                <text:p>299</text:p>
              </table:table-cell>
              <table:table-cell office:value-type="float" office:value="0.020995">
                <text:p>0.020995</text:p>
              </table:table-cell>
              <table:table-cell office:value-type="float" office:value="0.006438">
                <text:p>0.0064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9">
                <text:p>299</text:p>
              </table:table-cell>
              <table:table-cell office:value-type="float" office:value="0.02083">
                <text:p>0.02083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9">
                <text:p>299</text:p>
              </table:table-cell>
              <table:table-cell office:value-type="float" office:value="0.010329">
                <text:p>0.010329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9">
                <text:p>299</text:p>
              </table:table-cell>
              <table:table-cell office:value-type="float" office:value="0.017267">
                <text:p>0.017267</text:p>
              </table:table-cell>
              <table:table-cell office:value-type="float" office:value="0.008613">
                <text:p>0.0086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9">
                <text:p>299</text:p>
              </table:table-cell>
              <table:table-cell office:value-type="float" office:value="0.078978">
                <text:p>0.078978</text:p>
              </table:table-cell>
              <table:table-cell office:value-type="float" office:value="0.046313">
                <text:p>0.0463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9">
                <text:p>299</text:p>
              </table:table-cell>
              <table:table-cell office:value-type="float" office:value="0.01099">
                <text:p>0.01099</text:p>
              </table:table-cell>
              <table:table-cell office:value-type="float" office:value="0.002783">
                <text:p>0.0027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9">
                <text:p>299</text:p>
              </table:table-cell>
              <table:table-cell office:value-type="float" office:value="0.011487">
                <text:p>0.011487</text:p>
              </table:table-cell>
              <table:table-cell office:value-type="float" office:value="0.00167">
                <text:p>0.001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9">
                <text:p>299</text:p>
              </table:table-cell>
              <table:table-cell office:value-type="float" office:value="0.017922">
                <text:p>0.017922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9">
                <text:p>299</text:p>
              </table:table-cell>
              <table:table-cell office:value-type="float" office:value="0.014085">
                <text:p>0.014085</text:p>
              </table:table-cell>
              <table:table-cell office:value-type="float" office:value="0.004193">
                <text:p>0.0041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9">
                <text:p>299</text:p>
              </table:table-cell>
              <table:table-cell office:value-type="float" office:value="0.010312">
                <text:p>0.010312</text:p>
              </table:table-cell>
              <table:table-cell office:value-type="float" office:value="0.002011">
                <text:p>0.0020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9">
                <text:p>299</text:p>
              </table:table-cell>
              <table:table-cell office:value-type="float" office:value="0.011601">
                <text:p>0.011601</text:p>
              </table:table-cell>
              <table:table-cell office:value-type="float" office:value="0.002467">
                <text:p>0.0024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99">
                <text:p>299</text:p>
              </table:table-cell>
              <table:table-cell office:value-type="float" office:value="0.0143">
                <text:p>0.0143</text:p>
              </table:table-cell>
              <table:table-cell office:value-type="float" office:value="0.002649">
                <text:p>0.002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99">
                <text:p>299</text:p>
              </table:table-cell>
              <table:table-cell office:value-type="float" office:value="0.107697">
                <text:p>0.107697</text:p>
              </table:table-cell>
              <table:table-cell office:value-type="float" office:value="0.056796">
                <text:p>0.0567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9">
                <text:p>299</text:p>
              </table:table-cell>
              <table:table-cell office:value-type="float" office:value="0.015702">
                <text:p>0.015702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9">
                <text:p>299</text:p>
              </table:table-cell>
              <table:table-cell office:value-type="float" office:value="0.013928">
                <text:p>0.013928</text:p>
              </table:table-cell>
              <table:table-cell office:value-type="float" office:value="0.009365">
                <text:p>0.009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9">
                <text:p>299</text:p>
              </table:table-cell>
              <table:table-cell office:value-type="float" office:value="0.015096">
                <text:p>0.015096</text:p>
              </table:table-cell>
              <table:table-cell office:value-type="float" office:value="0.005083">
                <text:p>0.005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99">
                <text:p>299</text:p>
              </table:table-cell>
              <table:table-cell office:value-type="float" office:value="0.010494">
                <text:p>0.010494</text:p>
              </table:table-cell>
              <table:table-cell office:value-type="float" office:value="0.002764">
                <text:p>0.0027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9">
                <text:p>299</text:p>
              </table:table-cell>
              <table:table-cell office:value-type="float" office:value="0.008592">
                <text:p>0.008592</text:p>
              </table:table-cell>
              <table:table-cell office:value-type="float" office:value="0.000751">
                <text:p>0.0007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0.015026">
                <text:p>0.015026</text:p>
              </table:table-cell>
              <table:table-cell office:value-type="float" office:value="0.005118">
                <text:p>0.0051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99">
                <text:p>299</text:p>
              </table:table-cell>
              <table:table-cell office:value-type="float" office:value="0.015006">
                <text:p>0.015006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9">
                <text:p>299</text:p>
              </table:table-cell>
              <table:table-cell office:value-type="float" office:value="0.014473">
                <text:p>0.014473</text:p>
              </table:table-cell>
              <table:table-cell office:value-type="float" office:value="0.006241">
                <text:p>0.0062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99">
                <text:p>299</text:p>
              </table:table-cell>
              <table:table-cell office:value-type="float" office:value="0.021683">
                <text:p>0.021683</text:p>
              </table:table-cell>
              <table:table-cell office:value-type="float" office:value="0.013119">
                <text:p>0.013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9">
                <text:p>299</text:p>
              </table:table-cell>
              <table:table-cell office:value-type="float" office:value="0.012348">
                <text:p>0.012348</text:p>
              </table:table-cell>
              <table:table-cell office:value-type="float" office:value="0.002428">
                <text:p>0.0024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9">
                <text:p>2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0">
                <text:p>330</text:p>
              </table:table-cell>
              <table:table-cell office:value-type="float" office:value="0.010593">
                <text:p>0.010593</text:p>
              </table:table-cell>
              <table:table-cell office:value-type="float" office:value="0.001854">
                <text:p>0.0018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">
                <text:p>349</text:p>
              </table:table-cell>
              <table:table-cell office:value-type="float" office:value="0.022153">
                <text:p>0.022153</text:p>
              </table:table-cell>
              <table:table-cell office:value-type="float" office:value="0.007891">
                <text:p>0.0078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">
                <text:p>349</text:p>
              </table:table-cell>
              <table:table-cell office:value-type="float" office:value="0.023616">
                <text:p>0.023616</text:p>
              </table:table-cell>
              <table:table-cell office:value-type="float" office:value="0.012725">
                <text:p>0.0127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">
                <text:p>349</text:p>
              </table:table-cell>
              <table:table-cell office:value-type="float" office:value="0.01443">
                <text:p>0.01443</text:p>
              </table:table-cell>
              <table:table-cell office:value-type="float" office:value="0.008415">
                <text:p>0.0084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  <table:table-cell office:value-type="float" office:value="0.012007">
                <text:p>0.012007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">
                <text:p>349</text:p>
              </table:table-cell>
              <table:table-cell office:value-type="float" office:value="0.02174">
                <text:p>0.02174</text:p>
              </table:table-cell>
              <table:table-cell office:value-type="float" office:value="0.009218">
                <text:p>0.0092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">
                <text:p>349</text:p>
              </table:table-cell>
              <table:table-cell office:value-type="float" office:value="0.012292">
                <text:p>0.012292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">
                <text:p>349</text:p>
              </table:table-cell>
              <table:table-cell office:value-type="float" office:value="0.015757">
                <text:p>0.015757</text:p>
              </table:table-cell>
              <table:table-cell office:value-type="float" office:value="0.009316">
                <text:p>0.0093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">
                <text:p>349</text:p>
              </table:table-cell>
              <table:table-cell office:value-type="float" office:value="0.012155">
                <text:p>0.012155</text:p>
              </table:table-cell>
              <table:table-cell office:value-type="float" office:value="0.004702">
                <text:p>0.0047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">
                <text:p>349</text:p>
              </table:table-cell>
              <table:table-cell office:value-type="float" office:value="0.026662">
                <text:p>0.026662</text:p>
              </table:table-cell>
              <table:table-cell office:value-type="float" office:value="0.015656">
                <text:p>0.0156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">
                <text:p>349</text:p>
              </table:table-cell>
              <table:table-cell office:value-type="float" office:value="0.019728">
                <text:p>0.019728</text:p>
              </table:table-cell>
              <table:table-cell office:value-type="float" office:value="0.007461">
                <text:p>0.007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">
                <text:p>349</text:p>
              </table:table-cell>
              <table:table-cell office:value-type="float" office:value="0.041398">
                <text:p>0.041398</text:p>
              </table:table-cell>
              <table:table-cell office:value-type="float" office:value="0.018527">
                <text:p>0.0185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">
                <text:p>349</text:p>
              </table:table-cell>
              <table:table-cell office:value-type="float" office:value="0.011948">
                <text:p>0.011948</text:p>
              </table:table-cell>
              <table:table-cell office:value-type="float" office:value="0.001752">
                <text:p>0.0017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">
                <text:p>349</text:p>
              </table:table-cell>
              <table:table-cell office:value-type="float" office:value="0.018269">
                <text:p>0.018269</text:p>
              </table:table-cell>
              <table:table-cell office:value-type="float" office:value="0.012053">
                <text:p>0.0120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">
                <text:p>349</text:p>
              </table:table-cell>
              <table:table-cell office:value-type="float" office:value="0.015158">
                <text:p>0.015158</text:p>
              </table:table-cell>
              <table:table-cell office:value-type="float" office:value="0.008249">
                <text:p>0.0082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">
                <text:p>349</text:p>
              </table:table-cell>
              <table:table-cell office:value-type="float" office:value="0.016046">
                <text:p>0.016046</text:p>
              </table:table-cell>
              <table:table-cell office:value-type="float" office:value="0.004992">
                <text:p>0.0049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">
                <text:p>349</text:p>
              </table:table-cell>
              <table:table-cell office:value-type="float" office:value="0.013075">
                <text:p>0.013075</text:p>
              </table:table-cell>
              <table:table-cell office:value-type="float" office:value="0.002291">
                <text:p>0.0022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">
                <text:p>349</text:p>
              </table:table-cell>
              <table:table-cell office:value-type="float" office:value="0.030624">
                <text:p>0.030624</text:p>
              </table:table-cell>
              <table:table-cell office:value-type="float" office:value="0.014579">
                <text:p>0.0145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">
                <text:p>349</text:p>
              </table:table-cell>
              <table:table-cell office:value-type="float" office:value="0.016635">
                <text:p>0.016635</text:p>
              </table:table-cell>
              <table:table-cell office:value-type="float" office:value="0.002926">
                <text:p>0.0029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">
                <text:p>349</text:p>
              </table:table-cell>
              <table:table-cell office:value-type="float" office:value="0.028233">
                <text:p>0.028233</text:p>
              </table:table-cell>
              <table:table-cell office:value-type="float" office:value="0.013778">
                <text:p>0.013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">
                <text:p>349</text:p>
              </table:table-cell>
              <table:table-cell office:value-type="float" office:value="0.046783">
                <text:p>0.046783</text:p>
              </table:table-cell>
              <table:table-cell office:value-type="float" office:value="0.021181">
                <text:p>0.0211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">
                <text:p>349</text:p>
              </table:table-cell>
              <table:table-cell office:value-type="float" office:value="0.012779">
                <text:p>0.012779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">
                <text:p>349</text:p>
              </table:table-cell>
              <table:table-cell office:value-type="float" office:value="0.159764">
                <text:p>0.159764</text:p>
              </table:table-cell>
              <table:table-cell office:value-type="float" office:value="0.004584">
                <text:p>0.004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">
                <text:p>349</text:p>
              </table:table-cell>
              <table:table-cell office:value-type="float" office:value="0.010945">
                <text:p>0.010945</text:p>
              </table:table-cell>
              <table:table-cell office:value-type="float" office:value="0.001644">
                <text:p>0.0016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">
                <text:p>349</text:p>
              </table:table-cell>
              <table:table-cell office:value-type="float" office:value="0.014078">
                <text:p>0.014078</text:p>
              </table:table-cell>
              <table:table-cell office:value-type="float" office:value="0.005081">
                <text:p>0.0050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">
                <text:p>349</text:p>
              </table:table-cell>
              <table:table-cell office:value-type="float" office:value="0.135496">
                <text:p>0.135496</text:p>
              </table:table-cell>
              <table:table-cell office:value-type="float" office:value="0.100851">
                <text:p>0.1008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">
                <text:p>349</text:p>
              </table:table-cell>
              <table:table-cell office:value-type="float" office:value="0.251879">
                <text:p>0.251879</text:p>
              </table:table-cell>
              <table:table-cell office:value-type="float" office:value="0.093048">
                <text:p>0.093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">
                <text:p>349</text:p>
              </table:table-cell>
              <table:table-cell office:value-type="float" office:value="0.040432">
                <text:p>0.040432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">
                <text:p>349</text:p>
              </table:table-cell>
              <table:table-cell office:value-type="float" office:value="0.081094">
                <text:p>0.081094</text:p>
              </table:table-cell>
              <table:table-cell office:value-type="float" office:value="0.063028">
                <text:p>0.0630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">
                <text:p>349</text:p>
              </table:table-cell>
              <table:table-cell office:value-type="float" office:value="0.10732">
                <text:p>0.10732</text:p>
              </table:table-cell>
              <table:table-cell office:value-type="float" office:value="0.027631">
                <text:p>0.027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75">
                <text:p>375</text:p>
              </table:table-cell>
              <table:table-cell office:value-type="float" office:value="0.065847">
                <text:p>0.065847</text:p>
              </table:table-cell>
              <table:table-cell office:value-type="float" office:value="0.065423">
                <text:p>0.0654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0.285751">
                <text:p>0.285751</text:p>
              </table:table-cell>
              <table:table-cell office:value-type="float" office:value="0.06087">
                <text:p>0.060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9">
                <text:p>399</text:p>
              </table:table-cell>
              <table:table-cell office:value-type="float" office:value="0.032374">
                <text:p>0.032374</text:p>
              </table:table-cell>
              <table:table-cell office:value-type="float" office:value="0.016969">
                <text:p>0.0169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9">
                <text:p>399</text:p>
              </table:table-cell>
              <table:table-cell office:value-type="float" office:value="0.022903">
                <text:p>0.022903</text:p>
              </table:table-cell>
              <table:table-cell office:value-type="float" office:value="0.005775">
                <text:p>0.0057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0.024589">
                <text:p>0.024589</text:p>
              </table:table-cell>
              <table:table-cell office:value-type="float" office:value="0.007293">
                <text:p>0.007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9">
                <text:p>399</text:p>
              </table:table-cell>
              <table:table-cell office:value-type="float" office:value="0.034054">
                <text:p>0.034054</text:p>
              </table:table-cell>
              <table:table-cell office:value-type="float" office:value="0.011732">
                <text:p>0.011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9">
                <text:p>399</text:p>
              </table:table-cell>
              <table:table-cell office:value-type="float" office:value="0.024615">
                <text:p>0.024615</text:p>
              </table:table-cell>
              <table:table-cell office:value-type="float" office:value="0.007506">
                <text:p>0.007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